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3768in" svg:height="7.4665in" svg:x="0.1173in" svg:y="0.563in">
            <draw:object draw:notify-on-update-of-ranges="Sheet1.A1:Sheet1.A1 Sheet1.A2:Sheet1.A401 Sheet1.D1:Sheet1.D1 Sheet1.D2:Sheet1.D401 Sheet1.A1:Sheet1.A1 Sheet1.A2:Sheet1.A401 Sheet1.E1:Sheet1.E1 Sheet1.E2:Sheet1.E401 Sheet1.G1:Sheet1.G1 Sheet1.G2:Sheet1.G401 Sheet1.A2:Sheet1.A4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cons_vg</text:p>
          </table:table-cell>
          <table:table-cell office:value-type="string">
            <text:p>vg</text:p>
          </table:table-cell>
          <table:table-cell office:value-type="string">
            <text:p>cons_vd</text:p>
          </table:table-cell>
          <table:table-cell office:value-type="string">
            <text:p>vd</text:p>
          </table:table-cell>
          <table:table-cell/>
          <table:table-cell office:value-type="string">
            <text:p>deriveeD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5256762">
            <text:p>0.25256762</text:p>
          </table:table-cell>
          <table:table-cell office:value-type="float" office:value="0.3">
            <text:p>0.3</text:p>
          </table:table-cell>
          <table:table-cell office:value-type="float" office:value="0.3074736">
            <text:p>0.3074736</text:p>
          </table:table-cell>
          <table:table-cell/>
          <table:table-cell table:formula="of:=0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3">
            <text:p>0.3</text:p>
          </table:table-cell>
          <table:table-cell office:value-type="float" office:value="0.247077">
            <text:p>0.247077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/>
          <table:table-cell table:formula="of:=([.D3]-[.E3])-([.D2]-[.E2])" office:value-type="float" office:value="0.0018302">
            <text:p>0.001830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3">
            <text:p>0.3</text:p>
          </table:table-cell>
          <table:table-cell office:value-type="float" office:value="0.2543978">
            <text:p>0.2543978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/>
          <table:table-cell table:formula="of:=([.D4]-[.E4])-([.D3]-[.E3])"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3">
            <text:p>0.3</text:p>
          </table:table-cell>
          <table:table-cell office:value-type="float" office:value="0.24524683">
            <text:p>0.24524683</text:p>
          </table:table-cell>
          <table:table-cell office:value-type="float" office:value="0.3">
            <text:p>0.3</text:p>
          </table:table-cell>
          <table:table-cell office:value-type="float" office:value="0.3129642">
            <text:p>0.3129642</text:p>
          </table:table-cell>
          <table:table-cell/>
          <table:table-cell table:formula="of:=([.D5]-[.E5])-([.D4]-[.E4])" office:value-type="float" office:value="-0.00732079999999996">
            <text:p>-0.007320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3">
            <text:p>0.3</text:p>
          </table:table-cell>
          <table:table-cell office:value-type="float" office:value="0.26171863">
            <text:p>0.26171863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/>
          <table:table-cell table:formula="of:=([.D6]-[.E6])-([.D5]-[.E5])" office:value-type="float" office:value="0.00732079999999996">
            <text:p>0.007320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3">
            <text:p>0.3</text:p>
          </table:table-cell>
          <table:table-cell office:value-type="float" office:value="0.24890722">
            <text:p>0.24890722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/>
          <table:table-cell table:formula="of:=([.D7]-[.E7])-([.D6]-[.E6])" office:value-type="float" office:value="0">
            <text:p>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3">
            <text:p>0.3</text:p>
          </table:table-cell>
          <table:table-cell office:value-type="float" office:value="0.24707702">
            <text:p>0.24707702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/>
          <table:table-cell table:formula="of:=([.D8]-[.E8])-([.D7]-[.E7])" office:value-type="float" office:value="-0.00183022999999999">
            <text:p>-0.00183023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3">
            <text:p>0.3</text:p>
          </table:table-cell>
          <table:table-cell office:value-type="float" office:value="0.2781904">
            <text:p>0.2781904</text:p>
          </table:table-cell>
          <table:table-cell office:value-type="float" office:value="0.3">
            <text:p>0.3</text:p>
          </table:table-cell>
          <table:table-cell office:value-type="float" office:value="0.311134">
            <text:p>0.311134</text:p>
          </table:table-cell>
          <table:table-cell/>
          <table:table-cell table:formula="of:=([.D9]-[.E9])-([.D8]-[.E8])" office:value-type="float" office:value="-0.00366036999999997">
            <text:p>-0.0036603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office:value-type="float" office:value="0.3">
            <text:p>0.3</text:p>
          </table:table-cell>
          <table:table-cell office:value-type="float" office:value="0.2964924">
            <text:p>0.2964924</text:p>
          </table:table-cell>
          <table:table-cell/>
          <table:table-cell table:formula="of:=([.D10]-[.E10])-([.D9]-[.E9])" office:value-type="float" office:value="0.0146416">
            <text:p>0.0146416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3">
            <text:p>0.3</text:p>
          </table:table-cell>
          <table:table-cell office:value-type="float" office:value="0.2818508">
            <text:p>0.2818508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/>
          <table:table-cell table:formula="of:=([.D11]-[.E11])-([.D10]-[.E10])" office:value-type="float" office:value="0.00366037999999996">
            <text:p>0.00366038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.3">
            <text:p>0.3</text:p>
          </table:table-cell>
          <table:table-cell office:value-type="float" office:value="0.2818508">
            <text:p>0.2818508</text:p>
          </table:table-cell>
          <table:table-cell office:value-type="float" office:value="0.3">
            <text:p>0.3</text:p>
          </table:table-cell>
          <table:table-cell office:value-type="float" office:value="0.29100183">
            <text:p>0.29100183</text:p>
          </table:table-cell>
          <table:table-cell/>
          <table:table-cell table:formula="of:=([.D12]-[.E12])-([.D11]-[.E11])" office:value-type="float" office:value="0.00183019000000001">
            <text:p>0.00183019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0.3">
            <text:p>0.3</text:p>
          </table:table-cell>
          <table:table-cell office:value-type="float" office:value="0.301983">
            <text:p>0.301983</text:p>
          </table:table-cell>
          <table:table-cell/>
          <table:table-cell table:formula="of:=([.D13]-[.E13])-([.D12]-[.E12])" office:value-type="float" office:value="-0.01098117">
            <text:p>-0.01098117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/>
          <table:table-cell table:formula="of:=([.D14]-[.E14])-([.D13]-[.E13])" office:value-type="float" office:value="0.00366038000000002">
            <text:p>0.00366038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3">
            <text:p>0.3</text:p>
          </table:table-cell>
          <table:table-cell office:value-type="float" office:value="0.311134">
            <text:p>0.311134</text:p>
          </table:table-cell>
          <table:table-cell office:value-type="float" office:value="0.3">
            <text:p>0.3</text:p>
          </table:table-cell>
          <table:table-cell office:value-type="float" office:value="0.2964924">
            <text:p>0.2964924</text:p>
          </table:table-cell>
          <table:table-cell/>
          <table:table-cell table:formula="of:=([.D15]-[.E15])-([.D14]-[.E14])" office:value-type="float" office:value="0.00183021999999999">
            <text:p>0.00183022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3">
            <text:p>0.3</text:p>
          </table:table-cell>
          <table:table-cell office:value-type="float" office:value="0.31662458">
            <text:p>0.31662458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/>
          <table:table-cell table:formula="of:=([.D16]-[.E16])-([.D15]-[.E15])" office:value-type="float" office:value="-0.00732082000000001">
            <text:p>-0.00732082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/>
          <table:table-cell table:formula="of:=([.D17]-[.E17])-([.D16]-[.E16])" office:value-type="float" office:value="-0.00183018000000001">
            <text:p>-0.00183018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/>
          <table:table-cell table:formula="of:=([.D18]-[.E18])-([.D17]-[.E17])" office:value-type="float" office:value="0.00732078000000003">
            <text:p>0.00732078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3">
            <text:p>0.3</text:p>
          </table:table-cell>
          <table:table-cell office:value-type="float" office:value="0.3221152">
            <text:p>0.3221152</text:p>
          </table:table-cell>
          <table:table-cell office:value-type="float" office:value="0.3">
            <text:p>0.3</text:p>
          </table:table-cell>
          <table:table-cell office:value-type="float" office:value="0.2983226">
            <text:p>0.2983226</text:p>
          </table:table-cell>
          <table:table-cell/>
          <table:table-cell table:formula="of:=([.D19]-[.E19])-([.D18]-[.E18])" office:value-type="float" office:value="0.0000000199999999894729">
            <text:p>0.00000002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3">
            <text:p>0.3</text:p>
          </table:table-cell>
          <table:table-cell office:value-type="float" office:value="0.3093038">
            <text:p>0.3093038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/>
          <table:table-cell table:formula="of:=([.D20]-[.E20])-([.D19]-[.E19])" office:value-type="float" office:value="-0.0000000199999999894729">
            <text:p>-0.00000002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3">
            <text:p>0.3</text:p>
          </table:table-cell>
          <table:table-cell office:value-type="float" office:value="0.3184548">
            <text:p>0.3184548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/>
          <table:table-cell table:formula="of:=([.D21]-[.E21])-([.D20]-[.E20])" office:value-type="float" office:value="0.00549059999999996">
            <text:p>0.0054906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0.3">
            <text:p>0.3</text:p>
          </table:table-cell>
          <table:table-cell office:value-type="float" office:value="0.32577562">
            <text:p>0.32577562</text:p>
          </table:table-cell>
          <table:table-cell office:value-type="float" office:value="0.3">
            <text:p>0.3</text:p>
          </table:table-cell>
          <table:table-cell office:value-type="float" office:value="0.30198303">
            <text:p>0.30198303</text:p>
          </table:table-cell>
          <table:table-cell/>
          <table:table-cell table:formula="of:=([.D22]-[.E22])-([.D21]-[.E21])" office:value-type="float" office:value="-0.00915100999999996">
            <text:p>-0.00915101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/>
          <table:table-cell table:formula="of:=([.D23]-[.E23])-([.D22]-[.E22])" office:value-type="float" office:value="0.01098123">
            <text:p>0.01098123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0.3">
            <text:p>0.3</text:p>
          </table:table-cell>
          <table:table-cell office:value-type="float" office:value="0.3129642">
            <text:p>0.3129642</text:p>
          </table:table-cell>
          <table:table-cell office:value-type="float" office:value="0.3">
            <text:p>0.3</text:p>
          </table:table-cell>
          <table:table-cell office:value-type="float" office:value="0.2873414">
            <text:p>0.2873414</text:p>
          </table:table-cell>
          <table:table-cell/>
          <table:table-cell table:formula="of:=([.D24]-[.E24])-([.D23]-[.E23])" office:value-type="float" office:value="0.00366040000000001">
            <text:p>0.0036604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0.3">
            <text:p>0.3</text:p>
          </table:table-cell>
          <table:table-cell office:value-type="float" office:value="0.33309639">
            <text:p>0.33309639</text:p>
          </table:table-cell>
          <table:table-cell office:value-type="float" office:value="0.3">
            <text:p>0.3</text:p>
          </table:table-cell>
          <table:table-cell office:value-type="float" office:value="0.2855112">
            <text:p>0.2855112</text:p>
          </table:table-cell>
          <table:table-cell/>
          <table:table-cell table:formula="of:=([.D25]-[.E25])-([.D24]-[.E24])" office:value-type="float" office:value="0.0018302">
            <text:p>0.0018302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0.3">
            <text:p>0.3</text:p>
          </table:table-cell>
          <table:table-cell office:value-type="float" office:value="0.33309644">
            <text:p>0.33309644</text:p>
          </table:table-cell>
          <table:table-cell office:value-type="float" office:value="0.3">
            <text:p>0.3</text:p>
          </table:table-cell>
          <table:table-cell office:value-type="float" office:value="0.283681">
            <text:p>0.283681</text:p>
          </table:table-cell>
          <table:table-cell/>
          <table:table-cell table:formula="of:=([.D26]-[.E26])-([.D25]-[.E25])" office:value-type="float" office:value="0.0018302">
            <text:p>0.0018302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0.3">
            <text:p>0.3</text:p>
          </table:table-cell>
          <table:table-cell office:value-type="float" office:value="0.3312662">
            <text:p>0.3312662</text:p>
          </table:table-cell>
          <table:table-cell office:value-type="float" office:value="0.3">
            <text:p>0.3</text:p>
          </table:table-cell>
          <table:table-cell office:value-type="float" office:value="0.2891716">
            <text:p>0.2891716</text:p>
          </table:table-cell>
          <table:table-cell/>
          <table:table-cell table:formula="of:=([.D27]-[.E27])-([.D26]-[.E26])" office:value-type="float" office:value="-0.00549060000000001">
            <text:p>-0.0054906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0.3">
            <text:p>0.3</text:p>
          </table:table-cell>
          <table:table-cell office:value-type="float" office:value="0.35322863">
            <text:p>0.35322863</text:p>
          </table:table-cell>
          <table:table-cell office:value-type="float" office:value="0.3">
            <text:p>0.3</text:p>
          </table:table-cell>
          <table:table-cell office:value-type="float" office:value="0.29100183">
            <text:p>0.29100183</text:p>
          </table:table-cell>
          <table:table-cell/>
          <table:table-cell table:formula="of:=([.D28]-[.E28])-([.D27]-[.E27])" office:value-type="float" office:value="-0.00183023000000004">
            <text:p>-0.00183023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0.3">
            <text:p>0.3</text:p>
          </table:table-cell>
          <table:table-cell office:value-type="float" office:value="0.3459078">
            <text:p>0.3459078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/>
          <table:table-cell table:formula="of:=([.D29]-[.E29])-([.D28]-[.E28])" office:value-type="float" office:value="0.0000000300000000397205">
            <text:p>0.00000003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0.3">
            <text:p>0.3</text:p>
          </table:table-cell>
          <table:table-cell office:value-type="float" office:value="0.320285">
            <text:p>0.320285</text:p>
          </table:table-cell>
          <table:table-cell office:value-type="float" office:value="0.3">
            <text:p>0.3</text:p>
          </table:table-cell>
          <table:table-cell office:value-type="float" office:value="0.2946622">
            <text:p>0.2946622</text:p>
          </table:table-cell>
          <table:table-cell/>
          <table:table-cell table:formula="of:=([.D30]-[.E30])-([.D29]-[.E29])" office:value-type="float" office:value="-0.00366040000000001">
            <text:p>-0.0036604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3">
            <text:p>0.3</text:p>
          </table:table-cell>
          <table:table-cell office:value-type="float" office:value="0.3239454">
            <text:p>0.3239454</text:p>
          </table:table-cell>
          <table:table-cell office:value-type="float" office:value="0.3">
            <text:p>0.3</text:p>
          </table:table-cell>
          <table:table-cell office:value-type="float" office:value="0.2818508">
            <text:p>0.2818508</text:p>
          </table:table-cell>
          <table:table-cell/>
          <table:table-cell table:formula="of:=([.D31]-[.E31])-([.D30]-[.E30])" office:value-type="float" office:value="0.0128114">
            <text:p>0.0128114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0.3">
            <text:p>0.3</text:p>
          </table:table-cell>
          <table:table-cell office:value-type="float" office:value="0.3312662">
            <text:p>0.3312662</text:p>
          </table:table-cell>
          <table:table-cell office:value-type="float" office:value="0.3">
            <text:p>0.3</text:p>
          </table:table-cell>
          <table:table-cell office:value-type="float" office:value="0.28551123">
            <text:p>0.28551123</text:p>
          </table:table-cell>
          <table:table-cell/>
          <table:table-cell table:formula="of:=([.D32]-[.E32])-([.D31]-[.E31])" office:value-type="float" office:value="-0.00366042999999999">
            <text:p>-0.00366043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0.3">
            <text:p>0.3</text:p>
          </table:table-cell>
          <table:table-cell office:value-type="float" office:value="0.34407762">
            <text:p>0.34407762</text:p>
          </table:table-cell>
          <table:table-cell office:value-type="float" office:value="0.3">
            <text:p>0.3</text:p>
          </table:table-cell>
          <table:table-cell office:value-type="float" office:value="0.2818508">
            <text:p>0.2818508</text:p>
          </table:table-cell>
          <table:table-cell/>
          <table:table-cell table:formula="of:=([.D33]-[.E33])-([.D32]-[.E32])" office:value-type="float" office:value="0.00366042999999999">
            <text:p>0.00366043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0.3">
            <text:p>0.3</text:p>
          </table:table-cell>
          <table:table-cell office:value-type="float" office:value="0.32943603">
            <text:p>0.32943603</text:p>
          </table:table-cell>
          <table:table-cell office:value-type="float" office:value="0.3">
            <text:p>0.3</text:p>
          </table:table-cell>
          <table:table-cell office:value-type="float" office:value="0.2818508">
            <text:p>0.2818508</text:p>
          </table:table-cell>
          <table:table-cell/>
          <table:table-cell table:formula="of:=([.D34]-[.E34])-([.D33]-[.E33])" office:value-type="float" office:value="0">
            <text:p>0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0.3">
            <text:p>0.3</text:p>
          </table:table-cell>
          <table:table-cell office:value-type="float" office:value="0.33126622">
            <text:p>0.33126622</text:p>
          </table:table-cell>
          <table:table-cell office:value-type="float" office:value="0.3">
            <text:p>0.3</text:p>
          </table:table-cell>
          <table:table-cell office:value-type="float" office:value="0.283681">
            <text:p>0.283681</text:p>
          </table:table-cell>
          <table:table-cell/>
          <table:table-cell table:formula="of:=([.D35]-[.E35])-([.D34]-[.E34])" office:value-type="float" office:value="-0.00183019999999995">
            <text:p>-0.0018302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0.3">
            <text:p>0.3</text:p>
          </table:table-cell>
          <table:table-cell office:value-type="float" office:value="0.3312662">
            <text:p>0.3312662</text:p>
          </table:table-cell>
          <table:table-cell office:value-type="float" office:value="0.3">
            <text:p>0.3</text:p>
          </table:table-cell>
          <table:table-cell office:value-type="float" office:value="0.283681">
            <text:p>0.283681</text:p>
          </table:table-cell>
          <table:table-cell/>
          <table:table-cell table:formula="of:=([.D36]-[.E36])-([.D35]-[.E35])" office:value-type="float" office:value="0">
            <text:p>0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0.3">
            <text:p>0.3</text:p>
          </table:table-cell>
          <table:table-cell office:value-type="float" office:value="0.32028502">
            <text:p>0.32028502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/>
          <table:table-cell table:formula="of:=([.D37]-[.E37])-([.D36]-[.E36])" office:value-type="float" office:value="-0.00732080000000002">
            <text:p>-0.0073208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0.3">
            <text:p>0.3</text:p>
          </table:table-cell>
          <table:table-cell office:value-type="float" office:value="0.3257756">
            <text:p>0.3257756</text:p>
          </table:table-cell>
          <table:table-cell office:value-type="float" office:value="0.3">
            <text:p>0.3</text:p>
          </table:table-cell>
          <table:table-cell office:value-type="float" office:value="0.29466218">
            <text:p>0.29466218</text:p>
          </table:table-cell>
          <table:table-cell/>
          <table:table-cell table:formula="of:=([.D38]-[.E38])-([.D37]-[.E37])" office:value-type="float" office:value="-0.00366038000000002">
            <text:p>-0.00366038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0.3">
            <text:p>0.3</text:p>
          </table:table-cell>
          <table:table-cell office:value-type="float" office:value="0.33858702">
            <text:p>0.33858702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/>
          <table:table-cell table:formula="of:=([.D39]-[.E39])-([.D38]-[.E38])" office:value-type="float" office:value="0.00183015999999997">
            <text:p>0.00183016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0.3">
            <text:p>0.3</text:p>
          </table:table-cell>
          <table:table-cell office:value-type="float" office:value="0.32577562">
            <text:p>0.32577562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/>
          <table:table-cell table:formula="of:=([.D40]-[.E40])-([.D39]-[.E39])" office:value-type="float" office:value="-0.00366041">
            <text:p>-0.00366041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3">
            <text:p>0.3</text:p>
          </table:table-cell>
          <table:table-cell office:value-type="float" office:value="0.3166246">
            <text:p>0.3166246</text:p>
          </table:table-cell>
          <table:table-cell office:value-type="float" office:value="0.3">
            <text:p>0.3</text:p>
          </table:table-cell>
          <table:table-cell office:value-type="float" office:value="0.2891716">
            <text:p>0.2891716</text:p>
          </table:table-cell>
          <table:table-cell/>
          <table:table-cell table:formula="of:=([.D41]-[.E41])-([.D40]-[.E40])" office:value-type="float" office:value="0.00732083000000006">
            <text:p>0.00732083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0.3">
            <text:p>0.3</text:p>
          </table:table-cell>
          <table:table-cell office:value-type="float" office:value="0.3239454">
            <text:p>0.3239454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/>
          <table:table-cell table:formula="of:=([.D42]-[.E42])-([.D41]-[.E41])" office:value-type="float" office:value="-0.00366042000000005">
            <text:p>-0.00366042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0.3">
            <text:p>0.3</text:p>
          </table:table-cell>
          <table:table-cell office:value-type="float" office:value="0.31845483">
            <text:p>0.31845483</text:p>
          </table:table-cell>
          <table:table-cell office:value-type="float" office:value="0.3">
            <text:p>0.3</text:p>
          </table:table-cell>
          <table:table-cell office:value-type="float" office:value="0.29466218">
            <text:p>0.29466218</text:p>
          </table:table-cell>
          <table:table-cell/>
          <table:table-cell table:formula="of:=([.D43]-[.E43])-([.D42]-[.E42])" office:value-type="float" office:value="-0.00183015999999997">
            <text:p>-0.00183016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/>
          <table:table-cell table:formula="of:=([.D44]-[.E44])-([.D43]-[.E43])" office:value-type="float" office:value="0.00366038000000002">
            <text:p>0.00366038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0.3">
            <text:p>0.3</text:p>
          </table:table-cell>
          <table:table-cell office:value-type="float" office:value="0.3330964">
            <text:p>0.3330964</text:p>
          </table:table-cell>
          <table:table-cell office:value-type="float" office:value="0.3">
            <text:p>0.3</text:p>
          </table:table-cell>
          <table:table-cell office:value-type="float" office:value="0.2983226">
            <text:p>0.2983226</text:p>
          </table:table-cell>
          <table:table-cell/>
          <table:table-cell table:formula="of:=([.D45]-[.E45])-([.D44]-[.E44])" office:value-type="float" office:value="-0.00732080000000002">
            <text:p>-0.0073208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0.3">
            <text:p>0.3</text:p>
          </table:table-cell>
          <table:table-cell office:value-type="float" office:value="0.31845483">
            <text:p>0.31845483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/>
          <table:table-cell table:formula="of:=([.D46]-[.E46])-([.D45]-[.E45])" office:value-type="float" office:value="-0.0000000199999999894729">
            <text:p>-0.00000002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0.3">
            <text:p>0.3</text:p>
          </table:table-cell>
          <table:table-cell office:value-type="float" office:value="0.2983226">
            <text:p>0.2983226</text:p>
          </table:table-cell>
          <table:table-cell/>
          <table:table-cell table:formula="of:=([.D47]-[.E47])-([.D46]-[.E46])" office:value-type="float" office:value="0.0000000199999999894729">
            <text:p>0.00000002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0.3">
            <text:p>0.3</text:p>
          </table:table-cell>
          <table:table-cell office:value-type="float" office:value="0.31479442">
            <text:p>0.31479442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/>
          <table:table-cell table:formula="of:=([.D48]-[.E48])-([.D47]-[.E47])" office:value-type="float" office:value="-0.01098122">
            <text:p>-0.01098122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0.3">
            <text:p>0.3</text:p>
          </table:table-cell>
          <table:table-cell office:value-type="float" office:value="0.301983">
            <text:p>0.301983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/>
          <table:table-cell table:formula="of:=([.D49]-[.E49])-([.D48]-[.E48])" office:value-type="float" office:value="0.00915102000000001">
            <text:p>0.00915102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0.3">
            <text:p>0.3</text:p>
          </table:table-cell>
          <table:table-cell office:value-type="float" office:value="0.2983226">
            <text:p>0.2983226</text:p>
          </table:table-cell>
          <table:table-cell office:value-type="float" office:value="0.3">
            <text:p>0.3</text:p>
          </table:table-cell>
          <table:table-cell office:value-type="float" office:value="0.30015284">
            <text:p>0.30015284</text:p>
          </table:table-cell>
          <table:table-cell/>
          <table:table-cell table:formula="of:=([.D50]-[.E50])-([.D49]-[.E49])" office:value-type="float" office:value="-0.0000000400000000344569">
            <text:p>-0.00000004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3">
            <text:p>0.3</text:p>
          </table:table-cell>
          <table:table-cell office:value-type="float" office:value="0.3166246">
            <text:p>0.3166246</text:p>
          </table:table-cell>
          <table:table-cell office:value-type="float" office:value="0.3">
            <text:p>0.3</text:p>
          </table:table-cell>
          <table:table-cell office:value-type="float" office:value="0.2946622">
            <text:p>0.2946622</text:p>
          </table:table-cell>
          <table:table-cell/>
          <table:table-cell table:formula="of:=([.D51]-[.E51])-([.D50]-[.E50])" office:value-type="float" office:value="0.00549064000000005">
            <text:p>0.00549064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/>
          <table:table-cell table:formula="of:=([.D52]-[.E52])-([.D51]-[.E51])" office:value-type="float" office:value="-0.00366042">
            <text:p>-0.00366042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/>
          <table:table-cell table:formula="of:=([.D53]-[.E53])-([.D52]-[.E52])" office:value-type="float" office:value="-0.00183018000000001">
            <text:p>-0.00183018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/>
          <table:table-cell table:formula="of:=([.D54]-[.E54])-([.D53]-[.E53])" office:value-type="float" office:value="-0.00366042">
            <text:p>-0.00366042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0.4">
            <text:p>0.4</text:p>
          </table:table-cell>
          <table:table-cell office:value-type="float" office:value="0.28551123">
            <text:p>0.28551123</text:p>
          </table:table-cell>
          <table:table-cell office:value-type="float" office:value="0.4">
            <text:p>0.4</text:p>
          </table:table-cell>
          <table:table-cell office:value-type="float" office:value="0.3056434">
            <text:p>0.3056434</text:p>
          </table:table-cell>
          <table:table-cell/>
          <table:table-cell table:formula="of:=([.D55]-[.E55])-([.D54]-[.E54])" office:value-type="float" office:value="0.09816982">
            <text:p>0.09816982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0.4">
            <text:p>0.4</text:p>
          </table:table-cell>
          <table:table-cell office:value-type="float" office:value="0.27453002">
            <text:p>0.27453002</text:p>
          </table:table-cell>
          <table:table-cell office:value-type="float" office:value="0.4">
            <text:p>0.4</text:p>
          </table:table-cell>
          <table:table-cell office:value-type="float" office:value="0.31662458">
            <text:p>0.31662458</text:p>
          </table:table-cell>
          <table:table-cell/>
          <table:table-cell table:formula="of:=([.D56]-[.E56])-([.D55]-[.E55])" office:value-type="float" office:value="-0.01098118">
            <text:p>-0.01098118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0.4">
            <text:p>0.4</text:p>
          </table:table-cell>
          <table:table-cell office:value-type="float" office:value="0.3093038">
            <text:p>0.3093038</text:p>
          </table:table-cell>
          <table:table-cell office:value-type="float" office:value="0.4">
            <text:p>0.4</text:p>
          </table:table-cell>
          <table:table-cell office:value-type="float" office:value="0.32577562">
            <text:p>0.32577562</text:p>
          </table:table-cell>
          <table:table-cell/>
          <table:table-cell table:formula="of:=([.D57]-[.E57])-([.D56]-[.E56])" office:value-type="float" office:value="-0.00915104">
            <text:p>-0.00915104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office:value-type="float" office:value="0.4">
            <text:p>0.4</text:p>
          </table:table-cell>
          <table:table-cell office:value-type="float" office:value="0.33858702">
            <text:p>0.33858702</text:p>
          </table:table-cell>
          <table:table-cell/>
          <table:table-cell table:formula="of:=([.D58]-[.E58])-([.D57]-[.E57])" office:value-type="float" office:value="-0.0128114">
            <text:p>-0.0128114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0.4">
            <text:p>0.4</text:p>
          </table:table-cell>
          <table:table-cell office:value-type="float" office:value="0.3038132">
            <text:p>0.3038132</text:p>
          </table:table-cell>
          <table:table-cell office:value-type="float" office:value="0.4">
            <text:p>0.4</text:p>
          </table:table-cell>
          <table:table-cell office:value-type="float" office:value="0.3513984">
            <text:p>0.3513984</text:p>
          </table:table-cell>
          <table:table-cell/>
          <table:table-cell table:formula="of:=([.D59]-[.E59])-([.D58]-[.E58])" office:value-type="float" office:value="-0.01281138">
            <text:p>-0.01281138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0.4">
            <text:p>0.4</text:p>
          </table:table-cell>
          <table:table-cell office:value-type="float" office:value="0.30381322">
            <text:p>0.30381322</text:p>
          </table:table-cell>
          <table:table-cell office:value-type="float" office:value="0.4">
            <text:p>0.4</text:p>
          </table:table-cell>
          <table:table-cell office:value-type="float" office:value="0.3513984">
            <text:p>0.3513984</text:p>
          </table:table-cell>
          <table:table-cell/>
          <table:table-cell table:formula="of:=([.D60]-[.E60])-([.D59]-[.E59])" office:value-type="float" office:value="0">
            <text:p>0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4">
            <text:p>0.4</text:p>
          </table:table-cell>
          <table:table-cell office:value-type="float" office:value="0.30381322">
            <text:p>0.30381322</text:p>
          </table:table-cell>
          <table:table-cell office:value-type="float" office:value="0.4">
            <text:p>0.4</text:p>
          </table:table-cell>
          <table:table-cell office:value-type="float" office:value="0.34407762">
            <text:p>0.34407762</text:p>
          </table:table-cell>
          <table:table-cell/>
          <table:table-cell table:formula="of:=([.D61]-[.E61])-([.D60]-[.E60])" office:value-type="float" office:value="0.00732077999999997">
            <text:p>0.00732078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0.4">
            <text:p>0.4</text:p>
          </table:table-cell>
          <table:table-cell office:value-type="float" office:value="0.311134">
            <text:p>0.311134</text:p>
          </table:table-cell>
          <table:table-cell office:value-type="float" office:value="0.4">
            <text:p>0.4</text:p>
          </table:table-cell>
          <table:table-cell office:value-type="float" office:value="0.34773803">
            <text:p>0.34773803</text:p>
          </table:table-cell>
          <table:table-cell/>
          <table:table-cell table:formula="of:=([.D62]-[.E62])-([.D61]-[.E61])" office:value-type="float" office:value="-0.00366041">
            <text:p>-0.00366041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0.4">
            <text:p>0.4</text:p>
          </table:table-cell>
          <table:table-cell office:value-type="float" office:value="0.32943603">
            <text:p>0.32943603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  <table:table-cell/>
          <table:table-cell table:formula="of:=([.D63]-[.E63])-([.D62]-[.E62])" office:value-type="float" office:value="-0.01281139">
            <text:p>-0.01281139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0.4">
            <text:p>0.4</text:p>
          </table:table-cell>
          <table:table-cell office:value-type="float" office:value="0.3074736">
            <text:p>0.3074736</text:p>
          </table:table-cell>
          <table:table-cell office:value-type="float" office:value="0.4">
            <text:p>0.4</text:p>
          </table:table-cell>
          <table:table-cell office:value-type="float" office:value="0.3788514">
            <text:p>0.3788514</text:p>
          </table:table-cell>
          <table:table-cell/>
          <table:table-cell table:formula="of:=([.D64]-[.E64])-([.D63]-[.E63])" office:value-type="float" office:value="-0.01830198">
            <text:p>-0.01830198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0.4">
            <text:p>0.4</text:p>
          </table:table-cell>
          <table:table-cell office:value-type="float" office:value="0.301983">
            <text:p>0.301983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/>
          <table:table-cell table:formula="of:=([.D65]-[.E65])-([.D64]-[.E64])" office:value-type="float" office:value="-0.00366042">
            <text:p>-0.00366042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0.4">
            <text:p>0.4</text:p>
          </table:table-cell>
          <table:table-cell office:value-type="float" office:value="0.30747363">
            <text:p>0.30747363</text:p>
          </table:table-cell>
          <table:table-cell office:value-type="float" office:value="0.4">
            <text:p>0.4</text:p>
          </table:table-cell>
          <table:table-cell office:value-type="float" office:value="0.3788514">
            <text:p>0.3788514</text:p>
          </table:table-cell>
          <table:table-cell/>
          <table:table-cell table:formula="of:=([.D66]-[.E66])-([.D65]-[.E65])" office:value-type="float" office:value="0.00366042">
            <text:p>0.00366042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0.4">
            <text:p>0.4</text:p>
          </table:table-cell>
          <table:table-cell office:value-type="float" office:value="0.29649243">
            <text:p>0.29649243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/>
          <table:table-cell table:formula="of:=([.D67]-[.E67])-([.D66]-[.E66])" office:value-type="float" office:value="0.0201322">
            <text:p>0.0201322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0.4">
            <text:p>0.4</text:p>
          </table:table-cell>
          <table:table-cell office:value-type="float" office:value="0.30381322">
            <text:p>0.30381322</text:p>
          </table:table-cell>
          <table:table-cell office:value-type="float" office:value="0.4">
            <text:p>0.4</text:p>
          </table:table-cell>
          <table:table-cell office:value-type="float" office:value="0.3825118">
            <text:p>0.3825118</text:p>
          </table:table-cell>
          <table:table-cell/>
          <table:table-cell table:formula="of:=([.D68]-[.E68])-([.D67]-[.E67])" office:value-type="float" office:value="-0.0237926">
            <text:p>-0.0237926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0.4">
            <text:p>0.4</text:p>
          </table:table-cell>
          <table:table-cell office:value-type="float" office:value="0.30930382">
            <text:p>0.30930382</text:p>
          </table:table-cell>
          <table:table-cell office:value-type="float" office:value="0.4">
            <text:p>0.4</text:p>
          </table:table-cell>
          <table:table-cell office:value-type="float" office:value="0.39532322">
            <text:p>0.39532322</text:p>
          </table:table-cell>
          <table:table-cell/>
          <table:table-cell table:formula="of:=([.D69]-[.E69])-([.D68]-[.E68])" office:value-type="float" office:value="-0.0128114200000001">
            <text:p>-0.01281142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0.4">
            <text:p>0.4</text:p>
          </table:table-cell>
          <table:table-cell office:value-type="float" office:value="0.2873414">
            <text:p>0.2873414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/>
          <table:table-cell table:formula="of:=([.D70]-[.E70])-([.D69]-[.E69])" office:value-type="float" office:value="0.00915098000000003">
            <text:p>0.00915098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4">
            <text:p>0.4</text:p>
          </table:table-cell>
          <table:table-cell office:value-type="float" office:value="0.2983226">
            <text:p>0.2983226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/>
          <table:table-cell table:formula="of:=([.D71]-[.E71])-([.D70]-[.E70])" office:value-type="float" office:value="-0.00366038000000002">
            <text:p>-0.00366038</text:p>
          </table:table-cell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0.4">
            <text:p>0.4</text:p>
          </table:table-cell>
          <table:table-cell office:value-type="float" office:value="0.2891716">
            <text:p>0.2891716</text:p>
          </table:table-cell>
          <table:table-cell office:value-type="float" office:value="0.4">
            <text:p>0.4</text:p>
          </table:table-cell>
          <table:table-cell office:value-type="float" office:value="0.3825118">
            <text:p>0.3825118</text:p>
          </table:table-cell>
          <table:table-cell/>
          <table:table-cell table:formula="of:=([.D72]-[.E72])-([.D71]-[.E71])" office:value-type="float" office:value="0.00732082000000006">
            <text:p>0.00732082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0.4">
            <text:p>0.4</text:p>
          </table:table-cell>
          <table:table-cell office:value-type="float" office:value="0.2946622">
            <text:p>0.2946622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/>
          <table:table-cell table:formula="of:=([.D73]-[.E73])-([.D72]-[.E72])" office:value-type="float" office:value="-0.0109812300000001">
            <text:p>-0.01098123</text:p>
          </table:table-cell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office:value-type="float" office:value="0.4">
            <text:p>0.4</text:p>
          </table:table-cell>
          <table:table-cell office:value-type="float" office:value="0.39898366">
            <text:p>0.39898366</text:p>
          </table:table-cell>
          <table:table-cell/>
          <table:table-cell table:formula="of:=([.D74]-[.E74])-([.D73]-[.E73])" office:value-type="float" office:value="-0.00549063">
            <text:p>-0.00549063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0.4">
            <text:p>0.4</text:p>
          </table:table-cell>
          <table:table-cell office:value-type="float" office:value="0.3001528">
            <text:p>0.3001528</text:p>
          </table:table-cell>
          <table:table-cell office:value-type="float" office:value="0.4">
            <text:p>0.4</text:p>
          </table:table-cell>
          <table:table-cell office:value-type="float" office:value="0.39715338">
            <text:p>0.39715338</text:p>
          </table:table-cell>
          <table:table-cell/>
          <table:table-cell table:formula="of:=([.D75]-[.E75])-([.D74]-[.E74])" office:value-type="float" office:value="0.00183028000000002">
            <text:p>0.00183028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0.4">
            <text:p>0.4</text:p>
          </table:table-cell>
          <table:table-cell office:value-type="float" office:value="0.31479442">
            <text:p>0.31479442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/>
          <table:table-cell table:formula="of:=([.D76]-[.E76])-([.D75]-[.E75])" office:value-type="float" office:value="-0.00366043999999999">
            <text:p>-0.00366044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0.4">
            <text:p>0.4</text:p>
          </table:table-cell>
          <table:table-cell office:value-type="float" office:value="0.32028502">
            <text:p>0.32028502</text:p>
          </table:table-cell>
          <table:table-cell office:value-type="float" office:value="0.4">
            <text:p>0.4</text:p>
          </table:table-cell>
          <table:table-cell office:value-type="float" office:value="0.3916628">
            <text:p>0.3916628</text:p>
          </table:table-cell>
          <table:table-cell/>
          <table:table-cell table:formula="of:=([.D77]-[.E77])-([.D76]-[.E76])" office:value-type="float" office:value="0.00915102000000001">
            <text:p>0.00915102</text:p>
          </table:table-cell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0.4">
            <text:p>0.4</text:p>
          </table:table-cell>
          <table:table-cell office:value-type="float" office:value="0.29283202">
            <text:p>0.29283202</text:p>
          </table:table-cell>
          <table:table-cell office:value-type="float" office:value="0.4">
            <text:p>0.4</text:p>
          </table:table-cell>
          <table:table-cell office:value-type="float" office:value="0.39166284">
            <text:p>0.39166284</text:p>
          </table:table-cell>
          <table:table-cell/>
          <table:table-cell table:formula="of:=([.D78]-[.E78])-([.D77]-[.E77])" office:value-type="float" office:value="-0.0000000400000000344569">
            <text:p>-0.00000004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/>
          <table:table-cell table:formula="of:=([.D79]-[.E79])-([.D78]-[.E78])" office:value-type="float" office:value="0.00549060000000001">
            <text:p>0.0054906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0.4">
            <text:p>0.4</text:p>
          </table:table-cell>
          <table:table-cell office:value-type="float" office:value="0.3074736">
            <text:p>0.3074736</text:p>
          </table:table-cell>
          <table:table-cell office:value-type="float" office:value="0.4">
            <text:p>0.4</text:p>
          </table:table-cell>
          <table:table-cell office:value-type="float" office:value="0.3953232">
            <text:p>0.3953232</text:p>
          </table:table-cell>
          <table:table-cell/>
          <table:table-cell table:formula="of:=([.D80]-[.E80])-([.D79]-[.E79])" office:value-type="float" office:value="-0.00915095999999999">
            <text:p>-0.00915096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office:value-type="float" office:value="0.4">
            <text:p>0.4</text:p>
          </table:table-cell>
          <table:table-cell office:value-type="float" office:value="0.4044742">
            <text:p>0.4044742</text:p>
          </table:table-cell>
          <table:table-cell/>
          <table:table-cell table:formula="of:=([.D81]-[.E81])-([.D80]-[.E80])" office:value-type="float" office:value="-0.00915100000000002">
            <text:p>-0.009151</text:p>
          </table:table-cell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0.4">
            <text:p>0.4</text:p>
          </table:table-cell>
          <table:table-cell office:value-type="float" office:value="0.33309639">
            <text:p>0.33309639</text:p>
          </table:table-cell>
          <table:table-cell office:value-type="float" office:value="0.4">
            <text:p>0.4</text:p>
          </table:table-cell>
          <table:table-cell office:value-type="float" office:value="0.4081346">
            <text:p>0.4081346</text:p>
          </table:table-cell>
          <table:table-cell/>
          <table:table-cell table:formula="of:=([.D82]-[.E82])-([.D81]-[.E81])" office:value-type="float" office:value="-0.00366039999999995">
            <text:p>-0.0036604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0.4">
            <text:p>0.4</text:p>
          </table:table-cell>
          <table:table-cell office:value-type="float" office:value="0.33675683">
            <text:p>0.33675683</text:p>
          </table:table-cell>
          <table:table-cell office:value-type="float" office:value="0.4">
            <text:p>0.4</text:p>
          </table:table-cell>
          <table:table-cell office:value-type="float" office:value="0.40996483">
            <text:p>0.40996483</text:p>
          </table:table-cell>
          <table:table-cell/>
          <table:table-cell table:formula="of:=([.D83]-[.E83])-([.D82]-[.E82])" office:value-type="float" office:value="-0.00183023000000004">
            <text:p>-0.00183023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office:value-type="float" office:value="0.4">
            <text:p>0.4</text:p>
          </table:table-cell>
          <table:table-cell office:value-type="float" office:value="0.4099648">
            <text:p>0.4099648</text:p>
          </table:table-cell>
          <table:table-cell/>
          <table:table-cell table:formula="of:=([.D84]-[.E84])-([.D83]-[.E83])" office:value-type="float" office:value="0.0000000300000000397205">
            <text:p>0.00000003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0.4">
            <text:p>0.4</text:p>
          </table:table-cell>
          <table:table-cell office:value-type="float" office:value="0.32028502">
            <text:p>0.32028502</text:p>
          </table:table-cell>
          <table:table-cell office:value-type="float" office:value="0.4">
            <text:p>0.4</text:p>
          </table:table-cell>
          <table:table-cell office:value-type="float" office:value="0.402644">
            <text:p>0.402644</text:p>
          </table:table-cell>
          <table:table-cell/>
          <table:table-cell table:formula="of:=([.D85]-[.E85])-([.D84]-[.E84])" office:value-type="float" office:value="0.00732079999999996">
            <text:p>0.0073208</text:p>
          </table:table-cell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0.4">
            <text:p>0.4</text:p>
          </table:table-cell>
          <table:table-cell office:value-type="float" office:value="0.3422474">
            <text:p>0.3422474</text:p>
          </table:table-cell>
          <table:table-cell office:value-type="float" office:value="0.4">
            <text:p>0.4</text:p>
          </table:table-cell>
          <table:table-cell office:value-type="float" office:value="0.40264398">
            <text:p>0.40264398</text:p>
          </table:table-cell>
          <table:table-cell/>
          <table:table-cell table:formula="of:=([.D86]-[.E86])-([.D85]-[.E85])" office:value-type="float" office:value="0.0000000199999999894729">
            <text:p>0.00000002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0.4">
            <text:p>0.4</text:p>
          </table:table-cell>
          <table:table-cell office:value-type="float" office:value="0.3532286">
            <text:p>0.3532286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/>
          <table:table-cell table:formula="of:=([.D87]-[.E87])-([.D86]-[.E86])" office:value-type="float" office:value="0.00183016000000003">
            <text:p>0.00183016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0.4">
            <text:p>0.4</text:p>
          </table:table-cell>
          <table:table-cell office:value-type="float" office:value="0.35322863">
            <text:p>0.35322863</text:p>
          </table:table-cell>
          <table:table-cell office:value-type="float" office:value="0.4">
            <text:p>0.4</text:p>
          </table:table-cell>
          <table:table-cell office:value-type="float" office:value="0.4044742">
            <text:p>0.4044742</text:p>
          </table:table-cell>
          <table:table-cell/>
          <table:table-cell table:formula="of:=([.D88]-[.E88])-([.D87]-[.E87])" office:value-type="float" office:value="-0.00366038000000002">
            <text:p>-0.00366038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0.4">
            <text:p>0.4</text:p>
          </table:table-cell>
          <table:table-cell office:value-type="float" office:value="0.34407765">
            <text:p>0.34407765</text:p>
          </table:table-cell>
          <table:table-cell office:value-type="float" office:value="0.4">
            <text:p>0.4</text:p>
          </table:table-cell>
          <table:table-cell office:value-type="float" office:value="0.4099648">
            <text:p>0.4099648</text:p>
          </table:table-cell>
          <table:table-cell/>
          <table:table-cell table:formula="of:=([.D89]-[.E89])-([.D88]-[.E88])" office:value-type="float" office:value="-0.00549059999999996">
            <text:p>-0.0054906</text:p>
          </table:table-cell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0.4">
            <text:p>0.4</text:p>
          </table:table-cell>
          <table:table-cell office:value-type="float" office:value="0.34407762">
            <text:p>0.34407762</text:p>
          </table:table-cell>
          <table:table-cell office:value-type="float" office:value="0.4">
            <text:p>0.4</text:p>
          </table:table-cell>
          <table:table-cell office:value-type="float" office:value="0.41545543">
            <text:p>0.41545543</text:p>
          </table:table-cell>
          <table:table-cell/>
          <table:table-cell table:formula="of:=([.D90]-[.E90])-([.D89]-[.E89])" office:value-type="float" office:value="-0.00549063000000005">
            <text:p>-0.00549063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0.4">
            <text:p>0.4</text:p>
          </table:table-cell>
          <table:table-cell office:value-type="float" office:value="0.35322863">
            <text:p>0.35322863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/>
          <table:table-cell table:formula="of:=([.D91]-[.E91])-([.D90]-[.E90])" office:value-type="float" office:value="0.0164718">
            <text:p>0.0164718</text:p>
          </table:table-cell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office:value-type="float" office:value="0.4">
            <text:p>0.4</text:p>
          </table:table-cell>
          <table:table-cell office:value-type="float" office:value="0.3971534">
            <text:p>0.3971534</text:p>
          </table:table-cell>
          <table:table-cell/>
          <table:table-cell table:formula="of:=([.D92]-[.E92])-([.D91]-[.E91])" office:value-type="float" office:value="0.00183023000000004">
            <text:p>0.00183023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0.4">
            <text:p>0.4</text:p>
          </table:table-cell>
          <table:table-cell office:value-type="float" office:value="0.37519103">
            <text:p>0.37519103</text:p>
          </table:table-cell>
          <table:table-cell office:value-type="float" office:value="0.4">
            <text:p>0.4</text:p>
          </table:table-cell>
          <table:table-cell office:value-type="float" office:value="0.402644">
            <text:p>0.402644</text:p>
          </table:table-cell>
          <table:table-cell/>
          <table:table-cell table:formula="of:=([.D93]-[.E93])-([.D92]-[.E92])" office:value-type="float" office:value="-0.00549060000000001">
            <text:p>-0.0054906</text:p>
          </table:table-cell>
        </table:table-row>
        <table:table-row table:style-name="ro2">
          <table:table-cell office:value-type="float" office:value="930">
            <text:p>93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office:value-type="float" office:value="0.4">
            <text:p>0.4</text:p>
          </table:table-cell>
          <table:table-cell office:value-type="float" office:value="0.39898366">
            <text:p>0.39898366</text:p>
          </table:table-cell>
          <table:table-cell/>
          <table:table-cell table:formula="of:=([.D94]-[.E94])-([.D93]-[.E93])" office:value-type="float" office:value="0.00366033999999998">
            <text:p>0.00366034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  <table:table-cell office:value-type="float" office:value="0.4">
            <text:p>0.4</text:p>
          </table:table-cell>
          <table:table-cell office:value-type="float" office:value="0.39898366">
            <text:p>0.39898366</text:p>
          </table:table-cell>
          <table:table-cell/>
          <table:table-cell table:formula="of:=([.D95]-[.E95])-([.D94]-[.E94])" office:value-type="float" office:value="0">
            <text:p>0</text:p>
          </table:table-cell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office:value-type="float" office:value="0.4">
            <text:p>0.4</text:p>
          </table:table-cell>
          <table:table-cell office:value-type="float" office:value="0.40447417">
            <text:p>0.40447417</text:p>
          </table:table-cell>
          <table:table-cell/>
          <table:table-cell table:formula="of:=([.D96]-[.E96])-([.D95]-[.E95])" office:value-type="float" office:value="-0.00549051">
            <text:p>-0.00549051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0.4">
            <text:p>0.4</text:p>
          </table:table-cell>
          <table:table-cell office:value-type="float" office:value="0.3623796">
            <text:p>0.3623796</text:p>
          </table:table-cell>
          <table:table-cell office:value-type="float" office:value="0.4">
            <text:p>0.4</text:p>
          </table:table-cell>
          <table:table-cell office:value-type="float" office:value="0.3971534">
            <text:p>0.3971534</text:p>
          </table:table-cell>
          <table:table-cell/>
          <table:table-cell table:formula="of:=([.D97]-[.E97])-([.D96]-[.E96])" office:value-type="float" office:value="0.00732077000000003">
            <text:p>0.00732077</text:p>
          </table:table-cell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0.4">
            <text:p>0.4</text:p>
          </table:table-cell>
          <table:table-cell office:value-type="float" office:value="0.37702122">
            <text:p>0.37702122</text:p>
          </table:table-cell>
          <table:table-cell office:value-type="float" office:value="0.4">
            <text:p>0.4</text:p>
          </table:table-cell>
          <table:table-cell office:value-type="float" office:value="0.39715338">
            <text:p>0.39715338</text:p>
          </table:table-cell>
          <table:table-cell/>
          <table:table-cell table:formula="of:=([.D98]-[.E98])-([.D97]-[.E97])" office:value-type="float" office:value="0.0000000199999999894729">
            <text:p>0.00000002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4">
            <text:p>0.4</text:p>
          </table:table-cell>
          <table:table-cell office:value-type="float" office:value="0.37519097">
            <text:p>0.37519097</text:p>
          </table:table-cell>
          <table:table-cell/>
          <table:table-cell table:formula="of:=([.D99]-[.E99])-([.D98]-[.E98])" office:value-type="float" office:value="0.02196241">
            <text:p>0.02196241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4">
            <text:p>0.4</text:p>
          </table:table-cell>
          <table:table-cell office:value-type="float" office:value="0.37519103">
            <text:p>0.37519103</text:p>
          </table:table-cell>
          <table:table-cell/>
          <table:table-cell table:formula="of:=([.D100]-[.E100])-([.D99]-[.E99])" office:value-type="float" office:value="-0.0000000599999999684187">
            <text:p>-0.00000006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/>
          <table:table-cell table:formula="of:=([.D101]-[.E101])-([.D100]-[.E100])" office:value-type="float" office:value="-0.00732079000000002">
            <text:p>-0.00732079</text:p>
          </table:table-cell>
        </table:table-row>
        <table:table-row table:style-name="ro2">
          <table:table-cell office:value-type="float" office:value="1010">
            <text:p>101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/>
          <table:table-cell table:formula="of:=([.D102]-[.E102])-([.D101]-[.E101])" office:value-type="float" office:value="-0.00549061000000001">
            <text:p>-0.00549061</text:p>
          </table:table-cell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/>
          <table:table-cell table:formula="of:=([.D103]-[.E103])-([.D102]-[.E102])" office:value-type="float" office:value="0.00366043000000005">
            <text:p>0.00366043</text:p>
          </table:table-cell>
        </table:table-row>
        <table:table-row table:style-name="ro2">
          <table:table-cell office:value-type="float" office:value="1030">
            <text:p>103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/>
          <table:table-cell table:formula="of:=([.D104]-[.E104])-([.D103]-[.E103])" office:value-type="float" office:value="-0.00366043000000005">
            <text:p>-0.00366043</text:p>
          </table:table-cell>
        </table:table-row>
        <table:table-row table:style-name="ro2">
          <table:table-cell office:value-type="float" office:value="1040">
            <text:p>1040</text:p>
          </table:table-cell>
          <table:table-cell office:value-type="float" office:value="0.4">
            <text:p>0.4</text:p>
          </table:table-cell>
          <table:table-cell office:value-type="float" office:value="0.3770212">
            <text:p>0.3770212</text:p>
          </table:table-cell>
          <table:table-cell office:value-type="float" office:value="0.4">
            <text:p>0.4</text:p>
          </table:table-cell>
          <table:table-cell office:value-type="float" office:value="0.3880024">
            <text:p>0.3880024</text:p>
          </table:table-cell>
          <table:table-cell/>
          <table:table-cell table:formula="of:=([.D105]-[.E105])-([.D104]-[.E104])" office:value-type="float" office:value="0.0000000300000000397205">
            <text:p>0.00000003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/>
          <table:table-cell table:formula="of:=([.D106]-[.E106])-([.D105]-[.E105])" office:value-type="float" office:value="0.00366040000000001">
            <text:p>0.0036604</text:p>
          </table:table-cell>
        </table:table-row>
        <table:table-row table:style-name="ro2">
          <table:table-cell office:value-type="float" office:value="1060">
            <text:p>106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/>
          <table:table-cell table:formula="of:=([.D107]-[.E107])-([.D106]-[.E106])" office:value-type="float" office:value="-0.00549062000000006">
            <text:p>-0.00549062</text:p>
          </table:table-cell>
        </table:table-row>
        <table:table-row table:style-name="ro2">
          <table:table-cell office:value-type="float" office:value="1070">
            <text:p>107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0.4">
            <text:p>0.4</text:p>
          </table:table-cell>
          <table:table-cell office:value-type="float" office:value="0.3971534">
            <text:p>0.3971534</text:p>
          </table:table-cell>
          <table:table-cell/>
          <table:table-cell table:formula="of:=([.D108]-[.E108])-([.D107]-[.E107])" office:value-type="float" office:value="-0.00732077999999997">
            <text:p>-0.00732078</text:p>
          </table:table-cell>
        </table:table-row>
        <table:table-row table:style-name="ro2">
          <table:table-cell office:value-type="float" office:value="1080">
            <text:p>108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4">
            <text:p>0.4</text:p>
          </table:table-cell>
          <table:table-cell office:value-type="float" office:value="0.39166284">
            <text:p>0.39166284</text:p>
          </table:table-cell>
          <table:table-cell/>
          <table:table-cell table:formula="of:=([.D109]-[.E109])-([.D108]-[.E108])" office:value-type="float" office:value="0.00549055999999998">
            <text:p>0.00549056</text:p>
          </table:table-cell>
        </table:table-row>
        <table:table-row table:style-name="ro2">
          <table:table-cell office:value-type="float" office:value="1090">
            <text:p>109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0.4">
            <text:p>0.4</text:p>
          </table:table-cell>
          <table:table-cell office:value-type="float" office:value="0.38434198">
            <text:p>0.38434198</text:p>
          </table:table-cell>
          <table:table-cell/>
          <table:table-cell table:formula="of:=([.D110]-[.E110])-([.D109]-[.E109])" office:value-type="float" office:value="0.00732085999999998">
            <text:p>0.00732086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4">
            <text:p>0.4</text:p>
          </table:table-cell>
          <table:table-cell office:value-type="float" office:value="0.3880024">
            <text:p>0.3880024</text:p>
          </table:table-cell>
          <table:table-cell/>
          <table:table-cell table:formula="of:=([.D111]-[.E111])-([.D110]-[.E110])" office:value-type="float" office:value="-0.00366041999999994">
            <text:p>-0.00366042</text:p>
          </table:table-cell>
        </table:table-row>
        <table:table-row table:style-name="ro2">
          <table:table-cell office:value-type="float" office:value="1110">
            <text:p>1110</text:p>
          </table:table-cell>
          <table:table-cell office:value-type="float" office:value="0.4">
            <text:p>0.4</text:p>
          </table:table-cell>
          <table:table-cell office:value-type="float" office:value="0.39166284">
            <text:p>0.39166284</text:p>
          </table:table-cell>
          <table:table-cell office:value-type="float" office:value="0.4">
            <text:p>0.4</text:p>
          </table:table-cell>
          <table:table-cell office:value-type="float" office:value="0.39349306">
            <text:p>0.39349306</text:p>
          </table:table-cell>
          <table:table-cell/>
          <table:table-cell table:formula="of:=([.D112]-[.E112])-([.D111]-[.E111])" office:value-type="float" office:value="-0.00549066000000004">
            <text:p>-0.00549066</text:p>
          </table:table-cell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0.4">
            <text:p>0.4</text:p>
          </table:table-cell>
          <table:table-cell office:value-type="float" office:value="0.3880024">
            <text:p>0.3880024</text:p>
          </table:table-cell>
          <table:table-cell office:value-type="float" office:value="0.4">
            <text:p>0.4</text:p>
          </table:table-cell>
          <table:table-cell office:value-type="float" office:value="0.40081385">
            <text:p>0.40081385</text:p>
          </table:table-cell>
          <table:table-cell/>
          <table:table-cell table:formula="of:=([.D113]-[.E113])-([.D112]-[.E112])" office:value-type="float" office:value="-0.00732079000000002">
            <text:p>-0.00732079</text:p>
          </table:table-cell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/>
          <table:table-cell table:formula="of:=([.D114]-[.E114])-([.D113]-[.E113])" office:value-type="float" office:value="0.00183021999999999">
            <text:p>0.00183022</text:p>
          </table:table-cell>
        </table:table-row>
        <table:table-row table:style-name="ro2">
          <table:table-cell office:value-type="float" office:value="1140">
            <text:p>1140</text:p>
          </table:table-cell>
          <table:table-cell office:value-type="float" office:value="0.4">
            <text:p>0.4</text:p>
          </table:table-cell>
          <table:table-cell office:value-type="float" office:value="0.3971534">
            <text:p>0.3971534</text:p>
          </table:table-cell>
          <table:table-cell office:value-type="float" office:value="0.4">
            <text:p>0.4</text:p>
          </table:table-cell>
          <table:table-cell office:value-type="float" office:value="0.39532322">
            <text:p>0.39532322</text:p>
          </table:table-cell>
          <table:table-cell/>
          <table:table-cell table:formula="of:=([.D115]-[.E115])-([.D114]-[.E114])" office:value-type="float" office:value="0.00366041">
            <text:p>0.00366041</text:p>
          </table:table-cell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0.4">
            <text:p>0.4</text:p>
          </table:table-cell>
          <table:table-cell office:value-type="float" office:value="0.40264404">
            <text:p>0.40264404</text:p>
          </table:table-cell>
          <table:table-cell office:value-type="float" office:value="0.4">
            <text:p>0.4</text:p>
          </table:table-cell>
          <table:table-cell office:value-type="float" office:value="0.393493">
            <text:p>0.393493</text:p>
          </table:table-cell>
          <table:table-cell/>
          <table:table-cell table:formula="of:=([.D116]-[.E116])-([.D115]-[.E115])" office:value-type="float" office:value="0.00183022000000005">
            <text:p>0.00183022</text:p>
          </table:table-cell>
        </table:table-row>
        <table:table-row table:style-name="ro2">
          <table:table-cell office:value-type="float" office:value="1160">
            <text:p>1160</text:p>
          </table:table-cell>
          <table:table-cell office:value-type="float" office:value="0.4">
            <text:p>0.4</text:p>
          </table:table-cell>
          <table:table-cell office:value-type="float" office:value="0.411795">
            <text:p>0.411795</text:p>
          </table:table-cell>
          <table:table-cell office:value-type="float" office:value="0.4">
            <text:p>0.4</text:p>
          </table:table-cell>
          <table:table-cell office:value-type="float" office:value="0.39166284">
            <text:p>0.39166284</text:p>
          </table:table-cell>
          <table:table-cell/>
          <table:table-cell table:formula="of:=([.D117]-[.E117])-([.D116]-[.E116])" office:value-type="float" office:value="0.00183015999999997">
            <text:p>0.00183016</text:p>
          </table:table-cell>
        </table:table-row>
        <table:table-row table:style-name="ro2">
          <table:table-cell office:value-type="float" office:value="1170">
            <text:p>1170</text:p>
          </table:table-cell>
          <table:table-cell office:value-type="float" office:value="0.4">
            <text:p>0.4</text:p>
          </table:table-cell>
          <table:table-cell office:value-type="float" office:value="0.40813464">
            <text:p>0.40813464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/>
          <table:table-cell table:formula="of:=([.D118]-[.E118])-([.D117]-[.E117])" office:value-type="float" office:value="-0.00183019000000001">
            <text:p>-0.00183019</text:p>
          </table:table-cell>
        </table:table-row>
        <table:table-row table:style-name="ro2">
          <table:table-cell office:value-type="float" office:value="1180">
            <text:p>118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/>
          <table:table-cell table:formula="of:=([.D119]-[.E119])-([.D118]-[.E118])" office:value-type="float" office:value="0">
            <text:p>0</text:p>
          </table:table-cell>
        </table:table-row>
        <table:table-row table:style-name="ro2">
          <table:table-cell office:value-type="float" office:value="1190">
            <text:p>1190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 office:value-type="float" office:value="0.4">
            <text:p>0.4</text:p>
          </table:table-cell>
          <table:table-cell office:value-type="float" office:value="0.40447423">
            <text:p>0.40447423</text:p>
          </table:table-cell>
          <table:table-cell/>
          <table:table-cell table:formula="of:=([.D120]-[.E120])-([.D119]-[.E119])" office:value-type="float" office:value="-0.0109812">
            <text:p>-0.0109812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 office:value-type="float" office:value="0.4">
            <text:p>0.4</text:p>
          </table:table-cell>
          <table:table-cell office:value-type="float" office:value="0.40630445">
            <text:p>0.40630445</text:p>
          </table:table-cell>
          <table:table-cell/>
          <table:table-cell table:formula="of:=([.D121]-[.E121])-([.D120]-[.E120])" office:value-type="float" office:value="-0.00183021999999999">
            <text:p>-0.00183022</text:p>
          </table:table-cell>
        </table:table-row>
        <table:table-row table:style-name="ro2">
          <table:table-cell office:value-type="float" office:value="1210">
            <text:p>1210</text:p>
          </table:table-cell>
          <table:table-cell office:value-type="float" office:value="0.4">
            <text:p>0.4</text:p>
          </table:table-cell>
          <table:table-cell office:value-type="float" office:value="0.4099648">
            <text:p>0.4099648</text:p>
          </table:table-cell>
          <table:table-cell office:value-type="float" office:value="0.4">
            <text:p>0.4</text:p>
          </table:table-cell>
          <table:table-cell office:value-type="float" office:value="0.40630445">
            <text:p>0.40630445</text:p>
          </table:table-cell>
          <table:table-cell/>
          <table:table-cell table:formula="of:=([.D122]-[.E122])-([.D121]-[.E121])" office:value-type="float" office:value="0">
            <text:p>0</text:p>
          </table:table-cell>
        </table:table-row>
        <table:table-row table:style-name="ro2">
          <table:table-cell office:value-type="float" office:value="1220">
            <text:p>1220</text:p>
          </table:table-cell>
          <table:table-cell office:value-type="float" office:value="0.4">
            <text:p>0.4</text:p>
          </table:table-cell>
          <table:table-cell office:value-type="float" office:value="0.39898366">
            <text:p>0.39898366</text:p>
          </table:table-cell>
          <table:table-cell office:value-type="float" office:value="0.4">
            <text:p>0.4</text:p>
          </table:table-cell>
          <table:table-cell office:value-type="float" office:value="0.40630442">
            <text:p>0.40630442</text:p>
          </table:table-cell>
          <table:table-cell/>
          <table:table-cell table:formula="of:=([.D123]-[.E123])-([.D122]-[.E122])" office:value-type="float" office:value="0.0000000299999999842093">
            <text:p>0.00000003</text:p>
          </table:table-cell>
        </table:table-row>
        <table:table-row table:style-name="ro2">
          <table:table-cell office:value-type="float" office:value="1230">
            <text:p>1230</text:p>
          </table:table-cell>
          <table:table-cell office:value-type="float" office:value="0.4">
            <text:p>0.4</text:p>
          </table:table-cell>
          <table:table-cell office:value-type="float" office:value="0.37336078">
            <text:p>0.37336078</text:p>
          </table:table-cell>
          <table:table-cell office:value-type="float" office:value="0.4">
            <text:p>0.4</text:p>
          </table:table-cell>
          <table:table-cell office:value-type="float" office:value="0.40630445">
            <text:p>0.40630445</text:p>
          </table:table-cell>
          <table:table-cell/>
          <table:table-cell table:formula="of:=([.D124]-[.E124])-([.D123]-[.E123])" office:value-type="float" office:value="-0.0000000299999999842093">
            <text:p>-0.00000003</text:p>
          </table:table-cell>
        </table:table-row>
        <table:table-row table:style-name="ro2">
          <table:table-cell office:value-type="float" office:value="1240">
            <text:p>1240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  <table:table-cell office:value-type="float" office:value="0.4">
            <text:p>0.4</text:p>
          </table:table-cell>
          <table:table-cell office:value-type="float" office:value="0.40447423">
            <text:p>0.40447423</text:p>
          </table:table-cell>
          <table:table-cell/>
          <table:table-cell table:formula="of:=([.D125]-[.E125])-([.D124]-[.E124])" office:value-type="float" office:value="0.00183021999999999">
            <text:p>0.00183022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0.4">
            <text:p>0.4</text:p>
          </table:table-cell>
          <table:table-cell office:value-type="float" office:value="0.3788514">
            <text:p>0.3788514</text:p>
          </table:table-cell>
          <table:table-cell office:value-type="float" office:value="0.4">
            <text:p>0.4</text:p>
          </table:table-cell>
          <table:table-cell office:value-type="float" office:value="0.4044742">
            <text:p>0.4044742</text:p>
          </table:table-cell>
          <table:table-cell/>
          <table:table-cell table:formula="of:=([.D126]-[.E126])-([.D125]-[.E125])" office:value-type="float" office:value="0.0000000299999999842093">
            <text:p>0.00000003</text:p>
          </table:table-cell>
        </table:table-row>
        <table:table-row table:style-name="ro2">
          <table:table-cell office:value-type="float" office:value="1260">
            <text:p>1260</text:p>
          </table:table-cell>
          <table:table-cell office:value-type="float" office:value="0.4">
            <text:p>0.4</text:p>
          </table:table-cell>
          <table:table-cell office:value-type="float" office:value="0.3788514">
            <text:p>0.3788514</text:p>
          </table:table-cell>
          <table:table-cell office:value-type="float" office:value="0.4">
            <text:p>0.4</text:p>
          </table:table-cell>
          <table:table-cell office:value-type="float" office:value="0.4136252">
            <text:p>0.4136252</text:p>
          </table:table-cell>
          <table:table-cell/>
          <table:table-cell table:formula="of:=([.D127]-[.E127])-([.D126]-[.E126])" office:value-type="float" office:value="-0.00915099999999996">
            <text:p>-0.009151</text:p>
          </table:table-cell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0.4">
            <text:p>0.4</text:p>
          </table:table-cell>
          <table:table-cell office:value-type="float" office:value="0.41179502">
            <text:p>0.41179502</text:p>
          </table:table-cell>
          <table:table-cell/>
          <table:table-cell table:formula="of:=([.D128]-[.E128])-([.D127]-[.E127])" office:value-type="float" office:value="0.00183017999999996">
            <text:p>0.00183018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0.4">
            <text:p>0.4</text:p>
          </table:table-cell>
          <table:table-cell office:value-type="float" office:value="0.33675683">
            <text:p>0.33675683</text:p>
          </table:table-cell>
          <table:table-cell office:value-type="float" office:value="0.4">
            <text:p>0.4</text:p>
          </table:table-cell>
          <table:table-cell office:value-type="float" office:value="0.40630442">
            <text:p>0.40630442</text:p>
          </table:table-cell>
          <table:table-cell/>
          <table:table-cell table:formula="of:=([.D129]-[.E129])-([.D128]-[.E128])" office:value-type="float" office:value="0.00549060000000001">
            <text:p>0.0054906</text:p>
          </table:table-cell>
        </table:table-row>
        <table:table-row table:style-name="ro2">
          <table:table-cell office:value-type="float" office:value="1290">
            <text:p>1290</text:p>
          </table:table-cell>
          <table:table-cell office:value-type="float" office:value="0.4">
            <text:p>0.4</text:p>
          </table:table-cell>
          <table:table-cell office:value-type="float" office:value="0.3513984">
            <text:p>0.3513984</text:p>
          </table:table-cell>
          <table:table-cell office:value-type="float" office:value="0.4">
            <text:p>0.4</text:p>
          </table:table-cell>
          <table:table-cell office:value-type="float" office:value="0.39532322">
            <text:p>0.39532322</text:p>
          </table:table-cell>
          <table:table-cell/>
          <table:table-cell table:formula="of:=([.D130]-[.E130])-([.D129]-[.E129])" office:value-type="float" office:value="0.0109812">
            <text:p>0.0109812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/>
          <table:table-cell table:formula="of:=([.D131]-[.E131])-([.D130]-[.E130])" office:value-type="float" office:value="0.00183019000000001">
            <text:p>0.00183019</text:p>
          </table:table-cell>
        </table:table-row>
        <table:table-row table:style-name="ro2">
          <table:table-cell office:value-type="float" office:value="1310">
            <text:p>131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office:value-type="float" office:value="0.4">
            <text:p>0.4</text:p>
          </table:table-cell>
          <table:table-cell office:value-type="float" office:value="0.39715338">
            <text:p>0.39715338</text:p>
          </table:table-cell>
          <table:table-cell/>
          <table:table-cell table:formula="of:=([.D132]-[.E132])-([.D131]-[.E131])" office:value-type="float" office:value="-0.00366034999999998">
            <text:p>-0.00366035</text:p>
          </table:table-cell>
        </table:table-row>
        <table:table-row table:style-name="ro2">
          <table:table-cell office:value-type="float" office:value="1320">
            <text:p>1320</text:p>
          </table:table-cell>
          <table:table-cell office:value-type="float" office:value="0.4">
            <text:p>0.4</text:p>
          </table:table-cell>
          <table:table-cell office:value-type="float" office:value="0.33675683">
            <text:p>0.33675683</text:p>
          </table:table-cell>
          <table:table-cell office:value-type="float" office:value="0.4">
            <text:p>0.4</text:p>
          </table:table-cell>
          <table:table-cell office:value-type="float" office:value="0.402644">
            <text:p>0.402644</text:p>
          </table:table-cell>
          <table:table-cell/>
          <table:table-cell table:formula="of:=([.D133]-[.E133])-([.D132]-[.E132])" office:value-type="float" office:value="-0.00549062">
            <text:p>-0.00549062</text:p>
          </table:table-cell>
        </table:table-row>
        <table:table-row table:style-name="ro2">
          <table:table-cell office:value-type="float" office:value="1330">
            <text:p>1330</text:p>
          </table:table-cell>
          <table:table-cell office:value-type="float" office:value="0.4">
            <text:p>0.4</text:p>
          </table:table-cell>
          <table:table-cell office:value-type="float" office:value="0.32211524">
            <text:p>0.32211524</text:p>
          </table:table-cell>
          <table:table-cell office:value-type="float" office:value="0.4">
            <text:p>0.4</text:p>
          </table:table-cell>
          <table:table-cell office:value-type="float" office:value="0.4191158">
            <text:p>0.4191158</text:p>
          </table:table-cell>
          <table:table-cell/>
          <table:table-cell table:formula="of:=([.D134]-[.E134])-([.D133]-[.E133])" office:value-type="float" office:value="-0.0164718">
            <text:p>-0.0164718</text:p>
          </table:table-cell>
        </table:table-row>
        <table:table-row table:style-name="ro2">
          <table:table-cell office:value-type="float" office:value="1340">
            <text:p>1340</text:p>
          </table:table-cell>
          <table:table-cell office:value-type="float" office:value="0.4">
            <text:p>0.4</text:p>
          </table:table-cell>
          <table:table-cell office:value-type="float" office:value="0.32577562">
            <text:p>0.32577562</text:p>
          </table:table-cell>
          <table:table-cell office:value-type="float" office:value="0.4">
            <text:p>0.4</text:p>
          </table:table-cell>
          <table:table-cell office:value-type="float" office:value="0.41728562">
            <text:p>0.41728562</text:p>
          </table:table-cell>
          <table:table-cell/>
          <table:table-cell table:formula="of:=([.D135]-[.E135])-([.D134]-[.E134])" office:value-type="float" office:value="0.00183017999999996">
            <text:p>0.00183018</text:p>
          </table:table-cell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0.4">
            <text:p>0.4</text:p>
          </table:table-cell>
          <table:table-cell office:value-type="float" office:value="0.30930382">
            <text:p>0.30930382</text:p>
          </table:table-cell>
          <table:table-cell office:value-type="float" office:value="0.4">
            <text:p>0.4</text:p>
          </table:table-cell>
          <table:table-cell office:value-type="float" office:value="0.41728562">
            <text:p>0.41728562</text:p>
          </table:table-cell>
          <table:table-cell/>
          <table:table-cell table:formula="of:=([.D136]-[.E136])-([.D135]-[.E135])" office:value-type="float" office:value="0">
            <text:p>0</text:p>
          </table:table-cell>
        </table:table-row>
        <table:table-row table:style-name="ro2">
          <table:table-cell office:value-type="float" office:value="1360">
            <text:p>1360</text:p>
          </table:table-cell>
          <table:table-cell office:value-type="float" office:value="0.4">
            <text:p>0.4</text:p>
          </table:table-cell>
          <table:table-cell office:value-type="float" office:value="0.31479442">
            <text:p>0.31479442</text:p>
          </table:table-cell>
          <table:table-cell office:value-type="float" office:value="0.4">
            <text:p>0.4</text:p>
          </table:table-cell>
          <table:table-cell office:value-type="float" office:value="0.39715338">
            <text:p>0.39715338</text:p>
          </table:table-cell>
          <table:table-cell/>
          <table:table-cell table:formula="of:=([.D137]-[.E137])-([.D136]-[.E136])" office:value-type="float" office:value="0.02013224">
            <text:p>0.02013224</text:p>
          </table:table-cell>
        </table:table-row>
        <table:table-row table:style-name="ro2">
          <table:table-cell office:value-type="float" office:value="1370">
            <text:p>1370</text:p>
          </table:table-cell>
          <table:table-cell office:value-type="float" office:value="0.4">
            <text:p>0.4</text:p>
          </table:table-cell>
          <table:table-cell office:value-type="float" office:value="0.3184548">
            <text:p>0.3184548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/>
          <table:table-cell table:formula="of:=([.D138]-[.E138])-([.D137]-[.E137])" office:value-type="float" office:value="-0.00366043999999999">
            <text:p>-0.00366044</text:p>
          </table:table-cell>
        </table:table-row>
        <table:table-row table:style-name="ro2">
          <table:table-cell office:value-type="float" office:value="1380">
            <text:p>1380</text:p>
          </table:table-cell>
          <table:table-cell office:value-type="float" office:value="0.4">
            <text:p>0.4</text:p>
          </table:table-cell>
          <table:table-cell office:value-type="float" office:value="0.3074736">
            <text:p>0.3074736</text:p>
          </table:table-cell>
          <table:table-cell office:value-type="float" office:value="0.4">
            <text:p>0.4</text:p>
          </table:table-cell>
          <table:table-cell office:value-type="float" office:value="0.4099648">
            <text:p>0.4099648</text:p>
          </table:table-cell>
          <table:table-cell/>
          <table:table-cell table:formula="of:=([.D139]-[.E139])-([.D138]-[.E138])" office:value-type="float" office:value="-0.00915097999999998">
            <text:p>-0.00915098</text:p>
          </table:table-cell>
        </table:table-row>
        <table:table-row table:style-name="ro2">
          <table:table-cell office:value-type="float" office:value="1390">
            <text:p>1390</text:p>
          </table:table-cell>
          <table:table-cell office:value-type="float" office:value="0.4">
            <text:p>0.4</text:p>
          </table:table-cell>
          <table:table-cell office:value-type="float" office:value="0.3001528">
            <text:p>0.3001528</text:p>
          </table:table-cell>
          <table:table-cell office:value-type="float" office:value="0.4">
            <text:p>0.4</text:p>
          </table:table-cell>
          <table:table-cell office:value-type="float" office:value="0.40630442">
            <text:p>0.40630442</text:p>
          </table:table-cell>
          <table:table-cell/>
          <table:table-cell table:formula="of:=([.D140]-[.E140])-([.D139]-[.E139])" office:value-type="float" office:value="0.00366037999999996">
            <text:p>0.00366038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0.4">
            <text:p>0.4</text:p>
          </table:table-cell>
          <table:table-cell office:value-type="float" office:value="0.3056434">
            <text:p>0.3056434</text:p>
          </table:table-cell>
          <table:table-cell office:value-type="float" office:value="0.4">
            <text:p>0.4</text:p>
          </table:table-cell>
          <table:table-cell office:value-type="float" office:value="0.4172856">
            <text:p>0.4172856</text:p>
          </table:table-cell>
          <table:table-cell/>
          <table:table-cell table:formula="of:=([.D141]-[.E141])-([.D140]-[.E140])" office:value-type="float" office:value="-0.01098118">
            <text:p>-0.01098118</text:p>
          </table:table-cell>
        </table:table-row>
        <table:table-row table:style-name="ro2">
          <table:table-cell office:value-type="float" office:value="1410">
            <text:p>1410</text:p>
          </table:table-cell>
          <table:table-cell office:value-type="float" office:value="0.4">
            <text:p>0.4</text:p>
          </table:table-cell>
          <table:table-cell office:value-type="float" office:value="0.28551123">
            <text:p>0.28551123</text:p>
          </table:table-cell>
          <table:table-cell office:value-type="float" office:value="0.4">
            <text:p>0.4</text:p>
          </table:table-cell>
          <table:table-cell office:value-type="float" office:value="0.42094603">
            <text:p>0.42094603</text:p>
          </table:table-cell>
          <table:table-cell/>
          <table:table-cell table:formula="of:=([.D142]-[.E142])-([.D141]-[.E141])" office:value-type="float" office:value="-0.00366043000000005">
            <text:p>-0.00366043</text:p>
          </table:table-cell>
        </table:table-row>
        <table:table-row table:style-name="ro2">
          <table:table-cell office:value-type="float" office:value="1420">
            <text:p>1420</text:p>
          </table:table-cell>
          <table:table-cell office:value-type="float" office:value="0.4">
            <text:p>0.4</text:p>
          </table:table-cell>
          <table:table-cell office:value-type="float" office:value="0.2800206">
            <text:p>0.2800206</text:p>
          </table:table-cell>
          <table:table-cell office:value-type="float" office:value="0.4">
            <text:p>0.4</text:p>
          </table:table-cell>
          <table:table-cell office:value-type="float" office:value="0.4154554">
            <text:p>0.4154554</text:p>
          </table:table-cell>
          <table:table-cell/>
          <table:table-cell table:formula="of:=([.D143]-[.E143])-([.D142]-[.E142])" office:value-type="float" office:value="0.00549063000000005">
            <text:p>0.00549063</text:p>
          </table:table-cell>
        </table:table-row>
        <table:table-row table:style-name="ro2">
          <table:table-cell office:value-type="float" office:value="1430">
            <text:p>143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office:value-type="float" office:value="0.4">
            <text:p>0.4</text:p>
          </table:table-cell>
          <table:table-cell office:value-type="float" office:value="0.4081346">
            <text:p>0.4081346</text:p>
          </table:table-cell>
          <table:table-cell/>
          <table:table-cell table:formula="of:=([.D144]-[.E144])-([.D143]-[.E143])" office:value-type="float" office:value="0.00732080000000002">
            <text:p>0.0073208</text:p>
          </table:table-cell>
        </table:table-row>
        <table:table-row table:style-name="ro2">
          <table:table-cell office:value-type="float" office:value="1440">
            <text:p>1440</text:p>
          </table:table-cell>
          <table:table-cell office:value-type="float" office:value="0.4">
            <text:p>0.4</text:p>
          </table:table-cell>
          <table:table-cell office:value-type="float" office:value="0.3001528">
            <text:p>0.3001528</text:p>
          </table:table-cell>
          <table:table-cell office:value-type="float" office:value="0.4">
            <text:p>0.4</text:p>
          </table:table-cell>
          <table:table-cell office:value-type="float" office:value="0.40996483">
            <text:p>0.40996483</text:p>
          </table:table-cell>
          <table:table-cell/>
          <table:table-cell table:formula="of:=([.D145]-[.E145])-([.D144]-[.E144])" office:value-type="float" office:value="-0.00183023000000004">
            <text:p>-0.00183023</text:p>
          </table:table-cell>
        </table:table-row>
        <table:table-row table:style-name="ro2">
          <table:table-cell office:value-type="float" office:value="1450">
            <text:p>1450</text:p>
          </table:table-cell>
          <table:table-cell office:value-type="float" office:value="0.4">
            <text:p>0.4</text:p>
          </table:table-cell>
          <table:table-cell office:value-type="float" office:value="0.301983">
            <text:p>0.301983</text:p>
          </table:table-cell>
          <table:table-cell office:value-type="float" office:value="0.4">
            <text:p>0.4</text:p>
          </table:table-cell>
          <table:table-cell office:value-type="float" office:value="0.41545543">
            <text:p>0.41545543</text:p>
          </table:table-cell>
          <table:table-cell/>
          <table:table-cell table:formula="of:=([.D146]-[.E146])-([.D145]-[.E145])" office:value-type="float" office:value="-0.00549060000000001">
            <text:p>-0.0054906</text:p>
          </table:table-cell>
        </table:table-row>
        <table:table-row table:style-name="ro2">
          <table:table-cell office:value-type="float" office:value="1460">
            <text:p>1460</text:p>
          </table:table-cell>
          <table:table-cell office:value-type="float" office:value="0.4">
            <text:p>0.4</text:p>
          </table:table-cell>
          <table:table-cell office:value-type="float" office:value="0.3056434">
            <text:p>0.3056434</text:p>
          </table:table-cell>
          <table:table-cell office:value-type="float" office:value="0.4">
            <text:p>0.4</text:p>
          </table:table-cell>
          <table:table-cell office:value-type="float" office:value="0.40996483">
            <text:p>0.40996483</text:p>
          </table:table-cell>
          <table:table-cell/>
          <table:table-cell table:formula="of:=([.D147]-[.E147])-([.D146]-[.E146])" office:value-type="float" office:value="0.00549060000000001">
            <text:p>0.0054906</text:p>
          </table:table-cell>
        </table:table-row>
        <table:table-row table:style-name="ro2">
          <table:table-cell office:value-type="float" office:value="1470">
            <text:p>1470</text:p>
          </table:table-cell>
          <table:table-cell office:value-type="float" office:value="0.4">
            <text:p>0.4</text:p>
          </table:table-cell>
          <table:table-cell office:value-type="float" office:value="0.30930382">
            <text:p>0.30930382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/>
          <table:table-cell table:formula="of:=([.D148]-[.E148])-([.D147]-[.E147])" office:value-type="float" office:value="0.0109812">
            <text:p>0.0109812</text:p>
          </table:table-cell>
        </table:table-row>
        <table:table-row table:style-name="ro2">
          <table:table-cell office:value-type="float" office:value="1480">
            <text:p>1480</text:p>
          </table:table-cell>
          <table:table-cell office:value-type="float" office:value="0.4">
            <text:p>0.4</text:p>
          </table:table-cell>
          <table:table-cell office:value-type="float" office:value="0.32577562">
            <text:p>0.32577562</text:p>
          </table:table-cell>
          <table:table-cell office:value-type="float" office:value="0.4">
            <text:p>0.4</text:p>
          </table:table-cell>
          <table:table-cell office:value-type="float" office:value="0.3989836">
            <text:p>0.3989836</text:p>
          </table:table-cell>
          <table:table-cell/>
          <table:table-cell table:formula="of:=([.D149]-[.E149])-([.D148]-[.E148])" office:value-type="float" office:value="0.0000000300000000397205">
            <text:p>0.00000003</text:p>
          </table:table-cell>
        </table:table-row>
        <table:table-row table:style-name="ro2">
          <table:table-cell office:value-type="float" office:value="1490">
            <text:p>1490</text:p>
          </table:table-cell>
          <table:table-cell office:value-type="float" office:value="0.4">
            <text:p>0.4</text:p>
          </table:table-cell>
          <table:table-cell office:value-type="float" office:value="0.34407762">
            <text:p>0.34407762</text:p>
          </table:table-cell>
          <table:table-cell office:value-type="float" office:value="0.4">
            <text:p>0.4</text:p>
          </table:table-cell>
          <table:table-cell office:value-type="float" office:value="0.40630442">
            <text:p>0.40630442</text:p>
          </table:table-cell>
          <table:table-cell/>
          <table:table-cell table:formula="of:=([.D150]-[.E150])-([.D149]-[.E149])" office:value-type="float" office:value="-0.00732082000000001">
            <text:p>-0.00732082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0.4">
            <text:p>0.4</text:p>
          </table:table-cell>
          <table:table-cell office:value-type="float" office:value="0.3221152">
            <text:p>0.3221152</text:p>
          </table:table-cell>
          <table:table-cell office:value-type="float" office:value="0.4">
            <text:p>0.4</text:p>
          </table:table-cell>
          <table:table-cell office:value-type="float" office:value="0.402644">
            <text:p>0.402644</text:p>
          </table:table-cell>
          <table:table-cell/>
          <table:table-cell table:formula="of:=([.D151]-[.E151])-([.D150]-[.E150])" office:value-type="float" office:value="0.00366042">
            <text:p>0.00366042</text:p>
          </table:table-cell>
        </table:table-row>
        <table:table-row table:style-name="ro2">
          <table:table-cell office:value-type="float" office:value="1510">
            <text:p>1510</text:p>
          </table:table-cell>
          <table:table-cell office:value-type="float" office:value="0.4">
            <text:p>0.4</text:p>
          </table:table-cell>
          <table:table-cell office:value-type="float" office:value="0.3330964">
            <text:p>0.3330964</text:p>
          </table:table-cell>
          <table:table-cell office:value-type="float" office:value="0.4">
            <text:p>0.4</text:p>
          </table:table-cell>
          <table:table-cell office:value-type="float" office:value="0.393493">
            <text:p>0.393493</text:p>
          </table:table-cell>
          <table:table-cell/>
          <table:table-cell table:formula="of:=([.D152]-[.E152])-([.D151]-[.E151])" office:value-type="float" office:value="0.00915100000000002">
            <text:p>0.009151</text:p>
          </table:table-cell>
        </table:table-row>
        <table:table-row table:style-name="ro2">
          <table:table-cell office:value-type="float" office:value="1520">
            <text:p>1520</text:p>
          </table:table-cell>
          <table:table-cell office:value-type="float" office:value="0.4">
            <text:p>0.4</text:p>
          </table:table-cell>
          <table:table-cell office:value-type="float" office:value="0.35688898">
            <text:p>0.35688898</text:p>
          </table:table-cell>
          <table:table-cell office:value-type="float" office:value="0.4">
            <text:p>0.4</text:p>
          </table:table-cell>
          <table:table-cell office:value-type="float" office:value="0.3971534">
            <text:p>0.3971534</text:p>
          </table:table-cell>
          <table:table-cell/>
          <table:table-cell table:formula="of:=([.D153]-[.E153])-([.D152]-[.E152])" office:value-type="float" office:value="-0.00366040000000001">
            <text:p>-0.0036604</text:p>
          </table:table-cell>
        </table:table-row>
        <table:table-row table:style-name="ro2">
          <table:table-cell office:value-type="float" office:value="1530">
            <text:p>1530</text:p>
          </table:table-cell>
          <table:table-cell office:value-type="float" office:value="0.4">
            <text:p>0.4</text:p>
          </table:table-cell>
          <table:table-cell office:value-type="float" office:value="0.3404172">
            <text:p>0.3404172</text:p>
          </table:table-cell>
          <table:table-cell office:value-type="float" office:value="0.4">
            <text:p>0.4</text:p>
          </table:table-cell>
          <table:table-cell office:value-type="float" office:value="0.39166287">
            <text:p>0.39166287</text:p>
          </table:table-cell>
          <table:table-cell/>
          <table:table-cell table:formula="of:=([.D154]-[.E154])-([.D153]-[.E153])" office:value-type="float" office:value="0.00549052999999999">
            <text:p>0.00549053</text:p>
          </table:table-cell>
        </table:table-row>
        <table:table-row table:style-name="ro2">
          <table:table-cell office:value-type="float" office:value="1540">
            <text:p>1540</text:p>
          </table:table-cell>
          <table:table-cell office:value-type="float" office:value="0.4">
            <text:p>0.4</text:p>
          </table:table-cell>
          <table:table-cell office:value-type="float" office:value="0.3532286">
            <text:p>0.3532286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/>
          <table:table-cell table:formula="of:=([.D155]-[.E155])-([.D154]-[.E154])" office:value-type="float" office:value="0.00183024999999998">
            <text:p>0.00183025</text:p>
          </table:table-cell>
        </table:table-row>
        <table:table-row table:style-name="ro2">
          <table:table-cell office:value-type="float" office:value="1550">
            <text:p>1550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/>
          <table:table-cell table:formula="of:=([.D156]-[.E156])-([.D155]-[.E155])" office:value-type="float" office:value="-0.00366041">
            <text:p>-0.00366041</text:p>
          </table:table-cell>
        </table:table-row>
        <table:table-row table:style-name="ro2">
          <table:table-cell office:value-type="float" office:value="1560">
            <text:p>156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office:value-type="float" office:value="0.4">
            <text:p>0.4</text:p>
          </table:table-cell>
          <table:table-cell office:value-type="float" office:value="0.3971534">
            <text:p>0.3971534</text:p>
          </table:table-cell>
          <table:table-cell/>
          <table:table-cell table:formula="of:=([.D157]-[.E157])-([.D156]-[.E156])" office:value-type="float" office:value="-0.00366036999999997">
            <text:p>-0.00366037</text:p>
          </table:table-cell>
        </table:table-row>
        <table:table-row table:style-name="ro2">
          <table:table-cell office:value-type="float" office:value="1570">
            <text:p>1570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  <table:table-cell office:value-type="float" office:value="0.4">
            <text:p>0.4</text:p>
          </table:table-cell>
          <table:table-cell office:value-type="float" office:value="0.39715338">
            <text:p>0.39715338</text:p>
          </table:table-cell>
          <table:table-cell/>
          <table:table-cell table:formula="of:=([.D158]-[.E158])-([.D157]-[.E157])" office:value-type="float" office:value="0.0000000199999999894729">
            <text:p>0.00000002</text:p>
          </table:table-cell>
        </table:table-row>
        <table:table-row table:style-name="ro2">
          <table:table-cell office:value-type="float" office:value="1580">
            <text:p>1580</text:p>
          </table:table-cell>
          <table:table-cell office:value-type="float" office:value="0.4">
            <text:p>0.4</text:p>
          </table:table-cell>
          <table:table-cell office:value-type="float" office:value="0.36604002">
            <text:p>0.36604002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/>
          <table:table-cell table:formula="of:=([.D159]-[.E159])-([.D158]-[.E158])" office:value-type="float" office:value="0.00732075999999998">
            <text:p>0.00732076</text:p>
          </table:table-cell>
        </table:table-row>
        <table:table-row table:style-name="ro2">
          <table:table-cell office:value-type="float" office:value="1590">
            <text:p>1590</text:p>
          </table:table-cell>
          <table:table-cell office:value-type="float" office:value="0.4">
            <text:p>0.4</text:p>
          </table:table-cell>
          <table:table-cell office:value-type="float" office:value="0.37885144">
            <text:p>0.37885144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/>
          <table:table-cell table:formula="of:=([.D160]-[.E160])-([.D159]-[.E159])" office:value-type="float" office:value="0.00549062000000006">
            <text:p>0.00549062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0.4">
            <text:p>0.4</text:p>
          </table:table-cell>
          <table:table-cell office:value-type="float" office:value="0.402644">
            <text:p>0.402644</text:p>
          </table:table-cell>
          <table:table-cell office:value-type="float" office:value="0.4">
            <text:p>0.4</text:p>
          </table:table-cell>
          <table:table-cell office:value-type="float" office:value="0.3825118">
            <text:p>0.3825118</text:p>
          </table:table-cell>
          <table:table-cell/>
          <table:table-cell table:formula="of:=([.D161]-[.E161])-([.D160]-[.E160])" office:value-type="float" office:value="0.0018302">
            <text:p>0.0018302</text:p>
          </table:table-cell>
        </table:table-row>
        <table:table-row table:style-name="ro2">
          <table:table-cell office:value-type="float" office:value="1610">
            <text:p>161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0.4">
            <text:p>0.4</text:p>
          </table:table-cell>
          <table:table-cell office:value-type="float" office:value="0.3788514">
            <text:p>0.3788514</text:p>
          </table:table-cell>
          <table:table-cell/>
          <table:table-cell table:formula="of:=([.D162]-[.E162])-([.D161]-[.E161])" office:value-type="float" office:value="0.00366039999999995">
            <text:p>0.0036604</text:p>
          </table:table-cell>
        </table:table-row>
        <table:table-row table:style-name="ro2">
          <table:table-cell office:value-type="float" office:value="1620">
            <text:p>162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0.4">
            <text:p>0.4</text:p>
          </table:table-cell>
          <table:table-cell office:value-type="float" office:value="0.3825118">
            <text:p>0.3825118</text:p>
          </table:table-cell>
          <table:table-cell/>
          <table:table-cell table:formula="of:=([.D163]-[.E163])-([.D162]-[.E162])" office:value-type="float" office:value="-0.00366039999999995">
            <text:p>-0.0036604</text:p>
          </table:table-cell>
        </table:table-row>
        <table:table-row table:style-name="ro2">
          <table:table-cell office:value-type="float" office:value="1630">
            <text:p>1630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  <table:table-cell office:value-type="float" office:value="0.4">
            <text:p>0.4</text:p>
          </table:table-cell>
          <table:table-cell office:value-type="float" office:value="0.393493">
            <text:p>0.393493</text:p>
          </table:table-cell>
          <table:table-cell/>
          <table:table-cell table:formula="of:=([.D164]-[.E164])-([.D163]-[.E163])" office:value-type="float" office:value="-0.0109812">
            <text:p>-0.0109812</text:p>
          </table:table-cell>
        </table:table-row>
        <table:table-row table:style-name="ro2">
          <table:table-cell office:value-type="float" office:value="1640">
            <text:p>1640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  <table:table-cell office:value-type="float" office:value="0.4">
            <text:p>0.4</text:p>
          </table:table-cell>
          <table:table-cell office:value-type="float" office:value="0.38800237">
            <text:p>0.38800237</text:p>
          </table:table-cell>
          <table:table-cell/>
          <table:table-cell table:formula="of:=([.D165]-[.E165])-([.D164]-[.E164])" office:value-type="float" office:value="0.00549063">
            <text:p>0.00549063</text:p>
          </table:table-cell>
        </table:table-row>
        <table:table-row table:style-name="ro2">
          <table:table-cell office:value-type="float" office:value="1650">
            <text:p>1650</text:p>
          </table:table-cell>
          <table:table-cell office:value-type="float" office:value="0.4">
            <text:p>0.4</text:p>
          </table:table-cell>
          <table:table-cell office:value-type="float" office:value="0.40447417">
            <text:p>0.40447417</text:p>
          </table:table-cell>
          <table:table-cell office:value-type="float" office:value="0.4">
            <text:p>0.4</text:p>
          </table:table-cell>
          <table:table-cell office:value-type="float" office:value="0.38434198">
            <text:p>0.38434198</text:p>
          </table:table-cell>
          <table:table-cell/>
          <table:table-cell table:formula="of:=([.D166]-[.E166])-([.D165]-[.E165])" office:value-type="float" office:value="0.00366038999999996">
            <text:p>0.00366039</text:p>
          </table:table-cell>
        </table:table-row>
        <table:table-row table:style-name="ro2">
          <table:table-cell office:value-type="float" office:value="1660">
            <text:p>1660</text:p>
          </table:table-cell>
          <table:table-cell office:value-type="float" office:value="0.4">
            <text:p>0.4</text:p>
          </table:table-cell>
          <table:table-cell office:value-type="float" office:value="0.3953232">
            <text:p>0.3953232</text:p>
          </table:table-cell>
          <table:table-cell office:value-type="float" office:value="0.4">
            <text:p>0.4</text:p>
          </table:table-cell>
          <table:table-cell office:value-type="float" office:value="0.37885144">
            <text:p>0.37885144</text:p>
          </table:table-cell>
          <table:table-cell/>
          <table:table-cell table:formula="of:=([.D167]-[.E167])-([.D166]-[.E166])" office:value-type="float" office:value="0.00549054000000004">
            <text:p>0.00549054</text:p>
          </table:table-cell>
        </table:table-row>
        <table:table-row table:style-name="ro2">
          <table:table-cell office:value-type="float" office:value="1670">
            <text:p>167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0.4">
            <text:p>0.4</text:p>
          </table:table-cell>
          <table:table-cell office:value-type="float" office:value="0.38434198">
            <text:p>0.38434198</text:p>
          </table:table-cell>
          <table:table-cell/>
          <table:table-cell table:formula="of:=([.D168]-[.E168])-([.D167]-[.E167])" office:value-type="float" office:value="-0.00549054000000004">
            <text:p>-0.00549054</text:p>
          </table:table-cell>
        </table:table-row>
        <table:table-row table:style-name="ro2">
          <table:table-cell office:value-type="float" office:value="1680">
            <text:p>1680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  <table:table-cell office:value-type="float" office:value="0.4">
            <text:p>0.4</text:p>
          </table:table-cell>
          <table:table-cell office:value-type="float" office:value="0.3971534">
            <text:p>0.3971534</text:p>
          </table:table-cell>
          <table:table-cell/>
          <table:table-cell table:formula="of:=([.D169]-[.E169])-([.D168]-[.E168])" office:value-type="float" office:value="-0.01281142">
            <text:p>-0.01281142</text:p>
          </table:table-cell>
        </table:table-row>
        <table:table-row table:style-name="ro2">
          <table:table-cell office:value-type="float" office:value="1690">
            <text:p>1690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 office:value-type="float" office:value="0.4">
            <text:p>0.4</text:p>
          </table:table-cell>
          <table:table-cell office:value-type="float" office:value="0.3971534">
            <text:p>0.3971534</text:p>
          </table:table-cell>
          <table:table-cell/>
          <table:table-cell table:formula="of:=([.D170]-[.E170])-([.D169]-[.E169])" office:value-type="float" office:value="0">
            <text:p>0</text:p>
          </table:table-cell>
        </table:table-row>
        <table:table-row table:style-name="ro2">
          <table:table-cell office:value-type="float" office:value="1700">
            <text:p>1700</text:p>
          </table:table-cell>
          <table:table-cell office:value-type="float" office:value="0.4">
            <text:p>0.4</text:p>
          </table:table-cell>
          <table:table-cell office:value-type="float" office:value="0.3880024">
            <text:p>0.3880024</text:p>
          </table:table-cell>
          <table:table-cell office:value-type="float" office:value="0.4">
            <text:p>0.4</text:p>
          </table:table-cell>
          <table:table-cell office:value-type="float" office:value="0.39349297">
            <text:p>0.39349297</text:p>
          </table:table-cell>
          <table:table-cell/>
          <table:table-cell table:formula="of:=([.D171]-[.E171])-([.D170]-[.E170])" office:value-type="float" office:value="0.00366042999999999">
            <text:p>0.00366043</text:p>
          </table:table-cell>
        </table:table-row>
        <table:table-row table:style-name="ro2">
          <table:table-cell office:value-type="float" office:value="1710">
            <text:p>171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0.4">
            <text:p>0.4</text:p>
          </table:table-cell>
          <table:table-cell office:value-type="float" office:value="0.4008138">
            <text:p>0.4008138</text:p>
          </table:table-cell>
          <table:table-cell/>
          <table:table-cell table:formula="of:=([.D172]-[.E172])-([.D171]-[.E171])" office:value-type="float" office:value="-0.00732083">
            <text:p>-0.00732083</text:p>
          </table:table-cell>
        </table:table-row>
        <table:table-row table:style-name="ro2">
          <table:table-cell office:value-type="float" office:value="1720">
            <text:p>1720</text:p>
          </table:table-cell>
          <table:table-cell office:value-type="float" office:value="0.4">
            <text:p>0.4</text:p>
          </table:table-cell>
          <table:table-cell office:value-type="float" office:value="0.38434198">
            <text:p>0.38434198</text:p>
          </table:table-cell>
          <table:table-cell office:value-type="float" office:value="0.4">
            <text:p>0.4</text:p>
          </table:table-cell>
          <table:table-cell office:value-type="float" office:value="0.40264398">
            <text:p>0.40264398</text:p>
          </table:table-cell>
          <table:table-cell/>
          <table:table-cell table:formula="of:=([.D173]-[.E173])-([.D172]-[.E172])" office:value-type="float" office:value="-0.00183018000000001">
            <text:p>-0.00183018</text:p>
          </table:table-cell>
        </table:table-row>
        <table:table-row table:style-name="ro2">
          <table:table-cell office:value-type="float" office:value="1730">
            <text:p>1730</text:p>
          </table:table-cell>
          <table:table-cell office:value-type="float" office:value="0.4">
            <text:p>0.4</text:p>
          </table:table-cell>
          <table:table-cell office:value-type="float" office:value="0.39166284">
            <text:p>0.39166284</text:p>
          </table:table-cell>
          <table:table-cell office:value-type="float" office:value="0.4">
            <text:p>0.4</text:p>
          </table:table-cell>
          <table:table-cell office:value-type="float" office:value="0.3916628">
            <text:p>0.3916628</text:p>
          </table:table-cell>
          <table:table-cell/>
          <table:table-cell table:formula="of:=([.D174]-[.E174])-([.D173]-[.E173])" office:value-type="float" office:value="0.01098118">
            <text:p>0.01098118</text:p>
          </table:table-cell>
        </table:table-row>
        <table:table-row table:style-name="ro2">
          <table:table-cell office:value-type="float" office:value="1740">
            <text:p>1740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/>
          <table:table-cell table:formula="of:=([.D175]-[.E175])-([.D174]-[.E174])" office:value-type="float" office:value="0.00915097999999998">
            <text:p>0.00915098</text:p>
          </table:table-cell>
        </table:table-row>
        <table:table-row table:style-name="ro2">
          <table:table-cell office:value-type="float" office:value="1750">
            <text:p>175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0.4">
            <text:p>0.4</text:p>
          </table:table-cell>
          <table:table-cell office:value-type="float" office:value="0.39532322">
            <text:p>0.39532322</text:p>
          </table:table-cell>
          <table:table-cell/>
          <table:table-cell table:formula="of:=([.D176]-[.E176])-([.D175]-[.E175])" office:value-type="float" office:value="-0.0128114">
            <text:p>-0.0128114</text:p>
          </table:table-cell>
        </table:table-row>
        <table:table-row table:style-name="ro2">
          <table:table-cell office:value-type="float" office:value="1760">
            <text:p>1760</text:p>
          </table:table-cell>
          <table:table-cell office:value-type="float" office:value="0.4">
            <text:p>0.4</text:p>
          </table:table-cell>
          <table:table-cell office:value-type="float" office:value="0.3715306">
            <text:p>0.3715306</text:p>
          </table:table-cell>
          <table:table-cell office:value-type="float" office:value="0.4">
            <text:p>0.4</text:p>
          </table:table-cell>
          <table:table-cell office:value-type="float" office:value="0.4044742">
            <text:p>0.4044742</text:p>
          </table:table-cell>
          <table:table-cell/>
          <table:table-cell table:formula="of:=([.D177]-[.E177])-([.D176]-[.E176])" office:value-type="float" office:value="-0.00915097999999998">
            <text:p>-0.00915098</text:p>
          </table:table-cell>
        </table:table-row>
        <table:table-row table:style-name="ro2">
          <table:table-cell office:value-type="float" office:value="1770">
            <text:p>177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4">
            <text:p>0.4</text:p>
          </table:table-cell>
          <table:table-cell office:value-type="float" office:value="0.4081346">
            <text:p>0.4081346</text:p>
          </table:table-cell>
          <table:table-cell/>
          <table:table-cell table:formula="of:=([.D178]-[.E178])-([.D177]-[.E177])" office:value-type="float" office:value="-0.00366039999999995">
            <text:p>-0.0036604</text:p>
          </table:table-cell>
        </table:table-row>
        <table:table-row table:style-name="ro2">
          <table:table-cell office:value-type="float" office:value="1780">
            <text:p>178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4">
            <text:p>0.4</text:p>
          </table:table-cell>
          <table:table-cell office:value-type="float" office:value="0.41179502">
            <text:p>0.41179502</text:p>
          </table:table-cell>
          <table:table-cell/>
          <table:table-cell table:formula="of:=([.D179]-[.E179])-([.D178]-[.E178])" office:value-type="float" office:value="-0.00366042000000005">
            <text:p>-0.00366042</text:p>
          </table:table-cell>
        </table:table-row>
        <table:table-row table:style-name="ro2">
          <table:table-cell office:value-type="float" office:value="1790">
            <text:p>1790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 office:value-type="float" office:value="0.4">
            <text:p>0.4</text:p>
          </table:table-cell>
          <table:table-cell office:value-type="float" office:value="0.40813458">
            <text:p>0.40813458</text:p>
          </table:table-cell>
          <table:table-cell/>
          <table:table-cell table:formula="of:=([.D180]-[.E180])-([.D179]-[.E179])" office:value-type="float" office:value="0.00366043999999999">
            <text:p>0.00366044</text:p>
          </table:table-cell>
        </table:table-row>
        <table:table-row table:style-name="ro2">
          <table:table-cell office:value-type="float" office:value="1800">
            <text:p>1800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 office:value-type="float" office:value="0.4">
            <text:p>0.4</text:p>
          </table:table-cell>
          <table:table-cell office:value-type="float" office:value="0.40447417">
            <text:p>0.40447417</text:p>
          </table:table-cell>
          <table:table-cell/>
          <table:table-cell table:formula="of:=([.D181]-[.E181])-([.D180]-[.E180])" office:value-type="float" office:value="0.00366041">
            <text:p>0.00366041</text:p>
          </table:table-cell>
        </table:table-row>
        <table:table-row table:style-name="ro2">
          <table:table-cell office:value-type="float" office:value="1810">
            <text:p>1810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  <table:table-cell office:value-type="float" office:value="0.4">
            <text:p>0.4</text:p>
          </table:table-cell>
          <table:table-cell office:value-type="float" office:value="0.402644">
            <text:p>0.402644</text:p>
          </table:table-cell>
          <table:table-cell/>
          <table:table-cell table:formula="of:=([.D182]-[.E182])-([.D181]-[.E181])" office:value-type="float" office:value="0.00183017000000002">
            <text:p>0.00183017</text:p>
          </table:table-cell>
        </table:table-row>
        <table:table-row table:style-name="ro2">
          <table:table-cell office:value-type="float" office:value="1820">
            <text:p>1820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  <table:table-cell office:value-type="float" office:value="0.4">
            <text:p>0.4</text:p>
          </table:table-cell>
          <table:table-cell office:value-type="float" office:value="0.4081346">
            <text:p>0.4081346</text:p>
          </table:table-cell>
          <table:table-cell/>
          <table:table-cell table:formula="of:=([.D183]-[.E183])-([.D182]-[.E182])" office:value-type="float" office:value="-0.00549059999999996">
            <text:p>-0.0054906</text:p>
          </table:table-cell>
        </table:table-row>
        <table:table-row table:style-name="ro2">
          <table:table-cell office:value-type="float" office:value="1830">
            <text:p>1830</text:p>
          </table:table-cell>
          <table:table-cell office:value-type="float" office:value="0.4">
            <text:p>0.4</text:p>
          </table:table-cell>
          <table:table-cell office:value-type="float" office:value="0.36787024">
            <text:p>0.36787024</text:p>
          </table:table-cell>
          <table:table-cell office:value-type="float" office:value="0.4">
            <text:p>0.4</text:p>
          </table:table-cell>
          <table:table-cell office:value-type="float" office:value="0.40813464">
            <text:p>0.40813464</text:p>
          </table:table-cell>
          <table:table-cell/>
          <table:table-cell table:formula="of:=([.D184]-[.E184])-([.D183]-[.E183])" office:value-type="float" office:value="-0.0000000400000000344569">
            <text:p>-0.00000004</text:p>
          </table:table-cell>
        </table:table-row>
        <table:table-row table:style-name="ro2">
          <table:table-cell office:value-type="float" office:value="1840">
            <text:p>1840</text:p>
          </table:table-cell>
          <table:table-cell office:value-type="float" office:value="0.4">
            <text:p>0.4</text:p>
          </table:table-cell>
          <table:table-cell office:value-type="float" office:value="0.42277625">
            <text:p>0.42277625</text:p>
          </table:table-cell>
          <table:table-cell office:value-type="float" office:value="0.4">
            <text:p>0.4</text:p>
          </table:table-cell>
          <table:table-cell office:value-type="float" office:value="0.40264404">
            <text:p>0.40264404</text:p>
          </table:table-cell>
          <table:table-cell/>
          <table:table-cell table:formula="of:=([.D185]-[.E185])-([.D184]-[.E184])" office:value-type="float" office:value="0.00549060000000001">
            <text:p>0.0054906</text:p>
          </table:table-cell>
        </table:table-row>
        <table:table-row table:style-name="ro2">
          <table:table-cell office:value-type="float" office:value="1850">
            <text:p>185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/>
          <table:table-cell table:formula="of:=([.D186]-[.E186])-([.D185]-[.E185])" office:value-type="float" office:value="0.00183021999999999">
            <text:p>0.00183022</text:p>
          </table:table-cell>
        </table:table-row>
        <table:table-row table:style-name="ro2">
          <table:table-cell office:value-type="float" office:value="1860">
            <text:p>1860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  <table:table-cell office:value-type="float" office:value="0.4">
            <text:p>0.4</text:p>
          </table:table-cell>
          <table:table-cell office:value-type="float" office:value="0.4044742">
            <text:p>0.4044742</text:p>
          </table:table-cell>
          <table:table-cell/>
          <table:table-cell table:formula="of:=([.D187]-[.E187])-([.D186]-[.E186])" office:value-type="float" office:value="-0.00366038000000002">
            <text:p>-0.00366038</text:p>
          </table:table-cell>
        </table:table-row>
        <table:table-row table:style-name="ro2">
          <table:table-cell office:value-type="float" office:value="1870">
            <text:p>187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4">
            <text:p>0.4</text:p>
          </table:table-cell>
          <table:table-cell office:value-type="float" office:value="0.4099648">
            <text:p>0.4099648</text:p>
          </table:table-cell>
          <table:table-cell/>
          <table:table-cell table:formula="of:=([.D188]-[.E188])-([.D187]-[.E187])" office:value-type="float" office:value="-0.00549059999999996">
            <text:p>-0.0054906</text:p>
          </table:table-cell>
        </table:table-row>
        <table:table-row table:style-name="ro2">
          <table:table-cell office:value-type="float" office:value="1880">
            <text:p>188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0.4">
            <text:p>0.4</text:p>
          </table:table-cell>
          <table:table-cell office:value-type="float" office:value="0.402644">
            <text:p>0.402644</text:p>
          </table:table-cell>
          <table:table-cell/>
          <table:table-cell table:formula="of:=([.D189]-[.E189])-([.D188]-[.E188])" office:value-type="float" office:value="0.00732079999999996">
            <text:p>0.0073208</text:p>
          </table:table-cell>
        </table:table-row>
        <table:table-row table:style-name="ro2">
          <table:table-cell office:value-type="float" office:value="1890">
            <text:p>189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/>
          <table:table-cell table:formula="of:=([.D190]-[.E190])-([.D189]-[.E189])" office:value-type="float" office:value="0.00183018000000001">
            <text:p>0.00183018</text:p>
          </table:table-cell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4">
            <text:p>0.4</text:p>
          </table:table-cell>
          <table:table-cell office:value-type="float" office:value="0.39898366">
            <text:p>0.39898366</text:p>
          </table:table-cell>
          <table:table-cell/>
          <table:table-cell table:formula="of:=([.D191]-[.E191])-([.D190]-[.E190])" office:value-type="float" office:value="0.00183015999999997">
            <text:p>0.00183016</text:p>
          </table:table-cell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0.4">
            <text:p>0.4</text:p>
          </table:table-cell>
          <table:table-cell office:value-type="float" office:value="0.38434198">
            <text:p>0.38434198</text:p>
          </table:table-cell>
          <table:table-cell office:value-type="float" office:value="0.4">
            <text:p>0.4</text:p>
          </table:table-cell>
          <table:table-cell office:value-type="float" office:value="0.39166284">
            <text:p>0.39166284</text:p>
          </table:table-cell>
          <table:table-cell/>
          <table:table-cell table:formula="of:=([.D192]-[.E192])-([.D191]-[.E191])" office:value-type="float" office:value="0.00732082000000001">
            <text:p>0.00732082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0.4">
            <text:p>0.4</text:p>
          </table:table-cell>
          <table:table-cell office:value-type="float" office:value="0.36604002">
            <text:p>0.36604002</text:p>
          </table:table-cell>
          <table:table-cell office:value-type="float" office:value="0.4">
            <text:p>0.4</text:p>
          </table:table-cell>
          <table:table-cell office:value-type="float" office:value="0.3880024">
            <text:p>0.3880024</text:p>
          </table:table-cell>
          <table:table-cell/>
          <table:table-cell table:formula="of:=([.D193]-[.E193])-([.D192]-[.E192])" office:value-type="float" office:value="0.00366044000000004">
            <text:p>0.00366044</text:p>
          </table:table-cell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  <table:table-cell office:value-type="float" office:value="0.4">
            <text:p>0.4</text:p>
          </table:table-cell>
          <table:table-cell office:value-type="float" office:value="0.3788514">
            <text:p>0.3788514</text:p>
          </table:table-cell>
          <table:table-cell/>
          <table:table-cell table:formula="of:=([.D194]-[.E194])-([.D193]-[.E193])" office:value-type="float" office:value="0.00915099999999996">
            <text:p>0.009151</text:p>
          </table:table-cell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4">
            <text:p>0.4</text:p>
          </table:table-cell>
          <table:table-cell office:value-type="float" office:value="0.39349306">
            <text:p>0.39349306</text:p>
          </table:table-cell>
          <table:table-cell/>
          <table:table-cell table:formula="of:=([.D195]-[.E195])-([.D194]-[.E194])" office:value-type="float" office:value="-0.01464166">
            <text:p>-0.01464166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0.4">
            <text:p>0.4</text:p>
          </table:table-cell>
          <table:table-cell office:value-type="float" office:value="0.3605494">
            <text:p>0.3605494</text:p>
          </table:table-cell>
          <table:table-cell office:value-type="float" office:value="0.4">
            <text:p>0.4</text:p>
          </table:table-cell>
          <table:table-cell office:value-type="float" office:value="0.41545543">
            <text:p>0.41545543</text:p>
          </table:table-cell>
          <table:table-cell/>
          <table:table-cell table:formula="of:=([.D196]-[.E196])-([.D195]-[.E195])" office:value-type="float" office:value="-0.02196237">
            <text:p>-0.02196237</text:p>
          </table:table-cell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0.4">
            <text:p>0.4</text:p>
          </table:table-cell>
          <table:table-cell office:value-type="float" office:value="0.3513984">
            <text:p>0.3513984</text:p>
          </table:table-cell>
          <table:table-cell office:value-type="float" office:value="0.4">
            <text:p>0.4</text:p>
          </table:table-cell>
          <table:table-cell office:value-type="float" office:value="0.41728562">
            <text:p>0.41728562</text:p>
          </table:table-cell>
          <table:table-cell/>
          <table:table-cell table:formula="of:=([.D197]-[.E197])-([.D196]-[.E196])" office:value-type="float" office:value="-0.00183019000000001">
            <text:p>-0.00183019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0.4">
            <text:p>0.4</text:p>
          </table:table-cell>
          <table:table-cell office:value-type="float" office:value="0.34041724">
            <text:p>0.34041724</text:p>
          </table:table-cell>
          <table:table-cell office:value-type="float" office:value="0.4">
            <text:p>0.4</text:p>
          </table:table-cell>
          <table:table-cell office:value-type="float" office:value="0.41545543">
            <text:p>0.41545543</text:p>
          </table:table-cell>
          <table:table-cell/>
          <table:table-cell table:formula="of:=([.D198]-[.E198])-([.D197]-[.E197])" office:value-type="float" office:value="0.00183019000000001">
            <text:p>0.00183019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office:value-type="float" office:value="0.4">
            <text:p>0.4</text:p>
          </table:table-cell>
          <table:table-cell office:value-type="float" office:value="0.411795">
            <text:p>0.411795</text:p>
          </table:table-cell>
          <table:table-cell/>
          <table:table-cell table:formula="of:=([.D199]-[.E199])-([.D198]-[.E198])" office:value-type="float" office:value="0.00366043000000005">
            <text:p>0.00366043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0.4">
            <text:p>0.4</text:p>
          </table:table-cell>
          <table:table-cell office:value-type="float" office:value="0.3623796">
            <text:p>0.3623796</text:p>
          </table:table-cell>
          <table:table-cell office:value-type="float" office:value="0.4">
            <text:p>0.4</text:p>
          </table:table-cell>
          <table:table-cell office:value-type="float" office:value="0.40996483">
            <text:p>0.40996483</text:p>
          </table:table-cell>
          <table:table-cell/>
          <table:table-cell table:formula="of:=([.D200]-[.E200])-([.D199]-[.E199])" office:value-type="float" office:value="0.00183016999999996">
            <text:p>0.00183017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office:value-type="float" office:value="0.4">
            <text:p>0.4</text:p>
          </table:table-cell>
          <table:table-cell office:value-type="float" office:value="0.411795">
            <text:p>0.411795</text:p>
          </table:table-cell>
          <table:table-cell/>
          <table:table-cell table:formula="of:=([.D201]-[.E201])-([.D200]-[.E200])" office:value-type="float" office:value="-0.00183016999999996">
            <text:p>-0.0018301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0.4">
            <text:p>0.4</text:p>
          </table:table-cell>
          <table:table-cell office:value-type="float" office:value="0.32577562">
            <text:p>0.32577562</text:p>
          </table:table-cell>
          <table:table-cell office:value-type="float" office:value="0.4">
            <text:p>0.4</text:p>
          </table:table-cell>
          <table:table-cell office:value-type="float" office:value="0.4081346">
            <text:p>0.4081346</text:p>
          </table:table-cell>
          <table:table-cell/>
          <table:table-cell table:formula="of:=([.D202]-[.E202])-([.D201]-[.E201])" office:value-type="float" office:value="0.00366040000000001">
            <text:p>0.0036604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office:value-type="float" office:value="0.4">
            <text:p>0.4</text:p>
          </table:table-cell>
          <table:table-cell office:value-type="float" office:value="0.3257756">
            <text:p>0.3257756</text:p>
          </table:table-cell>
          <table:table-cell office:value-type="float" office:value="0.4">
            <text:p>0.4</text:p>
          </table:table-cell>
          <table:table-cell office:value-type="float" office:value="0.4172856">
            <text:p>0.4172856</text:p>
          </table:table-cell>
          <table:table-cell/>
          <table:table-cell table:formula="of:=([.D203]-[.E203])-([.D202]-[.E202])" office:value-type="float" office:value="-0.00915100000000002">
            <text:p>-0.009151</text:p>
          </table:table-cell>
        </table:table-row>
        <table:table-row table:style-name="ro2">
          <table:table-cell office:value-type="float" office:value="2030">
            <text:p>2030</text:p>
          </table:table-cell>
          <table:table-cell office:value-type="float" office:value="0.4">
            <text:p>0.4</text:p>
          </table:table-cell>
          <table:table-cell office:value-type="float" office:value="0.311134">
            <text:p>0.311134</text:p>
          </table:table-cell>
          <table:table-cell office:value-type="float" office:value="0.4">
            <text:p>0.4</text:p>
          </table:table-cell>
          <table:table-cell office:value-type="float" office:value="0.4154554">
            <text:p>0.4154554</text:p>
          </table:table-cell>
          <table:table-cell/>
          <table:table-cell table:formula="of:=([.D204]-[.E204])-([.D203]-[.E203])" office:value-type="float" office:value="0.0018302">
            <text:p>0.0018302</text:p>
          </table:table-cell>
        </table:table-row>
        <table:table-row table:style-name="ro2">
          <table:table-cell office:value-type="float" office:value="2040">
            <text:p>2040</text:p>
          </table:table-cell>
          <table:table-cell office:value-type="float" office:value="0.4">
            <text:p>0.4</text:p>
          </table:table-cell>
          <table:table-cell office:value-type="float" office:value="0.31479442">
            <text:p>0.31479442</text:p>
          </table:table-cell>
          <table:table-cell office:value-type="float" office:value="0.4">
            <text:p>0.4</text:p>
          </table:table-cell>
          <table:table-cell office:value-type="float" office:value="0.4154554">
            <text:p>0.4154554</text:p>
          </table:table-cell>
          <table:table-cell/>
          <table:table-cell table:formula="of:=([.D205]-[.E205])-([.D204]-[.E204])" office:value-type="float" office:value="0">
            <text:p>0</text:p>
          </table:table-cell>
        </table:table-row>
        <table:table-row table:style-name="ro2">
          <table:table-cell office:value-type="float" office:value="2050">
            <text:p>2050</text:p>
          </table:table-cell>
          <table:table-cell office:value-type="float" office:value="0.4">
            <text:p>0.4</text:p>
          </table:table-cell>
          <table:table-cell office:value-type="float" office:value="0.3312662">
            <text:p>0.3312662</text:p>
          </table:table-cell>
          <table:table-cell office:value-type="float" office:value="0.4">
            <text:p>0.4</text:p>
          </table:table-cell>
          <table:table-cell office:value-type="float" office:value="0.411795">
            <text:p>0.411795</text:p>
          </table:table-cell>
          <table:table-cell/>
          <table:table-cell table:formula="of:=([.D206]-[.E206])-([.D205]-[.E205])" office:value-type="float" office:value="0.00366040000000001">
            <text:p>0.0036604</text:p>
          </table:table-cell>
        </table:table-row>
        <table:table-row table:style-name="ro2">
          <table:table-cell office:value-type="float" office:value="2060">
            <text:p>2060</text:p>
          </table:table-cell>
          <table:table-cell office:value-type="float" office:value="0.4">
            <text:p>0.4</text:p>
          </table:table-cell>
          <table:table-cell office:value-type="float" office:value="0.320285">
            <text:p>0.320285</text:p>
          </table:table-cell>
          <table:table-cell office:value-type="float" office:value="0.4">
            <text:p>0.4</text:p>
          </table:table-cell>
          <table:table-cell office:value-type="float" office:value="0.4081346">
            <text:p>0.4081346</text:p>
          </table:table-cell>
          <table:table-cell/>
          <table:table-cell table:formula="of:=([.D207]-[.E207])-([.D206]-[.E206])" office:value-type="float" office:value="0.00366040000000001">
            <text:p>0.0036604</text:p>
          </table:table-cell>
        </table:table-row>
        <table:table-row table:style-name="ro2">
          <table:table-cell office:value-type="float" office:value="2070">
            <text:p>2070</text:p>
          </table:table-cell>
          <table:table-cell office:value-type="float" office:value="0.4">
            <text:p>0.4</text:p>
          </table:table-cell>
          <table:table-cell office:value-type="float" office:value="0.28734142">
            <text:p>0.28734142</text:p>
          </table:table-cell>
          <table:table-cell office:value-type="float" office:value="0.4">
            <text:p>0.4</text:p>
          </table:table-cell>
          <table:table-cell office:value-type="float" office:value="0.40630442">
            <text:p>0.40630442</text:p>
          </table:table-cell>
          <table:table-cell/>
          <table:table-cell table:formula="of:=([.D208]-[.E208])-([.D207]-[.E207])" office:value-type="float" office:value="0.00183017999999996">
            <text:p>0.00183018</text:p>
          </table:table-cell>
        </table:table-row>
        <table:table-row table:style-name="ro2">
          <table:table-cell office:value-type="float" office:value="2080">
            <text:p>2080</text:p>
          </table:table-cell>
          <table:table-cell office:value-type="float" office:value="0.4">
            <text:p>0.4</text:p>
          </table:table-cell>
          <table:table-cell office:value-type="float" office:value="0.2946622">
            <text:p>0.2946622</text:p>
          </table:table-cell>
          <table:table-cell office:value-type="float" office:value="0.4">
            <text:p>0.4</text:p>
          </table:table-cell>
          <table:table-cell office:value-type="float" office:value="0.41179496">
            <text:p>0.41179496</text:p>
          </table:table-cell>
          <table:table-cell/>
          <table:table-cell table:formula="of:=([.D209]-[.E209])-([.D208]-[.E208])" office:value-type="float" office:value="-0.00549053999999999">
            <text:p>-0.00549054</text:p>
          </table:table-cell>
        </table:table-row>
        <table:table-row table:style-name="ro2">
          <table:table-cell office:value-type="float" office:value="2090">
            <text:p>2090</text:p>
          </table:table-cell>
          <table:table-cell office:value-type="float" office:value="0.4">
            <text:p>0.4</text:p>
          </table:table-cell>
          <table:table-cell office:value-type="float" office:value="0.29649243">
            <text:p>0.29649243</text:p>
          </table:table-cell>
          <table:table-cell office:value-type="float" office:value="0.4">
            <text:p>0.4</text:p>
          </table:table-cell>
          <table:table-cell office:value-type="float" office:value="0.40996483">
            <text:p>0.40996483</text:p>
          </table:table-cell>
          <table:table-cell/>
          <table:table-cell table:formula="of:=([.D210]-[.E210])-([.D209]-[.E209])" office:value-type="float" office:value="0.00183012999999999">
            <text:p>0.00183013</text:p>
          </table:table-cell>
        </table:table-row>
        <table:table-row table:style-name="ro2">
          <table:table-cell office:value-type="float" office:value="2100">
            <text:p>2100</text:p>
          </table:table-cell>
          <table:table-cell office:value-type="float" office:value="0.4">
            <text:p>0.4</text:p>
          </table:table-cell>
          <table:table-cell office:value-type="float" office:value="0.29832262">
            <text:p>0.29832262</text:p>
          </table:table-cell>
          <table:table-cell office:value-type="float" office:value="0.4">
            <text:p>0.4</text:p>
          </table:table-cell>
          <table:table-cell office:value-type="float" office:value="0.3971534">
            <text:p>0.3971534</text:p>
          </table:table-cell>
          <table:table-cell/>
          <table:table-cell table:formula="of:=([.D211]-[.E211])-([.D210]-[.E210])" office:value-type="float" office:value="0.01281143">
            <text:p>0.01281143</text:p>
          </table:table-cell>
        </table:table-row>
        <table:table-row table:style-name="ro2">
          <table:table-cell office:value-type="float" office:value="2110">
            <text:p>2110</text:p>
          </table:table-cell>
          <table:table-cell office:value-type="float" office:value="0.4">
            <text:p>0.4</text:p>
          </table:table-cell>
          <table:table-cell office:value-type="float" office:value="0.31845483">
            <text:p>0.31845483</text:p>
          </table:table-cell>
          <table:table-cell office:value-type="float" office:value="0.4">
            <text:p>0.4</text:p>
          </table:table-cell>
          <table:table-cell office:value-type="float" office:value="0.38617218">
            <text:p>0.38617218</text:p>
          </table:table-cell>
          <table:table-cell/>
          <table:table-cell table:formula="of:=([.D212]-[.E212])-([.D211]-[.E211])" office:value-type="float" office:value="0.01098122">
            <text:p>0.01098122</text:p>
          </table:table-cell>
        </table:table-row>
        <table:table-row table:style-name="ro2">
          <table:table-cell office:value-type="float" office:value="2120">
            <text:p>212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office:value-type="float" office:value="0.4">
            <text:p>0.4</text:p>
          </table:table-cell>
          <table:table-cell office:value-type="float" office:value="0.3916628">
            <text:p>0.3916628</text:p>
          </table:table-cell>
          <table:table-cell/>
          <table:table-cell table:formula="of:=([.D213]-[.E213])-([.D212]-[.E212])" office:value-type="float" office:value="-0.00549061999999995">
            <text:p>-0.00549062</text:p>
          </table:table-cell>
        </table:table-row>
        <table:table-row table:style-name="ro2">
          <table:table-cell office:value-type="float" office:value="2130">
            <text:p>2130</text:p>
          </table:table-cell>
          <table:table-cell office:value-type="float" office:value="0.4">
            <text:p>0.4</text:p>
          </table:table-cell>
          <table:table-cell office:value-type="float" office:value="0.3056434">
            <text:p>0.3056434</text:p>
          </table:table-cell>
          <table:table-cell office:value-type="float" office:value="0.4">
            <text:p>0.4</text:p>
          </table:table-cell>
          <table:table-cell office:value-type="float" office:value="0.39532322">
            <text:p>0.39532322</text:p>
          </table:table-cell>
          <table:table-cell/>
          <table:table-cell table:formula="of:=([.D214]-[.E214])-([.D213]-[.E213])" office:value-type="float" office:value="-0.00366042000000005">
            <text:p>-0.00366042</text:p>
          </table:table-cell>
        </table:table-row>
        <table:table-row table:style-name="ro2">
          <table:table-cell office:value-type="float" office:value="2140">
            <text:p>2140</text:p>
          </table:table-cell>
          <table:table-cell office:value-type="float" office:value="0.4">
            <text:p>0.4</text:p>
          </table:table-cell>
          <table:table-cell office:value-type="float" office:value="0.31845483">
            <text:p>0.31845483</text:p>
          </table:table-cell>
          <table:table-cell office:value-type="float" office:value="0.4">
            <text:p>0.4</text:p>
          </table:table-cell>
          <table:table-cell office:value-type="float" office:value="0.39532322">
            <text:p>0.39532322</text:p>
          </table:table-cell>
          <table:table-cell/>
          <table:table-cell table:formula="of:=([.D215]-[.E215])-([.D214]-[.E214])" office:value-type="float" office:value="0">
            <text:p>0</text:p>
          </table:table-cell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0.4">
            <text:p>0.4</text:p>
          </table:table-cell>
          <table:table-cell office:value-type="float" office:value="0.32577562">
            <text:p>0.32577562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/>
          <table:table-cell table:formula="of:=([.D216]-[.E216])-([.D215]-[.E215])" office:value-type="float" office:value="-0.00549059999999996">
            <text:p>-0.0054906</text:p>
          </table:table-cell>
        </table:table-row>
        <table:table-row table:style-name="ro2">
          <table:table-cell office:value-type="float" office:value="2160">
            <text:p>2160</text:p>
          </table:table-cell>
          <table:table-cell office:value-type="float" office:value="0.4">
            <text:p>0.4</text:p>
          </table:table-cell>
          <table:table-cell office:value-type="float" office:value="0.32577562">
            <text:p>0.32577562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/>
          <table:table-cell table:formula="of:=([.D217]-[.E217])-([.D216]-[.E216])" office:value-type="float" office:value="0.00183018999999995">
            <text:p>0.00183019</text:p>
          </table:table-cell>
        </table:table-row>
        <table:table-row table:style-name="ro2">
          <table:table-cell office:value-type="float" office:value="2170">
            <text:p>2170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  <table:table-cell office:value-type="float" office:value="0.4">
            <text:p>0.4</text:p>
          </table:table-cell>
          <table:table-cell office:value-type="float" office:value="0.39715338">
            <text:p>0.39715338</text:p>
          </table:table-cell>
          <table:table-cell/>
          <table:table-cell table:formula="of:=([.D218]-[.E218])-([.D217]-[.E217])" office:value-type="float" office:value="0.00183025000000003">
            <text:p>0.00183025</text:p>
          </table:table-cell>
        </table:table-row>
        <table:table-row table:style-name="ro2">
          <table:table-cell office:value-type="float" office:value="2180">
            <text:p>2180</text:p>
          </table:table-cell>
          <table:table-cell office:value-type="float" office:value="0.4">
            <text:p>0.4</text:p>
          </table:table-cell>
          <table:table-cell office:value-type="float" office:value="0.347738">
            <text:p>0.347738</text:p>
          </table:table-cell>
          <table:table-cell office:value-type="float" office:value="0.4">
            <text:p>0.4</text:p>
          </table:table-cell>
          <table:table-cell office:value-type="float" office:value="0.3953232">
            <text:p>0.3953232</text:p>
          </table:table-cell>
          <table:table-cell/>
          <table:table-cell table:formula="of:=([.D219]-[.E219])-([.D218]-[.E218])" office:value-type="float" office:value="0.00183018000000001">
            <text:p>0.00183018</text:p>
          </table:table-cell>
        </table:table-row>
        <table:table-row table:style-name="ro2">
          <table:table-cell office:value-type="float" office:value="2190">
            <text:p>2190</text:p>
          </table:table-cell>
          <table:table-cell office:value-type="float" office:value="0.4">
            <text:p>0.4</text:p>
          </table:table-cell>
          <table:table-cell office:value-type="float" office:value="0.3349266">
            <text:p>0.3349266</text:p>
          </table:table-cell>
          <table:table-cell office:value-type="float" office:value="0.4">
            <text:p>0.4</text:p>
          </table:table-cell>
          <table:table-cell office:value-type="float" office:value="0.3971534">
            <text:p>0.3971534</text:p>
          </table:table-cell>
          <table:table-cell/>
          <table:table-cell table:formula="of:=([.D220]-[.E220])-([.D219]-[.E219])" office:value-type="float" office:value="-0.0018302">
            <text:p>-0.0018302</text:p>
          </table:table-cell>
        </table:table-row>
        <table:table-row table:style-name="ro2">
          <table:table-cell office:value-type="float" office:value="2200">
            <text:p>2200</text:p>
          </table:table-cell>
          <table:table-cell office:value-type="float" office:value="0.4">
            <text:p>0.4</text:p>
          </table:table-cell>
          <table:table-cell office:value-type="float" office:value="0.33675683">
            <text:p>0.33675683</text:p>
          </table:table-cell>
          <table:table-cell office:value-type="float" office:value="0.4">
            <text:p>0.4</text:p>
          </table:table-cell>
          <table:table-cell office:value-type="float" office:value="0.393493">
            <text:p>0.393493</text:p>
          </table:table-cell>
          <table:table-cell/>
          <table:table-cell table:formula="of:=([.D221]-[.E221])-([.D220]-[.E220])" office:value-type="float" office:value="0.00366040000000001">
            <text:p>0.0036604</text:p>
          </table:table-cell>
        </table:table-row>
        <table:table-row table:style-name="ro2">
          <table:table-cell office:value-type="float" office:value="2210">
            <text:p>2210</text:p>
          </table:table-cell>
          <table:table-cell office:value-type="float" office:value="0.4">
            <text:p>0.4</text:p>
          </table:table-cell>
          <table:table-cell office:value-type="float" office:value="0.34773803">
            <text:p>0.34773803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/>
          <table:table-cell table:formula="of:=([.D222]-[.E222])-([.D221]-[.E221])" office:value-type="float" office:value="0.01098118">
            <text:p>0.01098118</text:p>
          </table:table-cell>
        </table:table-row>
        <table:table-row table:style-name="ro2">
          <table:table-cell office:value-type="float" office:value="2220">
            <text:p>2220</text:p>
          </table:table-cell>
          <table:table-cell office:value-type="float" office:value="0.4">
            <text:p>0.4</text:p>
          </table:table-cell>
          <table:table-cell office:value-type="float" office:value="0.37153062">
            <text:p>0.37153062</text:p>
          </table:table-cell>
          <table:table-cell office:value-type="float" office:value="0.4">
            <text:p>0.4</text:p>
          </table:table-cell>
          <table:table-cell office:value-type="float" office:value="0.37702122">
            <text:p>0.37702122</text:p>
          </table:table-cell>
          <table:table-cell/>
          <table:table-cell table:formula="of:=([.D223]-[.E223])-([.D222]-[.E222])" office:value-type="float" office:value="0.00549060000000001">
            <text:p>0.0054906</text:p>
          </table:table-cell>
        </table:table-row>
        <table:table-row table:style-name="ro2">
          <table:table-cell office:value-type="float" office:value="2230">
            <text:p>2230</text:p>
          </table:table-cell>
          <table:table-cell office:value-type="float" office:value="0.4">
            <text:p>0.4</text:p>
          </table:table-cell>
          <table:table-cell office:value-type="float" office:value="0.36787024">
            <text:p>0.36787024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/>
          <table:table-cell table:formula="of:=([.D224]-[.E224])-([.D223]-[.E223])" office:value-type="float" office:value="-0.00915097999999998">
            <text:p>-0.00915098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/>
          <table:table-cell table:formula="of:=([.D225]-[.E225])-([.D224]-[.E224])" office:value-type="float" office:value="-0.00183023000000004">
            <text:p>-0.00183023</text:p>
          </table:table-cell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office:value-type="float" office:value="0.4">
            <text:p>0.4</text:p>
          </table:table-cell>
          <table:table-cell office:value-type="float" office:value="0.3971534">
            <text:p>0.3971534</text:p>
          </table:table-cell>
          <table:table-cell/>
          <table:table-cell table:formula="of:=([.D226]-[.E226])-([.D225]-[.E225])" office:value-type="float" office:value="-0.00915096999999998">
            <text:p>-0.00915097</text:p>
          </table:table-cell>
        </table:table-row>
        <table:table-row table:style-name="ro2">
          <table:table-cell office:value-type="float" office:value="2260">
            <text:p>2260</text:p>
          </table:table-cell>
          <table:table-cell office:value-type="float" office:value="0.4">
            <text:p>0.4</text:p>
          </table:table-cell>
          <table:table-cell office:value-type="float" office:value="0.34224743">
            <text:p>0.34224743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/>
          <table:table-cell table:formula="of:=([.D227]-[.E227])-([.D226]-[.E226])" office:value-type="float" office:value="0.01464158">
            <text:p>0.01464158</text:p>
          </table:table-cell>
        </table:table-row>
        <table:table-row table:style-name="ro2">
          <table:table-cell office:value-type="float" office:value="2270">
            <text:p>2270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  <table:table-cell/>
          <table:table-cell table:formula="of:=([.D228]-[.E228])-([.D227]-[.E227])" office:value-type="float" office:value="0.00183021999999999">
            <text:p>0.00183022</text:p>
          </table:table-cell>
        </table:table-row>
        <table:table-row table:style-name="ro2">
          <table:table-cell office:value-type="float" office:value="2280">
            <text:p>2280</text:p>
          </table:table-cell>
          <table:table-cell office:value-type="float" office:value="0.4">
            <text:p>0.4</text:p>
          </table:table-cell>
          <table:table-cell office:value-type="float" office:value="0.36604002">
            <text:p>0.36604002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/>
          <table:table-cell table:formula="of:=([.D229]-[.E229])-([.D228]-[.E228])" office:value-type="float" office:value="-0.00183021999999999">
            <text:p>-0.00183022</text:p>
          </table:table-cell>
        </table:table-row>
        <table:table-row table:style-name="ro2">
          <table:table-cell office:value-type="float" office:value="2290">
            <text:p>229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4">
            <text:p>0.4</text:p>
          </table:table-cell>
          <table:table-cell office:value-type="float" office:value="0.38068157">
            <text:p>0.38068157</text:p>
          </table:table-cell>
          <table:table-cell/>
          <table:table-cell table:formula="of:=([.D230]-[.E230])-([.D229]-[.E229])" office:value-type="float" office:value="0.00183024999999998">
            <text:p>0.00183025</text:p>
          </table:table-cell>
        </table:table-row>
        <table:table-row table:style-name="ro2">
          <table:table-cell office:value-type="float" office:value="2300">
            <text:p>230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0.4">
            <text:p>0.4</text:p>
          </table:table-cell>
          <table:table-cell office:value-type="float" office:value="0.39166284">
            <text:p>0.39166284</text:p>
          </table:table-cell>
          <table:table-cell/>
          <table:table-cell table:formula="of:=([.D231]-[.E231])-([.D230]-[.E230])" office:value-type="float" office:value="-0.01098127">
            <text:p>-0.01098127</text:p>
          </table:table-cell>
        </table:table-row>
        <table:table-row table:style-name="ro2">
          <table:table-cell office:value-type="float" office:value="2310">
            <text:p>231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0.4">
            <text:p>0.4</text:p>
          </table:table-cell>
          <table:table-cell office:value-type="float" office:value="0.39898366">
            <text:p>0.39898366</text:p>
          </table:table-cell>
          <table:table-cell/>
          <table:table-cell table:formula="of:=([.D232]-[.E232])-([.D231]-[.E231])" office:value-type="float" office:value="-0.00732082000000001">
            <text:p>-0.00732082</text:p>
          </table:table-cell>
        </table:table-row>
        <table:table-row table:style-name="ro2">
          <table:table-cell office:value-type="float" office:value="2320">
            <text:p>2320</text:p>
          </table:table-cell>
          <table:table-cell office:value-type="float" office:value="0.4">
            <text:p>0.4</text:p>
          </table:table-cell>
          <table:table-cell office:value-type="float" office:value="0.39715338">
            <text:p>0.39715338</text:p>
          </table:table-cell>
          <table:table-cell office:value-type="float" office:value="0.4">
            <text:p>0.4</text:p>
          </table:table-cell>
          <table:table-cell office:value-type="float" office:value="0.40630442">
            <text:p>0.40630442</text:p>
          </table:table-cell>
          <table:table-cell/>
          <table:table-cell table:formula="of:=([.D233]-[.E233])-([.D232]-[.E232])" office:value-type="float" office:value="-0.00732075999999998">
            <text:p>-0.00732076</text:p>
          </table:table-cell>
        </table:table-row>
        <table:table-row table:style-name="ro2">
          <table:table-cell office:value-type="float" office:value="2330">
            <text:p>2330</text:p>
          </table:table-cell>
          <table:table-cell office:value-type="float" office:value="0.4">
            <text:p>0.4</text:p>
          </table:table-cell>
          <table:table-cell office:value-type="float" office:value="0.37336078">
            <text:p>0.37336078</text:p>
          </table:table-cell>
          <table:table-cell office:value-type="float" office:value="0.4">
            <text:p>0.4</text:p>
          </table:table-cell>
          <table:table-cell office:value-type="float" office:value="0.4044742">
            <text:p>0.4044742</text:p>
          </table:table-cell>
          <table:table-cell/>
          <table:table-cell table:formula="of:=([.D234]-[.E234])-([.D233]-[.E233])" office:value-type="float" office:value="0.00183021999999999">
            <text:p>0.00183022</text:p>
          </table:table-cell>
        </table:table-row>
        <table:table-row table:style-name="ro2">
          <table:table-cell office:value-type="float" office:value="2340">
            <text:p>2340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  <table:table-cell office:value-type="float" office:value="0.4">
            <text:p>0.4</text:p>
          </table:table-cell>
          <table:table-cell office:value-type="float" office:value="0.40630442">
            <text:p>0.40630442</text:p>
          </table:table-cell>
          <table:table-cell/>
          <table:table-cell table:formula="of:=([.D235]-[.E235])-([.D234]-[.E234])" office:value-type="float" office:value="-0.00183021999999999">
            <text:p>-0.00183022</text:p>
          </table:table-cell>
        </table:table-row>
        <table:table-row table:style-name="ro2">
          <table:table-cell office:value-type="float" office:value="2350">
            <text:p>235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0.4">
            <text:p>0.4</text:p>
          </table:table-cell>
          <table:table-cell office:value-type="float" office:value="0.40264404">
            <text:p>0.40264404</text:p>
          </table:table-cell>
          <table:table-cell/>
          <table:table-cell table:formula="of:=([.D236]-[.E236])-([.D235]-[.E235])" office:value-type="float" office:value="0.00366038000000002">
            <text:p>0.00366038</text:p>
          </table:table-cell>
        </table:table-row>
        <table:table-row table:style-name="ro2">
          <table:table-cell office:value-type="float" office:value="2360">
            <text:p>236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4">
            <text:p>0.4</text:p>
          </table:table-cell>
          <table:table-cell office:value-type="float" office:value="0.40264398">
            <text:p>0.40264398</text:p>
          </table:table-cell>
          <table:table-cell/>
          <table:table-cell table:formula="of:=([.D237]-[.E237])-([.D236]-[.E236])" office:value-type="float" office:value="0.0000000599999999684187">
            <text:p>0.00000006</text:p>
          </table:table-cell>
        </table:table-row>
        <table:table-row table:style-name="ro2">
          <table:table-cell office:value-type="float" office:value="2370">
            <text:p>2370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 office:value-type="float" office:value="0.4">
            <text:p>0.4</text:p>
          </table:table-cell>
          <table:table-cell office:value-type="float" office:value="0.40630442">
            <text:p>0.40630442</text:p>
          </table:table-cell>
          <table:table-cell/>
          <table:table-cell table:formula="of:=([.D238]-[.E238])-([.D237]-[.E237])" office:value-type="float" office:value="-0.00366043999999999">
            <text:p>-0.00366044</text:p>
          </table:table-cell>
        </table:table-row>
        <table:table-row table:style-name="ro2">
          <table:table-cell office:value-type="float" office:value="2380">
            <text:p>2380</text:p>
          </table:table-cell>
          <table:table-cell office:value-type="float" office:value="0.4">
            <text:p>0.4</text:p>
          </table:table-cell>
          <table:table-cell office:value-type="float" office:value="0.37702122">
            <text:p>0.37702122</text:p>
          </table:table-cell>
          <table:table-cell office:value-type="float" office:value="0.4">
            <text:p>0.4</text:p>
          </table:table-cell>
          <table:table-cell office:value-type="float" office:value="0.41545546">
            <text:p>0.41545546</text:p>
          </table:table-cell>
          <table:table-cell/>
          <table:table-cell table:formula="of:=([.D239]-[.E239])-([.D238]-[.E238])" office:value-type="float" office:value="-0.00915104">
            <text:p>-0.00915104</text:p>
          </table:table-cell>
        </table:table-row>
        <table:table-row table:style-name="ro2">
          <table:table-cell office:value-type="float" office:value="2390">
            <text:p>2390</text:p>
          </table:table-cell>
          <table:table-cell office:value-type="float" office:value="0.4">
            <text:p>0.4</text:p>
          </table:table-cell>
          <table:table-cell office:value-type="float" office:value="0.3715306">
            <text:p>0.3715306</text:p>
          </table:table-cell>
          <table:table-cell office:value-type="float" office:value="0.4">
            <text:p>0.4</text:p>
          </table:table-cell>
          <table:table-cell office:value-type="float" office:value="0.41728562">
            <text:p>0.41728562</text:p>
          </table:table-cell>
          <table:table-cell/>
          <table:table-cell table:formula="of:=([.D240]-[.E240])-([.D239]-[.E239])" office:value-type="float" office:value="-0.00183016000000003">
            <text:p>-0.00183016</text:p>
          </table:table-cell>
        </table:table-row>
        <table:table-row table:style-name="ro2">
          <table:table-cell office:value-type="float" office:value="2400">
            <text:p>240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4">
            <text:p>0.4</text:p>
          </table:table-cell>
          <table:table-cell office:value-type="float" office:value="0.4099648">
            <text:p>0.4099648</text:p>
          </table:table-cell>
          <table:table-cell/>
          <table:table-cell table:formula="of:=([.D241]-[.E241])-([.D240]-[.E240])" office:value-type="float" office:value="0.00732082000000006">
            <text:p>0.00732082</text:p>
          </table:table-cell>
        </table:table-row>
        <table:table-row table:style-name="ro2">
          <table:table-cell office:value-type="float" office:value="2410">
            <text:p>241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0.4">
            <text:p>0.4</text:p>
          </table:table-cell>
          <table:table-cell office:value-type="float" office:value="0.4044742">
            <text:p>0.4044742</text:p>
          </table:table-cell>
          <table:table-cell/>
          <table:table-cell table:formula="of:=([.D242]-[.E242])-([.D241]-[.E241])" office:value-type="float" office:value="0.00549059999999996">
            <text:p>0.0054906</text:p>
          </table:table-cell>
        </table:table-row>
        <table:table-row table:style-name="ro2">
          <table:table-cell office:value-type="float" office:value="2420">
            <text:p>2420</text:p>
          </table:table-cell>
          <table:table-cell office:value-type="float" office:value="0.4">
            <text:p>0.4</text:p>
          </table:table-cell>
          <table:table-cell office:value-type="float" office:value="0.42460638">
            <text:p>0.42460638</text:p>
          </table:table-cell>
          <table:table-cell office:value-type="float" office:value="0.4">
            <text:p>0.4</text:p>
          </table:table-cell>
          <table:table-cell office:value-type="float" office:value="0.4081346">
            <text:p>0.4081346</text:p>
          </table:table-cell>
          <table:table-cell/>
          <table:table-cell table:formula="of:=([.D243]-[.E243])-([.D242]-[.E242])" office:value-type="float" office:value="-0.00366039999999995">
            <text:p>-0.0036604</text:p>
          </table:table-cell>
        </table:table-row>
        <table:table-row table:style-name="ro2">
          <table:table-cell office:value-type="float" office:value="2430">
            <text:p>2430</text:p>
          </table:table-cell>
          <table:table-cell office:value-type="float" office:value="0.4">
            <text:p>0.4</text:p>
          </table:table-cell>
          <table:table-cell office:value-type="float" office:value="0.41545543">
            <text:p>0.41545543</text:p>
          </table:table-cell>
          <table:table-cell office:value-type="float" office:value="0.4">
            <text:p>0.4</text:p>
          </table:table-cell>
          <table:table-cell office:value-type="float" office:value="0.40630445">
            <text:p>0.40630445</text:p>
          </table:table-cell>
          <table:table-cell/>
          <table:table-cell table:formula="of:=([.D244]-[.E244])-([.D243]-[.E243])" office:value-type="float" office:value="0.00183014999999998">
            <text:p>0.00183015</text:p>
          </table:table-cell>
        </table:table-row>
        <table:table-row table:style-name="ro2">
          <table:table-cell office:value-type="float" office:value="2440">
            <text:p>2440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 office:value-type="float" office:value="0.4">
            <text:p>0.4</text:p>
          </table:table-cell>
          <table:table-cell office:value-type="float" office:value="0.40630442">
            <text:p>0.40630442</text:p>
          </table:table-cell>
          <table:table-cell/>
          <table:table-cell table:formula="of:=([.D245]-[.E245])-([.D244]-[.E244])" office:value-type="float" office:value="0.0000000299999999842093">
            <text:p>0.00000003</text:p>
          </table:table-cell>
        </table:table-row>
        <table:table-row table:style-name="ro2">
          <table:table-cell office:value-type="float" office:value="2450">
            <text:p>2450</text:p>
          </table:table-cell>
          <table:table-cell office:value-type="float" office:value="0.4">
            <text:p>0.4</text:p>
          </table:table-cell>
          <table:table-cell office:value-type="float" office:value="0.3880024">
            <text:p>0.3880024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/>
          <table:table-cell table:formula="of:=([.D246]-[.E246])-([.D245]-[.E245])" office:value-type="float" office:value="0.00549060000000001">
            <text:p>0.0054906</text:p>
          </table:table-cell>
        </table:table-row>
        <table:table-row table:style-name="ro2">
          <table:table-cell office:value-type="float" office:value="2460">
            <text:p>2460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 office:value-type="float" office:value="0.4">
            <text:p>0.4</text:p>
          </table:table-cell>
          <table:table-cell office:value-type="float" office:value="0.4044742">
            <text:p>0.4044742</text:p>
          </table:table-cell>
          <table:table-cell/>
          <table:table-cell table:formula="of:=([.D247]-[.E247])-([.D246]-[.E246])" office:value-type="float" office:value="-0.00366038000000002">
            <text:p>-0.00366038</text:p>
          </table:table-cell>
        </table:table-row>
        <table:table-row table:style-name="ro2">
          <table:table-cell office:value-type="float" office:value="2470">
            <text:p>2470</text:p>
          </table:table-cell>
          <table:table-cell office:value-type="float" office:value="0.4">
            <text:p>0.4</text:p>
          </table:table-cell>
          <table:table-cell office:value-type="float" office:value="0.41362524">
            <text:p>0.41362524</text:p>
          </table:table-cell>
          <table:table-cell office:value-type="float" office:value="0.4">
            <text:p>0.4</text:p>
          </table:table-cell>
          <table:table-cell office:value-type="float" office:value="0.4099648">
            <text:p>0.4099648</text:p>
          </table:table-cell>
          <table:table-cell/>
          <table:table-cell table:formula="of:=([.D248]-[.E248])-([.D247]-[.E247])" office:value-type="float" office:value="-0.00549059999999996">
            <text:p>-0.0054906</text:p>
          </table:table-cell>
        </table:table-row>
        <table:table-row table:style-name="ro2">
          <table:table-cell office:value-type="float" office:value="2480">
            <text:p>2480</text:p>
          </table:table-cell>
          <table:table-cell office:value-type="float" office:value="0.4">
            <text:p>0.4</text:p>
          </table:table-cell>
          <table:table-cell office:value-type="float" office:value="0.3971534">
            <text:p>0.3971534</text:p>
          </table:table-cell>
          <table:table-cell office:value-type="float" office:value="0.4">
            <text:p>0.4</text:p>
          </table:table-cell>
          <table:table-cell office:value-type="float" office:value="0.39715335">
            <text:p>0.39715335</text:p>
          </table:table-cell>
          <table:table-cell/>
          <table:table-cell table:formula="of:=([.D249]-[.E249])-([.D248]-[.E248])" office:value-type="float" office:value="0.0128114499999999">
            <text:p>0.01281145</text:p>
          </table:table-cell>
        </table:table-row>
        <table:table-row table:style-name="ro2">
          <table:table-cell office:value-type="float" office:value="2490">
            <text:p>2490</text:p>
          </table:table-cell>
          <table:table-cell office:value-type="float" office:value="0.4">
            <text:p>0.4</text:p>
          </table:table-cell>
          <table:table-cell office:value-type="float" office:value="0.402644">
            <text:p>0.402644</text:p>
          </table:table-cell>
          <table:table-cell office:value-type="float" office:value="0.4">
            <text:p>0.4</text:p>
          </table:table-cell>
          <table:table-cell office:value-type="float" office:value="0.39715338">
            <text:p>0.39715338</text:p>
          </table:table-cell>
          <table:table-cell/>
          <table:table-cell table:formula="of:=([.D250]-[.E250])-([.D249]-[.E249])" office:value-type="float" office:value="-0.0000000299999999842093">
            <text:p>-0.00000003</text:p>
          </table:table-cell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0.4">
            <text:p>0.4</text:p>
          </table:table-cell>
          <table:table-cell office:value-type="float" office:value="0.402644">
            <text:p>0.402644</text:p>
          </table:table-cell>
          <table:table-cell/>
          <table:table-cell table:formula="of:=([.D251]-[.E251])-([.D250]-[.E250])" office:value-type="float" office:value="-0.00549062">
            <text:p>-0.00549062</text:p>
          </table:table-cell>
        </table:table-row>
        <table:table-row table:style-name="ro2">
          <table:table-cell office:value-type="float" office:value="2510">
            <text:p>251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0.4">
            <text:p>0.4</text:p>
          </table:table-cell>
          <table:table-cell office:value-type="float" office:value="0.40996483">
            <text:p>0.40996483</text:p>
          </table:table-cell>
          <table:table-cell/>
          <table:table-cell table:formula="of:=([.D252]-[.E252])-([.D251]-[.E251])" office:value-type="float" office:value="-0.00732083">
            <text:p>-0.00732083</text:p>
          </table:table-cell>
        </table:table-row>
        <table:table-row table:style-name="ro2">
          <table:table-cell office:value-type="float" office:value="2520">
            <text:p>2520</text:p>
          </table:table-cell>
          <table:table-cell office:value-type="float" office:value="0.4">
            <text:p>0.4</text:p>
          </table:table-cell>
          <table:table-cell office:value-type="float" office:value="0.3880024">
            <text:p>0.3880024</text:p>
          </table:table-cell>
          <table:table-cell office:value-type="float" office:value="0.4">
            <text:p>0.4</text:p>
          </table:table-cell>
          <table:table-cell office:value-type="float" office:value="0.41179502">
            <text:p>0.41179502</text:p>
          </table:table-cell>
          <table:table-cell/>
          <table:table-cell table:formula="of:=([.D253]-[.E253])-([.D252]-[.E252])" office:value-type="float" office:value="-0.00183019000000001">
            <text:p>-0.00183019</text:p>
          </table:table-cell>
        </table:table-row>
        <table:table-row table:style-name="ro2">
          <table:table-cell office:value-type="float" office:value="2530">
            <text:p>253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4">
            <text:p>0.4</text:p>
          </table:table-cell>
          <table:table-cell office:value-type="float" office:value="0.4154554">
            <text:p>0.4154554</text:p>
          </table:table-cell>
          <table:table-cell/>
          <table:table-cell table:formula="of:=([.D254]-[.E254])-([.D253]-[.E253])" office:value-type="float" office:value="-0.00366037999999996">
            <text:p>-0.00366038</text:p>
          </table:table-cell>
        </table:table-row>
        <table:table-row table:style-name="ro2">
          <table:table-cell office:value-type="float" office:value="2540">
            <text:p>2540</text:p>
          </table:table-cell>
          <table:table-cell office:value-type="float" office:value="0.4">
            <text:p>0.4</text:p>
          </table:table-cell>
          <table:table-cell office:value-type="float" office:value="0.3715306">
            <text:p>0.3715306</text:p>
          </table:table-cell>
          <table:table-cell office:value-type="float" office:value="0.4">
            <text:p>0.4</text:p>
          </table:table-cell>
          <table:table-cell office:value-type="float" office:value="0.40813464">
            <text:p>0.40813464</text:p>
          </table:table-cell>
          <table:table-cell/>
          <table:table-cell table:formula="of:=([.D255]-[.E255])-([.D254]-[.E254])" office:value-type="float" office:value="0.00732075999999998">
            <text:p>0.00732076</text:p>
          </table:table-cell>
        </table:table-row>
        <table:table-row table:style-name="ro2">
          <table:table-cell office:value-type="float" office:value="2550">
            <text:p>2550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  <table:table-cell office:value-type="float" office:value="0.4">
            <text:p>0.4</text:p>
          </table:table-cell>
          <table:table-cell office:value-type="float" office:value="0.3953232">
            <text:p>0.3953232</text:p>
          </table:table-cell>
          <table:table-cell/>
          <table:table-cell table:formula="of:=([.D256]-[.E256])-([.D255]-[.E255])" office:value-type="float" office:value="0.01281144">
            <text:p>0.01281144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0.4">
            <text:p>0.4</text:p>
          </table:table-cell>
          <table:table-cell office:value-type="float" office:value="0.37702122">
            <text:p>0.37702122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/>
          <table:table-cell table:formula="of:=([.D257]-[.E257])-([.D256]-[.E256])" office:value-type="float" office:value="0.00549057999999997">
            <text:p>0.00549058</text:p>
          </table:table-cell>
        </table:table-row>
        <table:table-row table:style-name="ro2">
          <table:table-cell office:value-type="float" office:value="2570">
            <text:p>257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0.4">
            <text:p>0.4</text:p>
          </table:table-cell>
          <table:table-cell office:value-type="float" office:value="0.40264398">
            <text:p>0.40264398</text:p>
          </table:table-cell>
          <table:table-cell/>
          <table:table-cell table:formula="of:=([.D258]-[.E258])-([.D257]-[.E257])" office:value-type="float" office:value="-0.01281136">
            <text:p>-0.01281136</text:p>
          </table:table-cell>
        </table:table-row>
        <table:table-row table:style-name="ro2">
          <table:table-cell office:value-type="float" office:value="2580">
            <text:p>258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office:value-type="float" office:value="0.4">
            <text:p>0.4</text:p>
          </table:table-cell>
          <table:table-cell office:value-type="float" office:value="0.41179502">
            <text:p>0.41179502</text:p>
          </table:table-cell>
          <table:table-cell/>
          <table:table-cell table:formula="of:=([.D259]-[.E259])-([.D258]-[.E258])" office:value-type="float" office:value="-0.00915104">
            <text:p>-0.00915104</text:p>
          </table:table-cell>
        </table:table-row>
        <table:table-row table:style-name="ro2">
          <table:table-cell office:value-type="float" office:value="2590">
            <text:p>2590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  <table:table-cell office:value-type="float" office:value="0.4">
            <text:p>0.4</text:p>
          </table:table-cell>
          <table:table-cell office:value-type="float" office:value="0.40630442">
            <text:p>0.40630442</text:p>
          </table:table-cell>
          <table:table-cell/>
          <table:table-cell table:formula="of:=([.D260]-[.E260])-([.D259]-[.E259])" office:value-type="float" office:value="0.00549060000000001">
            <text:p>0.0054906</text:p>
          </table:table-cell>
        </table:table-row>
        <table:table-row table:style-name="ro2">
          <table:table-cell office:value-type="float" office:value="2600">
            <text:p>2600</text:p>
          </table:table-cell>
          <table:table-cell office:value-type="float" office:value="0.4">
            <text:p>0.4</text:p>
          </table:table-cell>
          <table:table-cell office:value-type="float" office:value="0.34590778">
            <text:p>0.34590778</text:p>
          </table:table-cell>
          <table:table-cell office:value-type="float" office:value="0.4">
            <text:p>0.4</text:p>
          </table:table-cell>
          <table:table-cell office:value-type="float" office:value="0.4099648">
            <text:p>0.4099648</text:p>
          </table:table-cell>
          <table:table-cell/>
          <table:table-cell table:formula="of:=([.D261]-[.E261])-([.D260]-[.E260])" office:value-type="float" office:value="-0.00366037999999996">
            <text:p>-0.00366038</text:p>
          </table:table-cell>
        </table:table-row>
        <table:table-row table:style-name="ro2">
          <table:table-cell office:value-type="float" office:value="2610">
            <text:p>2610</text:p>
          </table:table-cell>
          <table:table-cell office:value-type="float" office:value="0.4">
            <text:p>0.4</text:p>
          </table:table-cell>
          <table:table-cell office:value-type="float" office:value="0.33858702">
            <text:p>0.33858702</text:p>
          </table:table-cell>
          <table:table-cell office:value-type="float" office:value="0.4">
            <text:p>0.4</text:p>
          </table:table-cell>
          <table:table-cell office:value-type="float" office:value="0.40813464">
            <text:p>0.40813464</text:p>
          </table:table-cell>
          <table:table-cell/>
          <table:table-cell table:formula="of:=([.D262]-[.E262])-([.D261]-[.E261])" office:value-type="float" office:value="0.00183015999999997">
            <text:p>0.00183016</text:p>
          </table:table-cell>
        </table:table-row>
        <table:table-row table:style-name="ro2">
          <table:table-cell office:value-type="float" office:value="2620">
            <text:p>2620</text:p>
          </table:table-cell>
          <table:table-cell office:value-type="float" office:value="0.4">
            <text:p>0.4</text:p>
          </table:table-cell>
          <table:table-cell office:value-type="float" office:value="0.34773806">
            <text:p>0.34773806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/>
          <table:table-cell table:formula="of:=([.D263]-[.E263])-([.D262]-[.E262])" office:value-type="float" office:value="0.00732082000000001">
            <text:p>0.00732082</text:p>
          </table:table-cell>
        </table:table-row>
        <table:table-row table:style-name="ro2">
          <table:table-cell office:value-type="float" office:value="2630">
            <text:p>2630</text:p>
          </table:table-cell>
          <table:table-cell office:value-type="float" office:value="0.4">
            <text:p>0.4</text:p>
          </table:table-cell>
          <table:table-cell office:value-type="float" office:value="0.33675683">
            <text:p>0.33675683</text:p>
          </table:table-cell>
          <table:table-cell office:value-type="float" office:value="0.4">
            <text:p>0.4</text:p>
          </table:table-cell>
          <table:table-cell office:value-type="float" office:value="0.39715338">
            <text:p>0.39715338</text:p>
          </table:table-cell>
          <table:table-cell/>
          <table:table-cell table:formula="of:=([.D264]-[.E264])-([.D263]-[.E263])" office:value-type="float" office:value="0.00366043999999999">
            <text:p>0.00366044</text:p>
          </table:table-cell>
        </table:table-row>
        <table:table-row table:style-name="ro2">
          <table:table-cell office:value-type="float" office:value="2640">
            <text:p>2640</text:p>
          </table:table-cell>
          <table:table-cell office:value-type="float" office:value="0.4">
            <text:p>0.4</text:p>
          </table:table-cell>
          <table:table-cell office:value-type="float" office:value="0.32577562">
            <text:p>0.32577562</text:p>
          </table:table-cell>
          <table:table-cell office:value-type="float" office:value="0.4">
            <text:p>0.4</text:p>
          </table:table-cell>
          <table:table-cell office:value-type="float" office:value="0.39898366">
            <text:p>0.39898366</text:p>
          </table:table-cell>
          <table:table-cell/>
          <table:table-cell table:formula="of:=([.D265]-[.E265])-([.D264]-[.E264])" office:value-type="float" office:value="-0.00183028000000002">
            <text:p>-0.00183028</text:p>
          </table:table-cell>
        </table:table-row>
        <table:table-row table:style-name="ro2">
          <table:table-cell office:value-type="float" office:value="2650">
            <text:p>2650</text:p>
          </table:table-cell>
          <table:table-cell office:value-type="float" office:value="0.4">
            <text:p>0.4</text:p>
          </table:table-cell>
          <table:table-cell office:value-type="float" office:value="0.30564338">
            <text:p>0.30564338</text:p>
          </table:table-cell>
          <table:table-cell office:value-type="float" office:value="0.4">
            <text:p>0.4</text:p>
          </table:table-cell>
          <table:table-cell office:value-type="float" office:value="0.40630442">
            <text:p>0.40630442</text:p>
          </table:table-cell>
          <table:table-cell/>
          <table:table-cell table:formula="of:=([.D266]-[.E266])-([.D265]-[.E265])" office:value-type="float" office:value="-0.00732075999999998">
            <text:p>-0.00732076</text:p>
          </table:table-cell>
        </table:table-row>
        <table:table-row table:style-name="ro2">
          <table:table-cell office:value-type="float" office:value="2660">
            <text:p>2660</text:p>
          </table:table-cell>
          <table:table-cell office:value-type="float" office:value="0.4">
            <text:p>0.4</text:p>
          </table:table-cell>
          <table:table-cell office:value-type="float" office:value="0.29283205">
            <text:p>0.29283205</text:p>
          </table:table-cell>
          <table:table-cell office:value-type="float" office:value="0.4">
            <text:p>0.4</text:p>
          </table:table-cell>
          <table:table-cell office:value-type="float" office:value="0.3971534">
            <text:p>0.3971534</text:p>
          </table:table-cell>
          <table:table-cell/>
          <table:table-cell table:formula="of:=([.D267]-[.E267])-([.D266]-[.E266])" office:value-type="float" office:value="0.00915102000000001">
            <text:p>0.00915102</text:p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0.4">
            <text:p>0.4</text:p>
          </table:table-cell>
          <table:table-cell office:value-type="float" office:value="0.311134">
            <text:p>0.311134</text:p>
          </table:table-cell>
          <table:table-cell office:value-type="float" office:value="0.4">
            <text:p>0.4</text:p>
          </table:table-cell>
          <table:table-cell office:value-type="float" office:value="0.4008138">
            <text:p>0.4008138</text:p>
          </table:table-cell>
          <table:table-cell/>
          <table:table-cell table:formula="of:=([.D268]-[.E268])-([.D267]-[.E267])" office:value-type="float" office:value="-0.00366040000000001">
            <text:p>-0.0036604</text:p>
          </table:table-cell>
        </table:table-row>
        <table:table-row table:style-name="ro2">
          <table:table-cell office:value-type="float" office:value="2680">
            <text:p>2680</text:p>
          </table:table-cell>
          <table:table-cell office:value-type="float" office:value="0.4">
            <text:p>0.4</text:p>
          </table:table-cell>
          <table:table-cell office:value-type="float" office:value="0.3074736">
            <text:p>0.3074736</text:p>
          </table:table-cell>
          <table:table-cell office:value-type="float" office:value="0.4">
            <text:p>0.4</text:p>
          </table:table-cell>
          <table:table-cell office:value-type="float" office:value="0.39715338">
            <text:p>0.39715338</text:p>
          </table:table-cell>
          <table:table-cell/>
          <table:table-cell table:formula="of:=([.D269]-[.E269])-([.D268]-[.E268])" office:value-type="float" office:value="0.00366042">
            <text:p>0.00366042</text:p>
          </table:table-cell>
        </table:table-row>
        <table:table-row table:style-name="ro2">
          <table:table-cell office:value-type="float" office:value="2690">
            <text:p>2690</text:p>
          </table:table-cell>
          <table:table-cell office:value-type="float" office:value="0.4">
            <text:p>0.4</text:p>
          </table:table-cell>
          <table:table-cell office:value-type="float" office:value="0.3001528">
            <text:p>0.3001528</text:p>
          </table:table-cell>
          <table:table-cell office:value-type="float" office:value="0.4">
            <text:p>0.4</text:p>
          </table:table-cell>
          <table:table-cell office:value-type="float" office:value="0.40264398">
            <text:p>0.40264398</text:p>
          </table:table-cell>
          <table:table-cell/>
          <table:table-cell table:formula="of:=([.D270]-[.E270])-([.D269]-[.E269])" office:value-type="float" office:value="-0.00549060000000001">
            <text:p>-0.0054906</text:p>
          </table:table-cell>
        </table:table-row>
        <table:table-row table:style-name="ro2">
          <table:table-cell office:value-type="float" office:value="2700">
            <text:p>2700</text:p>
          </table:table-cell>
          <table:table-cell office:value-type="float" office:value="0.4">
            <text:p>0.4</text:p>
          </table:table-cell>
          <table:table-cell office:value-type="float" office:value="0.28734142">
            <text:p>0.28734142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/>
          <table:table-cell table:formula="of:=([.D271]-[.E271])-([.D270]-[.E270])" office:value-type="float" office:value="0.00183016000000003">
            <text:p>0.00183016</text:p>
          </table:table-cell>
        </table:table-row>
        <table:table-row table:style-name="ro2">
          <table:table-cell office:value-type="float" office:value="2710">
            <text:p>2710</text:p>
          </table:table-cell>
          <table:table-cell office:value-type="float" office:value="0.4">
            <text:p>0.4</text:p>
          </table:table-cell>
          <table:table-cell office:value-type="float" office:value="0.29100183">
            <text:p>0.29100183</text:p>
          </table:table-cell>
          <table:table-cell office:value-type="float" office:value="0.4">
            <text:p>0.4</text:p>
          </table:table-cell>
          <table:table-cell office:value-type="float" office:value="0.3971534">
            <text:p>0.3971534</text:p>
          </table:table-cell>
          <table:table-cell/>
          <table:table-cell table:formula="of:=([.D272]-[.E272])-([.D271]-[.E271])" office:value-type="float" office:value="0.00366042">
            <text:p>0.00366042</text:p>
          </table:table-cell>
        </table:table-row>
        <table:table-row table:style-name="ro2">
          <table:table-cell office:value-type="float" office:value="2720">
            <text:p>2720</text:p>
          </table:table-cell>
          <table:table-cell office:value-type="float" office:value="0.4">
            <text:p>0.4</text:p>
          </table:table-cell>
          <table:table-cell office:value-type="float" office:value="0.2910018">
            <text:p>0.2910018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/>
          <table:table-cell table:formula="of:=([.D273]-[.E273])-([.D272]-[.E272])" office:value-type="float" office:value="-0.00366042">
            <text:p>-0.00366042</text:p>
          </table:table-cell>
        </table:table-row>
        <table:table-row table:style-name="ro2">
          <table:table-cell office:value-type="float" office:value="2730">
            <text:p>2730</text:p>
          </table:table-cell>
          <table:table-cell office:value-type="float" office:value="0.4">
            <text:p>0.4</text:p>
          </table:table-cell>
          <table:table-cell office:value-type="float" office:value="0.29832262">
            <text:p>0.29832262</text:p>
          </table:table-cell>
          <table:table-cell office:value-type="float" office:value="0.4">
            <text:p>0.4</text:p>
          </table:table-cell>
          <table:table-cell office:value-type="float" office:value="0.39532322">
            <text:p>0.39532322</text:p>
          </table:table-cell>
          <table:table-cell/>
          <table:table-cell table:formula="of:=([.D274]-[.E274])-([.D273]-[.E273])" office:value-type="float" office:value="0.00549059999999996">
            <text:p>0.0054906</text:p>
          </table:table-cell>
        </table:table-row>
        <table:table-row table:style-name="ro2">
          <table:table-cell office:value-type="float" office:value="2740">
            <text:p>2740</text:p>
          </table:table-cell>
          <table:table-cell office:value-type="float" office:value="0.4">
            <text:p>0.4</text:p>
          </table:table-cell>
          <table:table-cell office:value-type="float" office:value="0.30747363">
            <text:p>0.30747363</text:p>
          </table:table-cell>
          <table:table-cell office:value-type="float" office:value="0.4">
            <text:p>0.4</text:p>
          </table:table-cell>
          <table:table-cell office:value-type="float" office:value="0.39532325">
            <text:p>0.39532325</text:p>
          </table:table-cell>
          <table:table-cell/>
          <table:table-cell table:formula="of:=([.D275]-[.E275])-([.D274]-[.E274])" office:value-type="float" office:value="-0.0000000299999999842093">
            <text:p>-0.00000003</text:p>
          </table:table-cell>
        </table:table-row>
        <table:table-row table:style-name="ro2">
          <table:table-cell office:value-type="float" office:value="2750">
            <text:p>2750</text:p>
          </table:table-cell>
          <table:table-cell office:value-type="float" office:value="0.4">
            <text:p>0.4</text:p>
          </table:table-cell>
          <table:table-cell office:value-type="float" office:value="0.29649246">
            <text:p>0.29649246</text:p>
          </table:table-cell>
          <table:table-cell office:value-type="float" office:value="0.4">
            <text:p>0.4</text:p>
          </table:table-cell>
          <table:table-cell office:value-type="float" office:value="0.40264398">
            <text:p>0.40264398</text:p>
          </table:table-cell>
          <table:table-cell/>
          <table:table-cell table:formula="of:=([.D276]-[.E276])-([.D275]-[.E275])" office:value-type="float" office:value="-0.00732073">
            <text:p>-0.00732073</text:p>
          </table:table-cell>
        </table:table-row>
        <table:table-row table:style-name="ro2">
          <table:table-cell office:value-type="float" office:value="2760">
            <text:p>2760</text:p>
          </table:table-cell>
          <table:table-cell office:value-type="float" office:value="0.4">
            <text:p>0.4</text:p>
          </table:table-cell>
          <table:table-cell office:value-type="float" office:value="0.28734142">
            <text:p>0.28734142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/>
          <table:table-cell table:formula="of:=([.D277]-[.E277])-([.D276]-[.E276])" office:value-type="float" office:value="0.00366034999999998">
            <text:p>0.00366035</text:p>
          </table:table-cell>
        </table:table-row>
        <table:table-row table:style-name="ro2">
          <table:table-cell office:value-type="float" office:value="2770">
            <text:p>2770</text:p>
          </table:table-cell>
          <table:table-cell office:value-type="float" office:value="0.4">
            <text:p>0.4</text:p>
          </table:table-cell>
          <table:table-cell office:value-type="float" office:value="0.3038132">
            <text:p>0.3038132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/>
          <table:table-cell table:formula="of:=([.D278]-[.E278])-([.D277]-[.E277])" office:value-type="float" office:value="0">
            <text:p>0</text:p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0.4">
            <text:p>0.4</text:p>
          </table:table-cell>
          <table:table-cell office:value-type="float" office:value="0.29466218">
            <text:p>0.29466218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/>
          <table:table-cell table:formula="of:=([.D279]-[.E279])-([.D278]-[.E278])" office:value-type="float" office:value="0.00915101000000002">
            <text:p>0.00915101</text:p>
          </table:table-cell>
        </table:table-row>
        <table:table-row table:style-name="ro2">
          <table:table-cell office:value-type="float" office:value="2790">
            <text:p>2790</text:p>
          </table:table-cell>
          <table:table-cell office:value-type="float" office:value="0.4">
            <text:p>0.4</text:p>
          </table:table-cell>
          <table:table-cell office:value-type="float" office:value="0.3166246">
            <text:p>0.3166246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/>
          <table:table-cell table:formula="of:=([.D280]-[.E280])-([.D279]-[.E279])" office:value-type="float" office:value="-0.0109812">
            <text:p>-0.0109812</text:p>
          </table:table-cell>
        </table:table-row>
        <table:table-row table:style-name="ro2">
          <table:table-cell office:value-type="float" office:value="2800">
            <text:p>2800</text:p>
          </table:table-cell>
          <table:table-cell office:value-type="float" office:value="0.4">
            <text:p>0.4</text:p>
          </table:table-cell>
          <table:table-cell office:value-type="float" office:value="0.32760578">
            <text:p>0.32760578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/>
          <table:table-cell table:formula="of:=([.D281]-[.E281])-([.D280]-[.E280])" office:value-type="float" office:value="0">
            <text:p>0</text:p>
          </table:table-cell>
        </table:table-row>
        <table:table-row table:style-name="ro2">
          <table:table-cell office:value-type="float" office:value="2810">
            <text:p>2810</text:p>
          </table:table-cell>
          <table:table-cell office:value-type="float" office:value="0.4">
            <text:p>0.4</text:p>
          </table:table-cell>
          <table:table-cell office:value-type="float" office:value="0.32211524">
            <text:p>0.32211524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/>
          <table:table-cell table:formula="of:=([.D282]-[.E282])-([.D281]-[.E281])" office:value-type="float" office:value="0.00183018999999995">
            <text:p>0.00183019</text:p>
          </table:table-cell>
        </table:table-row>
        <table:table-row table:style-name="ro2">
          <table:table-cell office:value-type="float" office:value="2820">
            <text:p>2820</text:p>
          </table:table-cell>
          <table:table-cell office:value-type="float" office:value="0.4">
            <text:p>0.4</text:p>
          </table:table-cell>
          <table:table-cell office:value-type="float" office:value="0.33858702">
            <text:p>0.33858702</text:p>
          </table:table-cell>
          <table:table-cell office:value-type="float" office:value="0.4">
            <text:p>0.4</text:p>
          </table:table-cell>
          <table:table-cell office:value-type="float" office:value="0.393493">
            <text:p>0.393493</text:p>
          </table:table-cell>
          <table:table-cell/>
          <table:table-cell table:formula="of:=([.D283]-[.E283])-([.D282]-[.E282])" office:value-type="float" office:value="0.00549063000000005">
            <text:p>0.00549063</text:p>
          </table:table-cell>
        </table:table-row>
        <table:table-row table:style-name="ro2">
          <table:table-cell office:value-type="float" office:value="2830">
            <text:p>2830</text:p>
          </table:table-cell>
          <table:table-cell office:value-type="float" office:value="0.4">
            <text:p>0.4</text:p>
          </table:table-cell>
          <table:table-cell office:value-type="float" office:value="0.3349266">
            <text:p>0.3349266</text:p>
          </table:table-cell>
          <table:table-cell office:value-type="float" office:value="0.4">
            <text:p>0.4</text:p>
          </table:table-cell>
          <table:table-cell office:value-type="float" office:value="0.39715338">
            <text:p>0.39715338</text:p>
          </table:table-cell>
          <table:table-cell/>
          <table:table-cell table:formula="of:=([.D284]-[.E284])-([.D283]-[.E283])" office:value-type="float" office:value="-0.00366038000000002">
            <text:p>-0.00366038</text:p>
          </table:table-cell>
        </table:table-row>
        <table:table-row table:style-name="ro2">
          <table:table-cell office:value-type="float" office:value="2840">
            <text:p>284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/>
          <table:table-cell table:formula="of:=([.D285]-[.E285])-([.D284]-[.E284])" office:value-type="float" office:value="-0.00183025000000003">
            <text:p>-0.00183025</text:p>
          </table:table-cell>
        </table:table-row>
        <table:table-row table:style-name="ro2">
          <table:table-cell office:value-type="float" office:value="2850">
            <text:p>2850</text:p>
          </table:table-cell>
          <table:table-cell office:value-type="float" office:value="0.4">
            <text:p>0.4</text:p>
          </table:table-cell>
          <table:table-cell office:value-type="float" office:value="0.35322863">
            <text:p>0.35322863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/>
          <table:table-cell table:formula="of:=([.D286]-[.E286])-([.D285]-[.E285])" office:value-type="float" office:value="0.00915101000000002">
            <text:p>0.00915101</text:p>
          </table:table-cell>
        </table:table-row>
        <table:table-row table:style-name="ro2">
          <table:table-cell office:value-type="float" office:value="2860">
            <text:p>286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0.4">
            <text:p>0.4</text:p>
          </table:table-cell>
          <table:table-cell office:value-type="float" office:value="0.3770212">
            <text:p>0.3770212</text:p>
          </table:table-cell>
          <table:table-cell/>
          <table:table-cell table:formula="of:=([.D287]-[.E287])-([.D286]-[.E286])" office:value-type="float" office:value="0.01281142">
            <text:p>0.01281142</text:p>
          </table:table-cell>
        </table:table-row>
        <table:table-row table:style-name="ro2">
          <table:table-cell office:value-type="float" office:value="2870">
            <text:p>2870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  <table:table-cell/>
          <table:table-cell table:formula="of:=([.D288]-[.E288])-([.D287]-[.E287])" office:value-type="float" office:value="-0.00366040000000001">
            <text:p>-0.0036604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0.4">
            <text:p>0.4</text:p>
          </table:table-cell>
          <table:table-cell office:value-type="float" office:value="0.37153062">
            <text:p>0.37153062</text:p>
          </table:table-cell>
          <table:table-cell office:value-type="float" office:value="0.4">
            <text:p>0.4</text:p>
          </table:table-cell>
          <table:table-cell office:value-type="float" office:value="0.393493">
            <text:p>0.393493</text:p>
          </table:table-cell>
          <table:table-cell/>
          <table:table-cell table:formula="of:=([.D289]-[.E289])-([.D288]-[.E288])" office:value-type="float" office:value="-0.0128114">
            <text:p>-0.0128114</text:p>
          </table:table-cell>
        </table:table-row>
        <table:table-row table:style-name="ro2">
          <table:table-cell office:value-type="float" office:value="2890">
            <text:p>2890</text:p>
          </table:table-cell>
          <table:table-cell office:value-type="float" office:value="0.4">
            <text:p>0.4</text:p>
          </table:table-cell>
          <table:table-cell office:value-type="float" office:value="0.35871923">
            <text:p>0.35871923</text:p>
          </table:table-cell>
          <table:table-cell office:value-type="float" office:value="0.4">
            <text:p>0.4</text:p>
          </table:table-cell>
          <table:table-cell office:value-type="float" office:value="0.3971534">
            <text:p>0.3971534</text:p>
          </table:table-cell>
          <table:table-cell/>
          <table:table-cell table:formula="of:=([.D290]-[.E290])-([.D289]-[.E289])" office:value-type="float" office:value="-0.00366040000000001">
            <text:p>-0.0036604</text:p>
          </table:table-cell>
        </table:table-row>
        <table:table-row table:style-name="ro2">
          <table:table-cell office:value-type="float" office:value="2900">
            <text:p>2900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  <table:table-cell office:value-type="float" office:value="0.4">
            <text:p>0.4</text:p>
          </table:table-cell>
          <table:table-cell office:value-type="float" office:value="0.40264398">
            <text:p>0.40264398</text:p>
          </table:table-cell>
          <table:table-cell/>
          <table:table-cell table:formula="of:=([.D291]-[.E291])-([.D290]-[.E290])" office:value-type="float" office:value="-0.00549058000000002">
            <text:p>-0.00549058</text:p>
          </table:table-cell>
        </table:table-row>
        <table:table-row table:style-name="ro2">
          <table:table-cell office:value-type="float" office:value="2910">
            <text:p>2910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  <table:table-cell office:value-type="float" office:value="0.4">
            <text:p>0.4</text:p>
          </table:table-cell>
          <table:table-cell office:value-type="float" office:value="0.40264404">
            <text:p>0.40264404</text:p>
          </table:table-cell>
          <table:table-cell/>
          <table:table-cell table:formula="of:=([.D292]-[.E292])-([.D291]-[.E291])" office:value-type="float" office:value="-0.0000000599999999684187">
            <text:p>-0.00000006</text:p>
          </table:table-cell>
        </table:table-row>
        <table:table-row table:style-name="ro2">
          <table:table-cell office:value-type="float" office:value="2920">
            <text:p>2920</text:p>
          </table:table-cell>
          <table:table-cell office:value-type="float" office:value="0.4">
            <text:p>0.4</text:p>
          </table:table-cell>
          <table:table-cell office:value-type="float" office:value="0.3825118">
            <text:p>0.3825118</text:p>
          </table:table-cell>
          <table:table-cell office:value-type="float" office:value="0.4">
            <text:p>0.4</text:p>
          </table:table-cell>
          <table:table-cell office:value-type="float" office:value="0.4008138">
            <text:p>0.4008138</text:p>
          </table:table-cell>
          <table:table-cell/>
          <table:table-cell table:formula="of:=([.D293]-[.E293])-([.D292]-[.E292])" office:value-type="float" office:value="0.00183023999999998">
            <text:p>0.00183024</text:p>
          </table:table-cell>
        </table:table-row>
        <table:table-row table:style-name="ro2">
          <table:table-cell office:value-type="float" office:value="2930">
            <text:p>293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4">
            <text:p>0.4</text:p>
          </table:table-cell>
          <table:table-cell office:value-type="float" office:value="0.4044742">
            <text:p>0.4044742</text:p>
          </table:table-cell>
          <table:table-cell/>
          <table:table-cell table:formula="of:=([.D294]-[.E294])-([.D293]-[.E293])" office:value-type="float" office:value="-0.00366040000000001">
            <text:p>-0.0036604</text:p>
          </table:table-cell>
        </table:table-row>
        <table:table-row table:style-name="ro2">
          <table:table-cell office:value-type="float" office:value="2940">
            <text:p>2940</text:p>
          </table:table-cell>
          <table:table-cell office:value-type="float" office:value="0.4">
            <text:p>0.4</text:p>
          </table:table-cell>
          <table:table-cell office:value-type="float" office:value="0.36420983">
            <text:p>0.36420983</text:p>
          </table:table-cell>
          <table:table-cell office:value-type="float" office:value="0.4">
            <text:p>0.4</text:p>
          </table:table-cell>
          <table:table-cell office:value-type="float" office:value="0.4044742">
            <text:p>0.4044742</text:p>
          </table:table-cell>
          <table:table-cell/>
          <table:table-cell table:formula="of:=([.D295]-[.E295])-([.D294]-[.E294])" office:value-type="float" office:value="0">
            <text:p>0</text:p>
          </table:table-cell>
        </table:table-row>
        <table:table-row table:style-name="ro2">
          <table:table-cell office:value-type="float" office:value="2950">
            <text:p>295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4">
            <text:p>0.4</text:p>
          </table:table-cell>
          <table:table-cell office:value-type="float" office:value="0.4136252">
            <text:p>0.4136252</text:p>
          </table:table-cell>
          <table:table-cell/>
          <table:table-cell table:formula="of:=([.D296]-[.E296])-([.D295]-[.E295])" office:value-type="float" office:value="-0.00915099999999996">
            <text:p>-0.009151</text:p>
          </table:table-cell>
        </table:table-row>
        <table:table-row table:style-name="ro2">
          <table:table-cell office:value-type="float" office:value="2960">
            <text:p>296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0.4">
            <text:p>0.4</text:p>
          </table:table-cell>
          <table:table-cell office:value-type="float" office:value="0.39715344">
            <text:p>0.39715344</text:p>
          </table:table-cell>
          <table:table-cell/>
          <table:table-cell table:formula="of:=([.D297]-[.E297])-([.D296]-[.E296])" office:value-type="float" office:value="0.0164717599999999">
            <text:p>0.01647176</text:p>
          </table:table-cell>
        </table:table-row>
        <table:table-row table:style-name="ro2">
          <table:table-cell office:value-type="float" office:value="2970">
            <text:p>297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4">
            <text:p>0.4</text:p>
          </table:table-cell>
          <table:table-cell office:value-type="float" office:value="0.402644">
            <text:p>0.402644</text:p>
          </table:table-cell>
          <table:table-cell/>
          <table:table-cell table:formula="of:=([.D298]-[.E298])-([.D297]-[.E297])" office:value-type="float" office:value="-0.00549055999999998">
            <text:p>-0.00549056</text:p>
          </table:table-cell>
        </table:table-row>
        <table:table-row table:style-name="ro2">
          <table:table-cell office:value-type="float" office:value="2980">
            <text:p>2980</text:p>
          </table:table-cell>
          <table:table-cell office:value-type="float" office:value="0.4">
            <text:p>0.4</text:p>
          </table:table-cell>
          <table:table-cell office:value-type="float" office:value="0.37336078">
            <text:p>0.37336078</text:p>
          </table:table-cell>
          <table:table-cell office:value-type="float" office:value="0.4">
            <text:p>0.4</text:p>
          </table:table-cell>
          <table:table-cell office:value-type="float" office:value="0.402644">
            <text:p>0.402644</text:p>
          </table:table-cell>
          <table:table-cell/>
          <table:table-cell table:formula="of:=([.D299]-[.E299])-([.D298]-[.E298])" office:value-type="float" office:value="0">
            <text:p>0</text:p>
          </table:table-cell>
        </table:table-row>
        <table:table-row table:style-name="ro2">
          <table:table-cell office:value-type="float" office:value="2990">
            <text:p>2990</text:p>
          </table:table-cell>
          <table:table-cell office:value-type="float" office:value="0.4">
            <text:p>0.4</text:p>
          </table:table-cell>
          <table:table-cell office:value-type="float" office:value="0.36970043">
            <text:p>0.36970043</text:p>
          </table:table-cell>
          <table:table-cell office:value-type="float" office:value="0.4">
            <text:p>0.4</text:p>
          </table:table-cell>
          <table:table-cell office:value-type="float" office:value="0.40630442">
            <text:p>0.40630442</text:p>
          </table:table-cell>
          <table:table-cell/>
          <table:table-cell table:formula="of:=([.D300]-[.E300])-([.D299]-[.E299])" office:value-type="float" office:value="-0.00366042">
            <text:p>-0.00366042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4">
            <text:p>0.4</text:p>
          </table:table-cell>
          <table:table-cell office:value-type="float" office:value="0.4136252">
            <text:p>0.4136252</text:p>
          </table:table-cell>
          <table:table-cell/>
          <table:table-cell table:formula="of:=([.D301]-[.E301])-([.D300]-[.E300])" office:value-type="float" office:value="-0.00732077999999997">
            <text:p>-0.00732078</text:p>
          </table:table-cell>
        </table:table-row>
        <table:table-row table:style-name="ro2">
          <table:table-cell office:value-type="float" office:value="3010">
            <text:p>3010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 office:value-type="float" office:value="0.4">
            <text:p>0.4</text:p>
          </table:table-cell>
          <table:table-cell office:value-type="float" office:value="0.40264398">
            <text:p>0.40264398</text:p>
          </table:table-cell>
          <table:table-cell/>
          <table:table-cell table:formula="of:=([.D302]-[.E302])-([.D301]-[.E301])" office:value-type="float" office:value="0.01098122">
            <text:p>0.01098122</text:p>
          </table:table-cell>
        </table:table-row>
        <table:table-row table:style-name="ro2">
          <table:table-cell office:value-type="float" office:value="3020">
            <text:p>3020</text:p>
          </table:table-cell>
          <table:table-cell office:value-type="float" office:value="0.4">
            <text:p>0.4</text:p>
          </table:table-cell>
          <table:table-cell office:value-type="float" office:value="0.37336078">
            <text:p>0.37336078</text:p>
          </table:table-cell>
          <table:table-cell office:value-type="float" office:value="0.4">
            <text:p>0.4</text:p>
          </table:table-cell>
          <table:table-cell office:value-type="float" office:value="0.402644">
            <text:p>0.402644</text:p>
          </table:table-cell>
          <table:table-cell/>
          <table:table-cell table:formula="of:=([.D303]-[.E303])-([.D302]-[.E302])" office:value-type="float" office:value="-0.0000000199999999894729">
            <text:p>-0.00000002</text:p>
          </table:table-cell>
        </table:table-row>
        <table:table-row table:style-name="ro2">
          <table:table-cell office:value-type="float" office:value="3030">
            <text:p>303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0.4">
            <text:p>0.4</text:p>
          </table:table-cell>
          <table:table-cell office:value-type="float" office:value="0.39532322">
            <text:p>0.39532322</text:p>
          </table:table-cell>
          <table:table-cell/>
          <table:table-cell table:formula="of:=([.D304]-[.E304])-([.D303]-[.E303])" office:value-type="float" office:value="0.00732077999999997">
            <text:p>0.00732078</text:p>
          </table:table-cell>
        </table:table-row>
        <table:table-row table:style-name="ro2">
          <table:table-cell office:value-type="float" office:value="3040">
            <text:p>3040</text:p>
          </table:table-cell>
          <table:table-cell office:value-type="float" office:value="0.4">
            <text:p>0.4</text:p>
          </table:table-cell>
          <table:table-cell office:value-type="float" office:value="0.36420983">
            <text:p>0.36420983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/>
          <table:table-cell table:formula="of:=([.D305]-[.E305])-([.D304]-[.E304])" office:value-type="float" office:value="0.00183019000000001">
            <text:p>0.00183019</text:p>
          </table:table-cell>
        </table:table-row>
        <table:table-row table:style-name="ro2">
          <table:table-cell office:value-type="float" office:value="3050">
            <text:p>3050</text:p>
          </table:table-cell>
          <table:table-cell office:value-type="float" office:value="0.4">
            <text:p>0.4</text:p>
          </table:table-cell>
          <table:table-cell office:value-type="float" office:value="0.37153062">
            <text:p>0.37153062</text:p>
          </table:table-cell>
          <table:table-cell office:value-type="float" office:value="0.4">
            <text:p>0.4</text:p>
          </table:table-cell>
          <table:table-cell office:value-type="float" office:value="0.3953232">
            <text:p>0.3953232</text:p>
          </table:table-cell>
          <table:table-cell/>
          <table:table-cell table:formula="of:=([.D306]-[.E306])-([.D305]-[.E305])" office:value-type="float" office:value="-0.00183016999999996">
            <text:p>-0.00183017</text:p>
          </table:table-cell>
        </table:table-row>
        <table:table-row table:style-name="ro2">
          <table:table-cell office:value-type="float" office:value="3060">
            <text:p>306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4">
            <text:p>0.4</text:p>
          </table:table-cell>
          <table:table-cell office:value-type="float" office:value="0.40630445">
            <text:p>0.40630445</text:p>
          </table:table-cell>
          <table:table-cell/>
          <table:table-cell table:formula="of:=([.D307]-[.E307])-([.D306]-[.E306])" office:value-type="float" office:value="-0.01098125">
            <text:p>-0.01098125</text:p>
          </table:table-cell>
        </table:table-row>
        <table:table-row table:style-name="ro2">
          <table:table-cell office:value-type="float" office:value="3070">
            <text:p>3070</text:p>
          </table:table-cell>
          <table:table-cell office:value-type="float" office:value="0.4">
            <text:p>0.4</text:p>
          </table:table-cell>
          <table:table-cell office:value-type="float" office:value="0.37336078">
            <text:p>0.37336078</text:p>
          </table:table-cell>
          <table:table-cell office:value-type="float" office:value="0.4">
            <text:p>0.4</text:p>
          </table:table-cell>
          <table:table-cell office:value-type="float" office:value="0.40630442">
            <text:p>0.40630442</text:p>
          </table:table-cell>
          <table:table-cell/>
          <table:table-cell table:formula="of:=([.D308]-[.E308])-([.D307]-[.E307])" office:value-type="float" office:value="0.0000000299999999842093">
            <text:p>0.00000003</text:p>
          </table:table-cell>
        </table:table-row>
        <table:table-row table:style-name="ro2">
          <table:table-cell office:value-type="float" office:value="3080">
            <text:p>3080</text:p>
          </table:table-cell>
          <table:table-cell office:value-type="float" office:value="0.4">
            <text:p>0.4</text:p>
          </table:table-cell>
          <table:table-cell office:value-type="float" office:value="0.37702116">
            <text:p>0.37702116</text:p>
          </table:table-cell>
          <table:table-cell office:value-type="float" office:value="0.4">
            <text:p>0.4</text:p>
          </table:table-cell>
          <table:table-cell office:value-type="float" office:value="0.4044742">
            <text:p>0.4044742</text:p>
          </table:table-cell>
          <table:table-cell/>
          <table:table-cell table:formula="of:=([.D309]-[.E309])-([.D308]-[.E308])" office:value-type="float" office:value="0.00183021999999999">
            <text:p>0.00183022</text:p>
          </table:table-cell>
        </table:table-row>
        <table:table-row table:style-name="ro2">
          <table:table-cell office:value-type="float" office:value="3090">
            <text:p>3090</text:p>
          </table:table-cell>
          <table:table-cell office:value-type="float" office:value="0.4">
            <text:p>0.4</text:p>
          </table:table-cell>
          <table:table-cell office:value-type="float" office:value="0.36237958">
            <text:p>0.36237958</text:p>
          </table:table-cell>
          <table:table-cell office:value-type="float" office:value="0.4">
            <text:p>0.4</text:p>
          </table:table-cell>
          <table:table-cell office:value-type="float" office:value="0.41179502">
            <text:p>0.41179502</text:p>
          </table:table-cell>
          <table:table-cell/>
          <table:table-cell table:formula="of:=([.D310]-[.E310])-([.D309]-[.E309])" office:value-type="float" office:value="-0.00732082000000001">
            <text:p>-0.00732082</text:p>
          </table:table-cell>
        </table:table-row>
        <table:table-row table:style-name="ro2">
          <table:table-cell office:value-type="float" office:value="3100">
            <text:p>3100</text:p>
          </table:table-cell>
          <table:table-cell office:value-type="float" office:value="0.4">
            <text:p>0.4</text:p>
          </table:table-cell>
          <table:table-cell office:value-type="float" office:value="0.37153062">
            <text:p>0.37153062</text:p>
          </table:table-cell>
          <table:table-cell office:value-type="float" office:value="0.4">
            <text:p>0.4</text:p>
          </table:table-cell>
          <table:table-cell office:value-type="float" office:value="0.4099648">
            <text:p>0.4099648</text:p>
          </table:table-cell>
          <table:table-cell/>
          <table:table-cell table:formula="of:=([.D311]-[.E311])-([.D310]-[.E310])" office:value-type="float" office:value="0.00183022000000005">
            <text:p>0.00183022</text:p>
          </table:table-cell>
        </table:table-row>
        <table:table-row table:style-name="ro2">
          <table:table-cell office:value-type="float" office:value="3110">
            <text:p>3110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 office:value-type="float" office:value="0.4">
            <text:p>0.4</text:p>
          </table:table-cell>
          <table:table-cell office:value-type="float" office:value="0.40630442">
            <text:p>0.40630442</text:p>
          </table:table-cell>
          <table:table-cell/>
          <table:table-cell table:formula="of:=([.D312]-[.E312])-([.D311]-[.E311])" office:value-type="float" office:value="0.00366037999999996">
            <text:p>0.00366038</text:p>
          </table:table-cell>
        </table:table-row>
        <table:table-row table:style-name="ro2">
          <table:table-cell office:value-type="float" office:value="3120">
            <text:p>312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4">
            <text:p>0.4</text:p>
          </table:table-cell>
          <table:table-cell office:value-type="float" office:value="0.40630445">
            <text:p>0.40630445</text:p>
          </table:table-cell>
          <table:table-cell/>
          <table:table-cell table:formula="of:=([.D313]-[.E313])-([.D312]-[.E312])" office:value-type="float" office:value="-0.0000000299999999842093">
            <text:p>-0.00000003</text:p>
          </table:table-cell>
        </table:table-row>
        <table:table-row table:style-name="ro2">
          <table:table-cell office:value-type="float" office:value="3130">
            <text:p>313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0.4">
            <text:p>0.4</text:p>
          </table:table-cell>
          <table:table-cell office:value-type="float" office:value="0.41362524">
            <text:p>0.41362524</text:p>
          </table:table-cell>
          <table:table-cell/>
          <table:table-cell table:formula="of:=([.D314]-[.E314])-([.D313]-[.E313])" office:value-type="float" office:value="-0.00732079000000002">
            <text:p>-0.00732079</text:p>
          </table:table-cell>
        </table:table-row>
        <table:table-row table:style-name="ro2">
          <table:table-cell office:value-type="float" office:value="3140">
            <text:p>3140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 office:value-type="float" office:value="0.4">
            <text:p>0.4</text:p>
          </table:table-cell>
          <table:table-cell office:value-type="float" office:value="0.411795">
            <text:p>0.411795</text:p>
          </table:table-cell>
          <table:table-cell/>
          <table:table-cell table:formula="of:=([.D315]-[.E315])-([.D314]-[.E314])" office:value-type="float" office:value="0.00183024000000004">
            <text:p>0.00183024</text:p>
          </table:table-cell>
        </table:table-row>
        <table:table-row table:style-name="ro2">
          <table:table-cell office:value-type="float" office:value="3150">
            <text:p>3150</text:p>
          </table:table-cell>
          <table:table-cell office:value-type="float" office:value="0.4">
            <text:p>0.4</text:p>
          </table:table-cell>
          <table:table-cell office:value-type="float" office:value="0.4099648">
            <text:p>0.4099648</text:p>
          </table:table-cell>
          <table:table-cell office:value-type="float" office:value="0.4">
            <text:p>0.4</text:p>
          </table:table-cell>
          <table:table-cell office:value-type="float" office:value="0.40630442">
            <text:p>0.40630442</text:p>
          </table:table-cell>
          <table:table-cell/>
          <table:table-cell table:formula="of:=([.D316]-[.E316])-([.D315]-[.E315])" office:value-type="float" office:value="0.00549057999999997">
            <text:p>0.00549058</text:p>
          </table:table-cell>
        </table:table-row>
        <table:table-row table:style-name="ro2">
          <table:table-cell office:value-type="float" office:value="3160">
            <text:p>316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0.4">
            <text:p>0.4</text:p>
          </table:table-cell>
          <table:table-cell office:value-type="float" office:value="0.40813458">
            <text:p>0.40813458</text:p>
          </table:table-cell>
          <table:table-cell/>
          <table:table-cell table:formula="of:=([.D317]-[.E317])-([.D316]-[.E316])" office:value-type="float" office:value="-0.00183016000000003">
            <text:p>-0.00183016</text:p>
          </table:table-cell>
        </table:table-row>
        <table:table-row table:style-name="ro2">
          <table:table-cell office:value-type="float" office:value="3170">
            <text:p>3170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  <table:table-cell office:value-type="float" office:value="0.4">
            <text:p>0.4</text:p>
          </table:table-cell>
          <table:table-cell office:value-type="float" office:value="0.4044742">
            <text:p>0.4044742</text:p>
          </table:table-cell>
          <table:table-cell/>
          <table:table-cell table:formula="of:=([.D318]-[.E318])-([.D317]-[.E317])" office:value-type="float" office:value="0.00366038000000002">
            <text:p>0.00366038</text:p>
          </table:table-cell>
        </table:table-row>
        <table:table-row table:style-name="ro2">
          <table:table-cell office:value-type="float" office:value="3180">
            <text:p>318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/>
          <table:table-cell table:formula="of:=([.D319]-[.E319])-([.D318]-[.E318])" office:value-type="float" office:value="0.01830196">
            <text:p>0.01830196</text:p>
          </table:table-cell>
        </table:table-row>
        <table:table-row table:style-name="ro2">
          <table:table-cell office:value-type="float" office:value="3190">
            <text:p>3190</text:p>
          </table:table-cell>
          <table:table-cell office:value-type="float" office:value="0.4">
            <text:p>0.4</text:p>
          </table:table-cell>
          <table:table-cell office:value-type="float" office:value="0.38434198">
            <text:p>0.38434198</text:p>
          </table:table-cell>
          <table:table-cell office:value-type="float" office:value="0.4">
            <text:p>0.4</text:p>
          </table:table-cell>
          <table:table-cell office:value-type="float" office:value="0.39715338">
            <text:p>0.39715338</text:p>
          </table:table-cell>
          <table:table-cell/>
          <table:table-cell table:formula="of:=([.D320]-[.E320])-([.D319]-[.E319])" office:value-type="float" office:value="-0.01098114">
            <text:p>-0.01098114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0.4">
            <text:p>0.4</text:p>
          </table:table-cell>
          <table:table-cell office:value-type="float" office:value="0.39166284">
            <text:p>0.39166284</text:p>
          </table:table-cell>
          <table:table-cell office:value-type="float" office:value="0.4">
            <text:p>0.4</text:p>
          </table:table-cell>
          <table:table-cell office:value-type="float" office:value="0.4081346">
            <text:p>0.4081346</text:p>
          </table:table-cell>
          <table:table-cell/>
          <table:table-cell table:formula="of:=([.D321]-[.E321])-([.D320]-[.E320])" office:value-type="float" office:value="-0.01098122">
            <text:p>-0.01098122</text:p>
          </table:table-cell>
        </table:table-row>
        <table:table-row table:style-name="ro2">
          <table:table-cell office:value-type="float" office:value="3210">
            <text:p>321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4">
            <text:p>0.4</text:p>
          </table:table-cell>
          <table:table-cell office:value-type="float" office:value="0.4044742">
            <text:p>0.4044742</text:p>
          </table:table-cell>
          <table:table-cell/>
          <table:table-cell table:formula="of:=([.D322]-[.E322])-([.D321]-[.E321])" office:value-type="float" office:value="0.00366039999999995">
            <text:p>0.0036604</text:p>
          </table:table-cell>
        </table:table-row>
        <table:table-row table:style-name="ro2">
          <table:table-cell office:value-type="float" office:value="3220">
            <text:p>322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0.4">
            <text:p>0.4</text:p>
          </table:table-cell>
          <table:table-cell office:value-type="float" office:value="0.40630442">
            <text:p>0.40630442</text:p>
          </table:table-cell>
          <table:table-cell/>
          <table:table-cell table:formula="of:=([.D323]-[.E323])-([.D322]-[.E322])" office:value-type="float" office:value="-0.00183021999999999">
            <text:p>-0.00183022</text:p>
          </table:table-cell>
        </table:table-row>
        <table:table-row table:style-name="ro2">
          <table:table-cell office:value-type="float" office:value="3230">
            <text:p>3230</text:p>
          </table:table-cell>
          <table:table-cell office:value-type="float" office:value="0.4">
            <text:p>0.4</text:p>
          </table:table-cell>
          <table:table-cell office:value-type="float" office:value="0.37885138">
            <text:p>0.37885138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/>
          <table:table-cell table:formula="of:=([.D324]-[.E324])-([.D323]-[.E323])" office:value-type="float" office:value="0.01830199">
            <text:p>0.01830199</text:p>
          </table:table-cell>
        </table:table-row>
        <table:table-row table:style-name="ro2">
          <table:table-cell office:value-type="float" office:value="3240">
            <text:p>324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/>
          <table:table-cell table:formula="of:=([.D325]-[.E325])-([.D324]-[.E324])" office:value-type="float" office:value="-0.00183019000000001">
            <text:p>-0.00183019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 office:value-type="float" office:value="0.4">
            <text:p>0.4</text:p>
          </table:table-cell>
          <table:table-cell office:value-type="float" office:value="0.39166287">
            <text:p>0.39166287</text:p>
          </table:table-cell>
          <table:table-cell/>
          <table:table-cell table:formula="of:=([.D326]-[.E326])-([.D325]-[.E325])" office:value-type="float" office:value="-0.00183024999999998">
            <text:p>-0.00183025</text:p>
          </table:table-cell>
        </table:table-row>
        <table:table-row table:style-name="ro2">
          <table:table-cell office:value-type="float" office:value="3260">
            <text:p>326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0.4">
            <text:p>0.4</text:p>
          </table:table-cell>
          <table:table-cell office:value-type="float" office:value="0.3953232">
            <text:p>0.3953232</text:p>
          </table:table-cell>
          <table:table-cell/>
          <table:table-cell table:formula="of:=([.D327]-[.E327])-([.D326]-[.E326])" office:value-type="float" office:value="-0.00366032999999999">
            <text:p>-0.00366033</text:p>
          </table:table-cell>
        </table:table-row>
        <table:table-row table:style-name="ro2">
          <table:table-cell office:value-type="float" office:value="3270">
            <text:p>3270</text:p>
          </table:table-cell>
          <table:table-cell office:value-type="float" office:value="0.4">
            <text:p>0.4</text:p>
          </table:table-cell>
          <table:table-cell office:value-type="float" office:value="0.35139838">
            <text:p>0.35139838</text:p>
          </table:table-cell>
          <table:table-cell office:value-type="float" office:value="0.4">
            <text:p>0.4</text:p>
          </table:table-cell>
          <table:table-cell office:value-type="float" office:value="0.40264398">
            <text:p>0.40264398</text:p>
          </table:table-cell>
          <table:table-cell/>
          <table:table-cell table:formula="of:=([.D328]-[.E328])-([.D327]-[.E327])" office:value-type="float" office:value="-0.00732078000000003">
            <text:p>-0.00732078</text:p>
          </table:table-cell>
        </table:table-row>
        <table:table-row table:style-name="ro2">
          <table:table-cell office:value-type="float" office:value="3280">
            <text:p>3280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  <table:table-cell office:value-type="float" office:value="0.4">
            <text:p>0.4</text:p>
          </table:table-cell>
          <table:table-cell office:value-type="float" office:value="0.411795">
            <text:p>0.411795</text:p>
          </table:table-cell>
          <table:table-cell/>
          <table:table-cell table:formula="of:=([.D329]-[.E329])-([.D328]-[.E328])" office:value-type="float" office:value="-0.00915101999999995">
            <text:p>-0.00915102</text:p>
          </table:table-cell>
        </table:table-row>
        <table:table-row table:style-name="ro2">
          <table:table-cell office:value-type="float" office:value="3290">
            <text:p>3290</text:p>
          </table:table-cell>
          <table:table-cell office:value-type="float" office:value="0.4">
            <text:p>0.4</text:p>
          </table:table-cell>
          <table:table-cell office:value-type="float" office:value="0.3532286">
            <text:p>0.3532286</text:p>
          </table:table-cell>
          <table:table-cell office:value-type="float" office:value="0.4">
            <text:p>0.4</text:p>
          </table:table-cell>
          <table:table-cell office:value-type="float" office:value="0.4044742">
            <text:p>0.4044742</text:p>
          </table:table-cell>
          <table:table-cell/>
          <table:table-cell table:formula="of:=([.D330]-[.E330])-([.D329]-[.E329])" office:value-type="float" office:value="0.00732079999999996">
            <text:p>0.0073208</text:p>
          </table:table-cell>
        </table:table-row>
        <table:table-row table:style-name="ro2">
          <table:table-cell office:value-type="float" office:value="3300">
            <text:p>3300</text:p>
          </table:table-cell>
          <table:table-cell office:value-type="float" office:value="0.4">
            <text:p>0.4</text:p>
          </table:table-cell>
          <table:table-cell office:value-type="float" office:value="0.36420983">
            <text:p>0.36420983</text:p>
          </table:table-cell>
          <table:table-cell office:value-type="float" office:value="0.4">
            <text:p>0.4</text:p>
          </table:table-cell>
          <table:table-cell office:value-type="float" office:value="0.40264398">
            <text:p>0.40264398</text:p>
          </table:table-cell>
          <table:table-cell/>
          <table:table-cell table:formula="of:=([.D331]-[.E331])-([.D330]-[.E330])" office:value-type="float" office:value="0.00183021999999999">
            <text:p>0.00183022</text:p>
          </table:table-cell>
        </table:table-row>
        <table:table-row table:style-name="ro2">
          <table:table-cell office:value-type="float" office:value="3310">
            <text:p>3310</text:p>
          </table:table-cell>
          <table:table-cell office:value-type="float" office:value="0.4">
            <text:p>0.4</text:p>
          </table:table-cell>
          <table:table-cell office:value-type="float" office:value="0.3404172">
            <text:p>0.3404172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/>
          <table:table-cell table:formula="of:=([.D332]-[.E332])-([.D331]-[.E331])" office:value-type="float" office:value="0.00915094999999999">
            <text:p>0.00915095</text:p>
          </table:table-cell>
        </table:table-row>
        <table:table-row table:style-name="ro2">
          <table:table-cell office:value-type="float" office:value="3320">
            <text:p>3320</text:p>
          </table:table-cell>
          <table:table-cell office:value-type="float" office:value="0.4">
            <text:p>0.4</text:p>
          </table:table-cell>
          <table:table-cell office:value-type="float" office:value="0.33675683">
            <text:p>0.33675683</text:p>
          </table:table-cell>
          <table:table-cell office:value-type="float" office:value="0.4">
            <text:p>0.4</text:p>
          </table:table-cell>
          <table:table-cell office:value-type="float" office:value="0.3989836">
            <text:p>0.3989836</text:p>
          </table:table-cell>
          <table:table-cell/>
          <table:table-cell table:formula="of:=([.D333]-[.E333])-([.D332]-[.E332])" office:value-type="float" office:value="-0.00549056999999997">
            <text:p>-0.00549057</text:p>
          </table:table-cell>
        </table:table-row>
        <table:table-row table:style-name="ro2">
          <table:table-cell office:value-type="float" office:value="3330">
            <text:p>3330</text:p>
          </table:table-cell>
          <table:table-cell office:value-type="float" office:value="0.4">
            <text:p>0.4</text:p>
          </table:table-cell>
          <table:table-cell office:value-type="float" office:value="0.32394543">
            <text:p>0.32394543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/>
          <table:table-cell table:formula="of:=([.D334]-[.E334])-([.D333]-[.E333])" office:value-type="float" office:value="0.00549056999999997">
            <text:p>0.00549057</text:p>
          </table:table-cell>
        </table:table-row>
        <table:table-row table:style-name="ro2">
          <table:table-cell office:value-type="float" office:value="3340">
            <text:p>3340</text:p>
          </table:table-cell>
          <table:table-cell office:value-type="float" office:value="0.4">
            <text:p>0.4</text:p>
          </table:table-cell>
          <table:table-cell office:value-type="float" office:value="0.30930382">
            <text:p>0.30930382</text:p>
          </table:table-cell>
          <table:table-cell office:value-type="float" office:value="0.4">
            <text:p>0.4</text:p>
          </table:table-cell>
          <table:table-cell office:value-type="float" office:value="0.393493">
            <text:p>0.393493</text:p>
          </table:table-cell>
          <table:table-cell/>
          <table:table-cell table:formula="of:=([.D335]-[.E335])-([.D334]-[.E334])" office:value-type="float" office:value="0.0000000300000000397205">
            <text:p>0.00000003</text:p>
          </table:table-cell>
        </table:table-row>
        <table:table-row table:style-name="ro2">
          <table:table-cell office:value-type="float" office:value="3350">
            <text:p>3350</text:p>
          </table:table-cell>
          <table:table-cell office:value-type="float" office:value="0.4">
            <text:p>0.4</text:p>
          </table:table-cell>
          <table:table-cell office:value-type="float" office:value="0.3276058">
            <text:p>0.3276058</text:p>
          </table:table-cell>
          <table:table-cell office:value-type="float" office:value="0.4">
            <text:p>0.4</text:p>
          </table:table-cell>
          <table:table-cell office:value-type="float" office:value="0.39166284">
            <text:p>0.39166284</text:p>
          </table:table-cell>
          <table:table-cell/>
          <table:table-cell table:formula="of:=([.D336]-[.E336])-([.D335]-[.E335])" office:value-type="float" office:value="0.00183015999999997">
            <text:p>0.00183016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0.4">
            <text:p>0.4</text:p>
          </table:table-cell>
          <table:table-cell office:value-type="float" office:value="0.3276058">
            <text:p>0.3276058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/>
          <table:table-cell table:formula="of:=([.D337]-[.E337])-([.D336]-[.E336])" office:value-type="float" office:value="-0.00732079000000002">
            <text:p>-0.00732079</text:p>
          </table:table-cell>
        </table:table-row>
        <table:table-row table:style-name="ro2">
          <table:table-cell office:value-type="float" office:value="3370">
            <text:p>3370</text:p>
          </table:table-cell>
          <table:table-cell office:value-type="float" office:value="0.4">
            <text:p>0.4</text:p>
          </table:table-cell>
          <table:table-cell office:value-type="float" office:value="0.31296417">
            <text:p>0.31296417</text:p>
          </table:table-cell>
          <table:table-cell office:value-type="float" office:value="0.4">
            <text:p>0.4</text:p>
          </table:table-cell>
          <table:table-cell office:value-type="float" office:value="0.39898366">
            <text:p>0.39898366</text:p>
          </table:table-cell>
          <table:table-cell/>
          <table:table-cell table:formula="of:=([.D338]-[.E338])-([.D337]-[.E337])" office:value-type="float" office:value="-0.0000000299999999842093">
            <text:p>-0.00000003</text:p>
          </table:table-cell>
        </table:table-row>
        <table:table-row table:style-name="ro2">
          <table:table-cell office:value-type="float" office:value="3380">
            <text:p>3380</text:p>
          </table:table-cell>
          <table:table-cell office:value-type="float" office:value="0.4">
            <text:p>0.4</text:p>
          </table:table-cell>
          <table:table-cell office:value-type="float" office:value="0.30564338">
            <text:p>0.30564338</text:p>
          </table:table-cell>
          <table:table-cell office:value-type="float" office:value="0.4">
            <text:p>0.4</text:p>
          </table:table-cell>
          <table:table-cell office:value-type="float" office:value="0.38800237">
            <text:p>0.38800237</text:p>
          </table:table-cell>
          <table:table-cell/>
          <table:table-cell table:formula="of:=([.D339]-[.E339])-([.D338]-[.E338])" office:value-type="float" office:value="0.01098129">
            <text:p>0.01098129</text:p>
          </table:table-cell>
        </table:table-row>
        <table:table-row table:style-name="ro2">
          <table:table-cell office:value-type="float" office:value="3390">
            <text:p>3390</text:p>
          </table:table-cell>
          <table:table-cell office:value-type="float" office:value="0.4">
            <text:p>0.4</text:p>
          </table:table-cell>
          <table:table-cell office:value-type="float" office:value="0.30747363">
            <text:p>0.30747363</text:p>
          </table:table-cell>
          <table:table-cell office:value-type="float" office:value="0.4">
            <text:p>0.4</text:p>
          </table:table-cell>
          <table:table-cell office:value-type="float" office:value="0.3898326">
            <text:p>0.3898326</text:p>
          </table:table-cell>
          <table:table-cell/>
          <table:table-cell table:formula="of:=([.D340]-[.E340])-([.D339]-[.E339])" office:value-type="float" office:value="-0.00183022999999999">
            <text:p>-0.00183023</text:p>
          </table:table-cell>
        </table:table-row>
        <table:table-row table:style-name="ro2">
          <table:table-cell office:value-type="float" office:value="3400">
            <text:p>3400</text:p>
          </table:table-cell>
          <table:table-cell office:value-type="float" office:value="0.4">
            <text:p>0.4</text:p>
          </table:table-cell>
          <table:table-cell office:value-type="float" office:value="0.31662464">
            <text:p>0.31662464</text:p>
          </table:table-cell>
          <table:table-cell office:value-type="float" office:value="0.4">
            <text:p>0.4</text:p>
          </table:table-cell>
          <table:table-cell office:value-type="float" office:value="0.39166284">
            <text:p>0.39166284</text:p>
          </table:table-cell>
          <table:table-cell/>
          <table:table-cell table:formula="of:=([.D341]-[.E341])-([.D340]-[.E340])" office:value-type="float" office:value="-0.00183024000000004">
            <text:p>-0.00183024</text:p>
          </table:table-cell>
        </table:table-row>
        <table:table-row table:style-name="ro2">
          <table:table-cell office:value-type="float" office:value="3410">
            <text:p>3410</text:p>
          </table:table-cell>
          <table:table-cell office:value-type="float" office:value="0.4">
            <text:p>0.4</text:p>
          </table:table-cell>
          <table:table-cell office:value-type="float" office:value="0.3074736">
            <text:p>0.3074736</text:p>
          </table:table-cell>
          <table:table-cell office:value-type="float" office:value="0.4">
            <text:p>0.4</text:p>
          </table:table-cell>
          <table:table-cell office:value-type="float" office:value="0.393493">
            <text:p>0.393493</text:p>
          </table:table-cell>
          <table:table-cell/>
          <table:table-cell table:formula="of:=([.D342]-[.E342])-([.D341]-[.E341])" office:value-type="float" office:value="-0.00183015999999997">
            <text:p>-0.00183016</text:p>
          </table:table-cell>
        </table:table-row>
        <table:table-row table:style-name="ro2">
          <table:table-cell office:value-type="float" office:value="3420">
            <text:p>3420</text:p>
          </table:table-cell>
          <table:table-cell office:value-type="float" office:value="0.4">
            <text:p>0.4</text:p>
          </table:table-cell>
          <table:table-cell office:value-type="float" office:value="0.3239454">
            <text:p>0.3239454</text:p>
          </table:table-cell>
          <table:table-cell office:value-type="float" office:value="0.4">
            <text:p>0.4</text:p>
          </table:table-cell>
          <table:table-cell office:value-type="float" office:value="0.3953232">
            <text:p>0.3953232</text:p>
          </table:table-cell>
          <table:table-cell/>
          <table:table-cell table:formula="of:=([.D343]-[.E343])-([.D342]-[.E342])" office:value-type="float" office:value="-0.0018302">
            <text:p>-0.0018302</text:p>
          </table:table-cell>
        </table:table-row>
        <table:table-row table:style-name="ro2">
          <table:table-cell office:value-type="float" office:value="3430">
            <text:p>3430</text:p>
          </table:table-cell>
          <table:table-cell office:value-type="float" office:value="0.4">
            <text:p>0.4</text:p>
          </table:table-cell>
          <table:table-cell office:value-type="float" office:value="0.31479442">
            <text:p>0.31479442</text:p>
          </table:table-cell>
          <table:table-cell office:value-type="float" office:value="0.4">
            <text:p>0.4</text:p>
          </table:table-cell>
          <table:table-cell office:value-type="float" office:value="0.3971534">
            <text:p>0.3971534</text:p>
          </table:table-cell>
          <table:table-cell/>
          <table:table-cell table:formula="of:=([.D344]-[.E344])-([.D343]-[.E343])" office:value-type="float" office:value="-0.0018302">
            <text:p>-0.0018302</text:p>
          </table:table-cell>
        </table:table-row>
        <table:table-row table:style-name="ro2">
          <table:table-cell office:value-type="float" office:value="3440">
            <text:p>3440</text:p>
          </table:table-cell>
          <table:table-cell office:value-type="float" office:value="0.4">
            <text:p>0.4</text:p>
          </table:table-cell>
          <table:table-cell office:value-type="float" office:value="0.30747363">
            <text:p>0.30747363</text:p>
          </table:table-cell>
          <table:table-cell office:value-type="float" office:value="0.4">
            <text:p>0.4</text:p>
          </table:table-cell>
          <table:table-cell office:value-type="float" office:value="0.40447423">
            <text:p>0.40447423</text:p>
          </table:table-cell>
          <table:table-cell/>
          <table:table-cell table:formula="of:=([.D345]-[.E345])-([.D344]-[.E344])" office:value-type="float" office:value="-0.00732083">
            <text:p>-0.00732083</text:p>
          </table:table-cell>
        </table:table-row>
        <table:table-row table:style-name="ro2">
          <table:table-cell office:value-type="float" office:value="3450">
            <text:p>3450</text:p>
          </table:table-cell>
          <table:table-cell office:value-type="float" office:value="0.4">
            <text:p>0.4</text:p>
          </table:table-cell>
          <table:table-cell office:value-type="float" office:value="0.3239454">
            <text:p>0.3239454</text:p>
          </table:table-cell>
          <table:table-cell office:value-type="float" office:value="0.4">
            <text:p>0.4</text:p>
          </table:table-cell>
          <table:table-cell office:value-type="float" office:value="0.402644">
            <text:p>0.402644</text:p>
          </table:table-cell>
          <table:table-cell/>
          <table:table-cell table:formula="of:=([.D346]-[.E346])-([.D345]-[.E345])" office:value-type="float" office:value="0.00183022999999999">
            <text:p>0.00183023</text:p>
          </table:table-cell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0.4">
            <text:p>0.4</text:p>
          </table:table-cell>
          <table:table-cell office:value-type="float" office:value="0.3166246">
            <text:p>0.3166246</text:p>
          </table:table-cell>
          <table:table-cell office:value-type="float" office:value="0.4">
            <text:p>0.4</text:p>
          </table:table-cell>
          <table:table-cell office:value-type="float" office:value="0.40264404">
            <text:p>0.40264404</text:p>
          </table:table-cell>
          <table:table-cell/>
          <table:table-cell table:formula="of:=([.D347]-[.E347])-([.D346]-[.E346])" office:value-type="float" office:value="-0.0000000399999999789458">
            <text:p>-0.00000004</text:p>
          </table:table-cell>
        </table:table-row>
        <table:table-row table:style-name="ro2">
          <table:table-cell office:value-type="float" office:value="3470">
            <text:p>3470</text:p>
          </table:table-cell>
          <table:table-cell office:value-type="float" office:value="0.4">
            <text:p>0.4</text:p>
          </table:table-cell>
          <table:table-cell office:value-type="float" office:value="0.3221152">
            <text:p>0.3221152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/>
          <table:table-cell table:formula="of:=([.D348]-[.E348])-([.D347]-[.E347])" office:value-type="float" office:value="0.00366040999999995">
            <text:p>0.00366041</text:p>
          </table:table-cell>
        </table:table-row>
        <table:table-row table:style-name="ro2">
          <table:table-cell office:value-type="float" office:value="3480">
            <text:p>3480</text:p>
          </table:table-cell>
          <table:table-cell office:value-type="float" office:value="0.4">
            <text:p>0.4</text:p>
          </table:table-cell>
          <table:table-cell office:value-type="float" office:value="0.34407762">
            <text:p>0.34407762</text:p>
          </table:table-cell>
          <table:table-cell office:value-type="float" office:value="0.4">
            <text:p>0.4</text:p>
          </table:table-cell>
          <table:table-cell office:value-type="float" office:value="0.3989836">
            <text:p>0.3989836</text:p>
          </table:table-cell>
          <table:table-cell/>
          <table:table-cell table:formula="of:=([.D349]-[.E349])-([.D348]-[.E348])" office:value-type="float" office:value="0.0000000300000000397205">
            <text:p>0.00000003</text:p>
          </table:table-cell>
        </table:table-row>
        <table:table-row table:style-name="ro2">
          <table:table-cell office:value-type="float" office:value="3490">
            <text:p>3490</text:p>
          </table:table-cell>
          <table:table-cell office:value-type="float" office:value="0.4">
            <text:p>0.4</text:p>
          </table:table-cell>
          <table:table-cell office:value-type="float" office:value="0.33858702">
            <text:p>0.33858702</text:p>
          </table:table-cell>
          <table:table-cell office:value-type="float" office:value="0.4">
            <text:p>0.4</text:p>
          </table:table-cell>
          <table:table-cell office:value-type="float" office:value="0.39532322">
            <text:p>0.39532322</text:p>
          </table:table-cell>
          <table:table-cell/>
          <table:table-cell table:formula="of:=([.D350]-[.E350])-([.D349]-[.E349])" office:value-type="float" office:value="0.00366037999999996">
            <text:p>0.00366038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0.4">
            <text:p>0.4</text:p>
          </table:table-cell>
          <table:table-cell office:value-type="float" office:value="0.3495682">
            <text:p>0.3495682</text:p>
          </table:table-cell>
          <table:table-cell office:value-type="float" office:value="0.4">
            <text:p>0.4</text:p>
          </table:table-cell>
          <table:table-cell office:value-type="float" office:value="0.4081346">
            <text:p>0.4081346</text:p>
          </table:table-cell>
          <table:table-cell/>
          <table:table-cell table:formula="of:=([.D351]-[.E351])-([.D350]-[.E350])" office:value-type="float" office:value="-0.0128113799999999">
            <text:p>-0.01281138</text:p>
          </table:table-cell>
        </table:table-row>
        <table:table-row table:style-name="ro2">
          <table:table-cell office:value-type="float" office:value="3510">
            <text:p>3510</text:p>
          </table:table-cell>
          <table:table-cell office:value-type="float" office:value="0.4">
            <text:p>0.4</text:p>
          </table:table-cell>
          <table:table-cell office:value-type="float" office:value="0.34041724">
            <text:p>0.34041724</text:p>
          </table:table-cell>
          <table:table-cell office:value-type="float" office:value="0.4">
            <text:p>0.4</text:p>
          </table:table-cell>
          <table:table-cell office:value-type="float" office:value="0.4099648">
            <text:p>0.4099648</text:p>
          </table:table-cell>
          <table:table-cell/>
          <table:table-cell table:formula="of:=([.D352]-[.E352])-([.D351]-[.E351])" office:value-type="float" office:value="-0.0018302">
            <text:p>-0.0018302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0.4">
            <text:p>0.4</text:p>
          </table:table-cell>
          <table:table-cell office:value-type="float" office:value="0.3276058">
            <text:p>0.3276058</text:p>
          </table:table-cell>
          <table:table-cell office:value-type="float" office:value="0.4">
            <text:p>0.4</text:p>
          </table:table-cell>
          <table:table-cell office:value-type="float" office:value="0.40813464">
            <text:p>0.40813464</text:p>
          </table:table-cell>
          <table:table-cell/>
          <table:table-cell table:formula="of:=([.D353]-[.E353])-([.D352]-[.E352])" office:value-type="float" office:value="0.00183015999999997">
            <text:p>0.00183016</text:p>
          </table:table-cell>
        </table:table-row>
        <table:table-row table:style-name="ro2">
          <table:table-cell office:value-type="float" office:value="3530">
            <text:p>3530</text:p>
          </table:table-cell>
          <table:table-cell office:value-type="float" office:value="0.4">
            <text:p>0.4</text:p>
          </table:table-cell>
          <table:table-cell office:value-type="float" office:value="0.36604">
            <text:p>0.36604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/>
          <table:table-cell table:formula="of:=([.D354]-[.E354])-([.D353]-[.E353])" office:value-type="float" office:value="0.00915100999999996">
            <text:p>0.00915101</text:p>
          </table:table-cell>
        </table:table-row>
        <table:table-row table:style-name="ro2">
          <table:table-cell office:value-type="float" office:value="3540">
            <text:p>3540</text:p>
          </table:table-cell>
          <table:table-cell office:value-type="float" office:value="0.4">
            <text:p>0.4</text:p>
          </table:table-cell>
          <table:table-cell office:value-type="float" office:value="0.3623796">
            <text:p>0.3623796</text:p>
          </table:table-cell>
          <table:table-cell office:value-type="float" office:value="0.4">
            <text:p>0.4</text:p>
          </table:table-cell>
          <table:table-cell office:value-type="float" office:value="0.40264398">
            <text:p>0.40264398</text:p>
          </table:table-cell>
          <table:table-cell/>
          <table:table-cell table:formula="of:=([.D355]-[.E355])-([.D354]-[.E354])" office:value-type="float" office:value="-0.00366034999999998">
            <text:p>-0.00366035</text:p>
          </table:table-cell>
        </table:table-row>
        <table:table-row table:style-name="ro2">
          <table:table-cell office:value-type="float" office:value="3550">
            <text:p>3550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  <table:table-cell office:value-type="float" office:value="0.4">
            <text:p>0.4</text:p>
          </table:table-cell>
          <table:table-cell office:value-type="float" office:value="0.4081346">
            <text:p>0.4081346</text:p>
          </table:table-cell>
          <table:table-cell/>
          <table:table-cell table:formula="of:=([.D356]-[.E356])-([.D355]-[.E355])" office:value-type="float" office:value="-0.00549061999999995">
            <text:p>-0.00549062</text:p>
          </table:table-cell>
        </table:table-row>
        <table:table-row table:style-name="ro2">
          <table:table-cell office:value-type="float" office:value="3560">
            <text:p>356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4">
            <text:p>0.4</text:p>
          </table:table-cell>
          <table:table-cell office:value-type="float" office:value="0.41179502">
            <text:p>0.41179502</text:p>
          </table:table-cell>
          <table:table-cell/>
          <table:table-cell table:formula="of:=([.D357]-[.E357])-([.D356]-[.E356])" office:value-type="float" office:value="-0.00366042000000005">
            <text:p>-0.00366042</text:p>
          </table:table-cell>
        </table:table-row>
        <table:table-row table:style-name="ro2">
          <table:table-cell office:value-type="float" office:value="3570">
            <text:p>3570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  <table:table-cell office:value-type="float" office:value="0.4">
            <text:p>0.4</text:p>
          </table:table-cell>
          <table:table-cell office:value-type="float" office:value="0.4099648">
            <text:p>0.4099648</text:p>
          </table:table-cell>
          <table:table-cell/>
          <table:table-cell table:formula="of:=([.D358]-[.E358])-([.D357]-[.E357])" office:value-type="float" office:value="0.00183022000000005">
            <text:p>0.00183022</text:p>
          </table:table-cell>
        </table:table-row>
        <table:table-row table:style-name="ro2">
          <table:table-cell office:value-type="float" office:value="3580">
            <text:p>3580</text:p>
          </table:table-cell>
          <table:table-cell office:value-type="float" office:value="0.4">
            <text:p>0.4</text:p>
          </table:table-cell>
          <table:table-cell office:value-type="float" office:value="0.393493">
            <text:p>0.393493</text:p>
          </table:table-cell>
          <table:table-cell office:value-type="float" office:value="0.4">
            <text:p>0.4</text:p>
          </table:table-cell>
          <table:table-cell office:value-type="float" office:value="0.4136252">
            <text:p>0.4136252</text:p>
          </table:table-cell>
          <table:table-cell/>
          <table:table-cell table:formula="of:=([.D359]-[.E359])-([.D358]-[.E358])" office:value-type="float" office:value="-0.00366040000000001">
            <text:p>-0.0036604</text:p>
          </table:table-cell>
        </table:table-row>
        <table:table-row table:style-name="ro2">
          <table:table-cell office:value-type="float" office:value="3590">
            <text:p>3590</text:p>
          </table:table-cell>
          <table:table-cell office:value-type="float" office:value="0.4">
            <text:p>0.4</text:p>
          </table:table-cell>
          <table:table-cell office:value-type="float" office:value="0.3770212">
            <text:p>0.3770212</text:p>
          </table:table-cell>
          <table:table-cell office:value-type="float" office:value="0.4">
            <text:p>0.4</text:p>
          </table:table-cell>
          <table:table-cell office:value-type="float" office:value="0.41179502">
            <text:p>0.41179502</text:p>
          </table:table-cell>
          <table:table-cell/>
          <table:table-cell table:formula="of:=([.D360]-[.E360])-([.D359]-[.E359])" office:value-type="float" office:value="0.00183017999999996">
            <text:p>0.00183018</text:p>
          </table:table-cell>
        </table:table-row>
        <table:table-row table:style-name="ro2">
          <table:table-cell office:value-type="float" office:value="3600">
            <text:p>360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4">
            <text:p>0.4</text:p>
          </table:table-cell>
          <table:table-cell office:value-type="float" office:value="0.3971534">
            <text:p>0.3971534</text:p>
          </table:table-cell>
          <table:table-cell/>
          <table:table-cell table:formula="of:=([.D361]-[.E361])-([.D360]-[.E360])" office:value-type="float" office:value="0.01464162">
            <text:p>0.01464162</text:p>
          </table:table-cell>
        </table:table-row>
        <table:table-row table:style-name="ro2">
          <table:table-cell office:value-type="float" office:value="3610">
            <text:p>3610</text:p>
          </table:table-cell>
          <table:table-cell office:value-type="float" office:value="0.4">
            <text:p>0.4</text:p>
          </table:table-cell>
          <table:table-cell office:value-type="float" office:value="0.3788514">
            <text:p>0.3788514</text:p>
          </table:table-cell>
          <table:table-cell office:value-type="float" office:value="0.4">
            <text:p>0.4</text:p>
          </table:table-cell>
          <table:table-cell office:value-type="float" office:value="0.38434198">
            <text:p>0.38434198</text:p>
          </table:table-cell>
          <table:table-cell/>
          <table:table-cell table:formula="of:=([.D362]-[.E362])-([.D361]-[.E361])" office:value-type="float" office:value="0.01281142">
            <text:p>0.01281142</text:p>
          </table:table-cell>
        </table:table-row>
        <table:table-row table:style-name="ro2">
          <table:table-cell office:value-type="float" office:value="3620">
            <text:p>3620</text:p>
          </table:table-cell>
          <table:table-cell office:value-type="float" office:value="0.4">
            <text:p>0.4</text:p>
          </table:table-cell>
          <table:table-cell office:value-type="float" office:value="0.37519103">
            <text:p>0.37519103</text:p>
          </table:table-cell>
          <table:table-cell office:value-type="float" office:value="0.4">
            <text:p>0.4</text:p>
          </table:table-cell>
          <table:table-cell office:value-type="float" office:value="0.3916628">
            <text:p>0.3916628</text:p>
          </table:table-cell>
          <table:table-cell/>
          <table:table-cell table:formula="of:=([.D363]-[.E363])-([.D362]-[.E362])" office:value-type="float" office:value="-0.00732081999999995">
            <text:p>-0.00732082</text:p>
          </table:table-cell>
        </table:table-row>
        <table:table-row table:style-name="ro2">
          <table:table-cell office:value-type="float" office:value="3630">
            <text:p>3630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 office:value-type="float" office:value="0.4">
            <text:p>0.4</text:p>
          </table:table-cell>
          <table:table-cell office:value-type="float" office:value="0.4044742">
            <text:p>0.4044742</text:p>
          </table:table-cell>
          <table:table-cell/>
          <table:table-cell table:formula="of:=([.D364]-[.E364])-([.D363]-[.E363])" office:value-type="float" office:value="-0.0128114">
            <text:p>-0.0128114</text:p>
          </table:table-cell>
        </table:table-row>
        <table:table-row table:style-name="ro2">
          <table:table-cell office:value-type="float" office:value="3640">
            <text:p>364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0.4">
            <text:p>0.4</text:p>
          </table:table-cell>
          <table:table-cell office:value-type="float" office:value="0.4099648">
            <text:p>0.4099648</text:p>
          </table:table-cell>
          <table:table-cell/>
          <table:table-cell table:formula="of:=([.D365]-[.E365])-([.D364]-[.E364])" office:value-type="float" office:value="-0.00549059999999996">
            <text:p>-0.0054906</text:p>
          </table:table-cell>
        </table:table-row>
        <table:table-row table:style-name="ro2">
          <table:table-cell office:value-type="float" office:value="3650">
            <text:p>3650</text:p>
          </table:table-cell>
          <table:table-cell office:value-type="float" office:value="0.4">
            <text:p>0.4</text:p>
          </table:table-cell>
          <table:table-cell office:value-type="float" office:value="0.36787024">
            <text:p>0.36787024</text:p>
          </table:table-cell>
          <table:table-cell office:value-type="float" office:value="0.4">
            <text:p>0.4</text:p>
          </table:table-cell>
          <table:table-cell office:value-type="float" office:value="0.4154554">
            <text:p>0.4154554</text:p>
          </table:table-cell>
          <table:table-cell/>
          <table:table-cell table:formula="of:=([.D366]-[.E366])-([.D365]-[.E365])" office:value-type="float" office:value="-0.00549060000000001">
            <text:p>-0.0054906</text:p>
          </table:table-cell>
        </table:table-row>
        <table:table-row table:style-name="ro2">
          <table:table-cell office:value-type="float" office:value="3660">
            <text:p>366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0.4">
            <text:p>0.4</text:p>
          </table:table-cell>
          <table:table-cell office:value-type="float" office:value="0.41179502">
            <text:p>0.41179502</text:p>
          </table:table-cell>
          <table:table-cell/>
          <table:table-cell table:formula="of:=([.D367]-[.E367])-([.D366]-[.E366])" office:value-type="float" office:value="0.00366037999999996">
            <text:p>0.00366038</text:p>
          </table:table-cell>
        </table:table-row>
        <table:table-row table:style-name="ro2">
          <table:table-cell office:value-type="float" office:value="3670">
            <text:p>3670</text:p>
          </table:table-cell>
          <table:table-cell office:value-type="float" office:value="0.4">
            <text:p>0.4</text:p>
          </table:table-cell>
          <table:table-cell office:value-type="float" office:value="0.393493">
            <text:p>0.393493</text:p>
          </table:table-cell>
          <table:table-cell office:value-type="float" office:value="0.4">
            <text:p>0.4</text:p>
          </table:table-cell>
          <table:table-cell office:value-type="float" office:value="0.4044742">
            <text:p>0.4044742</text:p>
          </table:table-cell>
          <table:table-cell/>
          <table:table-cell table:formula="of:=([.D368]-[.E368])-([.D367]-[.E367])" office:value-type="float" office:value="0.00732082000000001">
            <text:p>0.00732082</text:p>
          </table:table-cell>
        </table:table-row>
        <table:table-row table:style-name="ro2">
          <table:table-cell office:value-type="float" office:value="3680">
            <text:p>368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0.4">
            <text:p>0.4</text:p>
          </table:table-cell>
          <table:table-cell office:value-type="float" office:value="0.4081346">
            <text:p>0.4081346</text:p>
          </table:table-cell>
          <table:table-cell/>
          <table:table-cell table:formula="of:=([.D369]-[.E369])-([.D368]-[.E368])" office:value-type="float" office:value="-0.00366039999999995">
            <text:p>-0.0036604</text:p>
          </table:table-cell>
        </table:table-row>
        <table:table-row table:style-name="ro2">
          <table:table-cell office:value-type="float" office:value="3690">
            <text:p>3690</text:p>
          </table:table-cell>
          <table:table-cell office:value-type="float" office:value="0.4">
            <text:p>0.4</text:p>
          </table:table-cell>
          <table:table-cell office:value-type="float" office:value="0.402644">
            <text:p>0.402644</text:p>
          </table:table-cell>
          <table:table-cell office:value-type="float" office:value="0.4">
            <text:p>0.4</text:p>
          </table:table-cell>
          <table:table-cell office:value-type="float" office:value="0.40264398">
            <text:p>0.40264398</text:p>
          </table:table-cell>
          <table:table-cell/>
          <table:table-cell table:formula="of:=([.D370]-[.E370])-([.D369]-[.E369])" office:value-type="float" office:value="0.00549061999999995">
            <text:p>0.00549062</text:p>
          </table:table-cell>
        </table:table-row>
        <table:table-row table:style-name="ro2">
          <table:table-cell office:value-type="float" office:value="3700">
            <text:p>3700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 office:value-type="float" office:value="0.4">
            <text:p>0.4</text:p>
          </table:table-cell>
          <table:table-cell office:value-type="float" office:value="0.39898366">
            <text:p>0.39898366</text:p>
          </table:table-cell>
          <table:table-cell/>
          <table:table-cell table:formula="of:=([.D371]-[.E371])-([.D370]-[.E370])" office:value-type="float" office:value="0.00366031999999999">
            <text:p>0.00366032</text:p>
          </table:table-cell>
        </table:table-row>
        <table:table-row table:style-name="ro2">
          <table:table-cell office:value-type="float" office:value="3710">
            <text:p>371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0.4">
            <text:p>0.4</text:p>
          </table:table-cell>
          <table:table-cell office:value-type="float" office:value="0.39532322">
            <text:p>0.39532322</text:p>
          </table:table-cell>
          <table:table-cell/>
          <table:table-cell table:formula="of:=([.D372]-[.E372])-([.D371]-[.E371])" office:value-type="float" office:value="0.00366043999999999">
            <text:p>0.00366044</text:p>
          </table:table-cell>
        </table:table-row>
        <table:table-row table:style-name="ro2">
          <table:table-cell office:value-type="float" office:value="3720">
            <text:p>372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/>
          <table:table-cell table:formula="of:=([.D373]-[.E373])-([.D372]-[.E372])" office:value-type="float" office:value="-0.00366041">
            <text:p>-0.00366041</text:p>
          </table:table-cell>
        </table:table-row>
        <table:table-row table:style-name="ro2">
          <table:table-cell office:value-type="float" office:value="3730">
            <text:p>3730</text:p>
          </table:table-cell>
          <table:table-cell office:value-type="float" office:value="0.4">
            <text:p>0.4</text:p>
          </table:table-cell>
          <table:table-cell office:value-type="float" office:value="0.4099648">
            <text:p>0.4099648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/>
          <table:table-cell table:formula="of:=([.D374]-[.E374])-([.D373]-[.E373])" office:value-type="float" office:value="0">
            <text:p>0</text:p>
          </table:table-cell>
        </table:table-row>
        <table:table-row table:style-name="ro2">
          <table:table-cell office:value-type="float" office:value="3740">
            <text:p>3740</text:p>
          </table:table-cell>
          <table:table-cell office:value-type="float" office:value="0.4">
            <text:p>0.4</text:p>
          </table:table-cell>
          <table:table-cell office:value-type="float" office:value="0.4044742">
            <text:p>0.4044742</text:p>
          </table:table-cell>
          <table:table-cell office:value-type="float" office:value="0.4">
            <text:p>0.4</text:p>
          </table:table-cell>
          <table:table-cell office:value-type="float" office:value="0.4044742">
            <text:p>0.4044742</text:p>
          </table:table-cell>
          <table:table-cell/>
          <table:table-cell table:formula="of:=([.D375]-[.E375])-([.D374]-[.E374])" office:value-type="float" office:value="-0.00549056999999997">
            <text:p>-0.00549057</text:p>
          </table:table-cell>
        </table:table-row>
        <table:table-row table:style-name="ro2">
          <table:table-cell office:value-type="float" office:value="3750">
            <text:p>375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0.4">
            <text:p>0.4</text:p>
          </table:table-cell>
          <table:table-cell office:value-type="float" office:value="0.402644">
            <text:p>0.402644</text:p>
          </table:table-cell>
          <table:table-cell/>
          <table:table-cell table:formula="of:=([.D376]-[.E376])-([.D375]-[.E375])" office:value-type="float" office:value="0.0018302">
            <text:p>0.0018302</text:p>
          </table:table-cell>
        </table:table-row>
        <table:table-row table:style-name="ro2">
          <table:table-cell office:value-type="float" office:value="3760">
            <text:p>3760</text:p>
          </table:table-cell>
          <table:table-cell office:value-type="float" office:value="0.4">
            <text:p>0.4</text:p>
          </table:table-cell>
          <table:table-cell office:value-type="float" office:value="0.37702122">
            <text:p>0.37702122</text:p>
          </table:table-cell>
          <table:table-cell office:value-type="float" office:value="0.4">
            <text:p>0.4</text:p>
          </table:table-cell>
          <table:table-cell office:value-type="float" office:value="0.39715338">
            <text:p>0.39715338</text:p>
          </table:table-cell>
          <table:table-cell/>
          <table:table-cell table:formula="of:=([.D377]-[.E377])-([.D376]-[.E376])" office:value-type="float" office:value="0.00549062">
            <text:p>0.00549062</text:p>
          </table:table-cell>
        </table:table-row>
        <table:table-row table:style-name="ro2">
          <table:table-cell office:value-type="float" office:value="3770">
            <text:p>377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0.4">
            <text:p>0.4</text:p>
          </table:table-cell>
          <table:table-cell office:value-type="float" office:value="0.39898366">
            <text:p>0.39898366</text:p>
          </table:table-cell>
          <table:table-cell/>
          <table:table-cell table:formula="of:=([.D378]-[.E378])-([.D377]-[.E377])" office:value-type="float" office:value="-0.00183028000000002">
            <text:p>-0.00183028</text:p>
          </table:table-cell>
        </table:table-row>
        <table:table-row table:style-name="ro2">
          <table:table-cell office:value-type="float" office:value="3780">
            <text:p>3780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/>
          <table:table-cell table:formula="of:=([.D379]-[.E379])-([.D378]-[.E378])" office:value-type="float" office:value="0.00549063">
            <text:p>0.00549063</text:p>
          </table:table-cell>
        </table:table-row>
        <table:table-row table:style-name="ro2">
          <table:table-cell office:value-type="float" office:value="3790">
            <text:p>3790</text:p>
          </table:table-cell>
          <table:table-cell office:value-type="float" office:value="0.4">
            <text:p>0.4</text:p>
          </table:table-cell>
          <table:table-cell office:value-type="float" office:value="0.39532322">
            <text:p>0.39532322</text:p>
          </table:table-cell>
          <table:table-cell office:value-type="float" office:value="0.4">
            <text:p>0.4</text:p>
          </table:table-cell>
          <table:table-cell office:value-type="float" office:value="0.39166284">
            <text:p>0.39166284</text:p>
          </table:table-cell>
          <table:table-cell/>
          <table:table-cell table:formula="of:=([.D380]-[.E380])-([.D379]-[.E379])" office:value-type="float" office:value="0.00183019000000001">
            <text:p>0.00183019</text:p>
          </table:table-cell>
        </table:table-row>
        <table:table-row table:style-name="ro2">
          <table:table-cell office:value-type="float" office:value="3800">
            <text:p>380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4">
            <text:p>0.4</text:p>
          </table:table-cell>
          <table:table-cell office:value-type="float" office:value="0.37519103">
            <text:p>0.37519103</text:p>
          </table:table-cell>
          <table:table-cell/>
          <table:table-cell table:formula="of:=([.D381]-[.E381])-([.D380]-[.E380])" office:value-type="float" office:value="0.01647181">
            <text:p>0.01647181</text:p>
          </table:table-cell>
        </table:table-row>
        <table:table-row table:style-name="ro2">
          <table:table-cell office:value-type="float" office:value="3810">
            <text:p>381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/>
          <table:table-cell table:formula="of:=([.D382]-[.E382])-([.D381]-[.E381])" office:value-type="float" office:value="-0.00732079000000002">
            <text:p>-0.00732079</text:p>
          </table:table-cell>
        </table:table-row>
        <table:table-row table:style-name="ro2">
          <table:table-cell office:value-type="float" office:value="3820">
            <text:p>3820</text:p>
          </table:table-cell>
          <table:table-cell office:value-type="float" office:value="0.4">
            <text:p>0.4</text:p>
          </table:table-cell>
          <table:table-cell office:value-type="float" office:value="0.3825118">
            <text:p>0.3825118</text:p>
          </table:table-cell>
          <table:table-cell office:value-type="float" office:value="0.4">
            <text:p>0.4</text:p>
          </table:table-cell>
          <table:table-cell office:value-type="float" office:value="0.4044742">
            <text:p>0.4044742</text:p>
          </table:table-cell>
          <table:table-cell/>
          <table:table-cell table:formula="of:=([.D383]-[.E383])-([.D382]-[.E382])" office:value-type="float" office:value="-0.02196238">
            <text:p>-0.02196238</text:p>
          </table:table-cell>
        </table:table-row>
        <table:table-row table:style-name="ro2">
          <table:table-cell office:value-type="float" office:value="3830">
            <text:p>383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/>
          <table:table-cell table:formula="of:=([.D384]-[.E384])-([.D383]-[.E383])" office:value-type="float" office:value="0.0201322">
            <text:p>0.0201322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0.4">
            <text:p>0.4</text:p>
          </table:table-cell>
          <table:table-cell office:value-type="float" office:value="0.3770212">
            <text:p>0.3770212</text:p>
          </table:table-cell>
          <table:table-cell office:value-type="float" office:value="0.4">
            <text:p>0.4</text:p>
          </table:table-cell>
          <table:table-cell office:value-type="float" office:value="0.402644">
            <text:p>0.402644</text:p>
          </table:table-cell>
          <table:table-cell/>
          <table:table-cell table:formula="of:=([.D385]-[.E385])-([.D384]-[.E384])" office:value-type="float" office:value="-0.018302">
            <text:p>-0.018302</text:p>
          </table:table-cell>
        </table:table-row>
        <table:table-row table:style-name="ro2">
          <table:table-cell office:value-type="float" office:value="3850">
            <text:p>3850</text:p>
          </table:table-cell>
          <table:table-cell office:value-type="float" office:value="0.4">
            <text:p>0.4</text:p>
          </table:table-cell>
          <table:table-cell office:value-type="float" office:value="0.38068163">
            <text:p>0.38068163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/>
          <table:table-cell table:formula="of:=([.D386]-[.E386])-([.D385]-[.E385])" office:value-type="float" office:value="0.00183018000000001">
            <text:p>0.00183018</text:p>
          </table:table-cell>
        </table:table-row>
        <table:table-row table:style-name="ro2">
          <table:table-cell office:value-type="float" office:value="3860">
            <text:p>3860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  <table:table-cell office:value-type="float" office:value="0.4">
            <text:p>0.4</text:p>
          </table:table-cell>
          <table:table-cell office:value-type="float" office:value="0.402644">
            <text:p>0.402644</text:p>
          </table:table-cell>
          <table:table-cell/>
          <table:table-cell table:formula="of:=([.D387]-[.E387])-([.D386]-[.E386])" office:value-type="float" office:value="-0.00183018000000001">
            <text:p>-0.00183018</text:p>
          </table:table-cell>
        </table:table-row>
        <table:table-row table:style-name="ro2">
          <table:table-cell office:value-type="float" office:value="3870">
            <text:p>387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0.4">
            <text:p>0.4</text:p>
          </table:table-cell>
          <table:table-cell office:value-type="float" office:value="0.3971534">
            <text:p>0.3971534</text:p>
          </table:table-cell>
          <table:table-cell/>
          <table:table-cell table:formula="of:=([.D388]-[.E388])-([.D387]-[.E387])" office:value-type="float" office:value="0.00549060000000001">
            <text:p>0.0054906</text:p>
          </table:table-cell>
        </table:table-row>
        <table:table-row table:style-name="ro2">
          <table:table-cell office:value-type="float" office:value="3880">
            <text:p>3880</text:p>
          </table:table-cell>
          <table:table-cell office:value-type="float" office:value="0.4">
            <text:p>0.4</text:p>
          </table:table-cell>
          <table:table-cell office:value-type="float" office:value="0.38068157">
            <text:p>0.38068157</text:p>
          </table:table-cell>
          <table:table-cell office:value-type="float" office:value="0.4">
            <text:p>0.4</text:p>
          </table:table-cell>
          <table:table-cell office:value-type="float" office:value="0.3989836">
            <text:p>0.3989836</text:p>
          </table:table-cell>
          <table:table-cell/>
          <table:table-cell table:formula="of:=([.D389]-[.E389])-([.D388]-[.E388])" office:value-type="float" office:value="-0.0018302">
            <text:p>-0.0018302</text:p>
          </table:table-cell>
        </table:table-row>
        <table:table-row table:style-name="ro2">
          <table:table-cell office:value-type="float" office:value="3890">
            <text:p>3890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  <table:table-cell office:value-type="float" office:value="0.4">
            <text:p>0.4</text:p>
          </table:table-cell>
          <table:table-cell office:value-type="float" office:value="0.40813464">
            <text:p>0.40813464</text:p>
          </table:table-cell>
          <table:table-cell/>
          <table:table-cell table:formula="of:=([.D390]-[.E390])-([.D389]-[.E389])" office:value-type="float" office:value="-0.00915104">
            <text:p>-0.00915104</text:p>
          </table:table-cell>
        </table:table-row>
        <table:table-row table:style-name="ro2">
          <table:table-cell office:value-type="float" office:value="3900">
            <text:p>3900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  <table:table-cell office:value-type="float" office:value="0.4">
            <text:p>0.4</text:p>
          </table:table-cell>
          <table:table-cell office:value-type="float" office:value="0.402644">
            <text:p>0.402644</text:p>
          </table:table-cell>
          <table:table-cell/>
          <table:table-cell table:formula="of:=([.D391]-[.E391])-([.D390]-[.E390])" office:value-type="float" office:value="0.00549063999999999">
            <text:p>0.00549064</text:p>
          </table:table-cell>
        </table:table-row>
        <table:table-row table:style-name="ro2">
          <table:table-cell office:value-type="float" office:value="3910">
            <text:p>3910</text:p>
          </table:table-cell>
          <table:table-cell office:value-type="float" office:value="0.4">
            <text:p>0.4</text:p>
          </table:table-cell>
          <table:table-cell office:value-type="float" office:value="0.33858702">
            <text:p>0.33858702</text:p>
          </table:table-cell>
          <table:table-cell office:value-type="float" office:value="0.4">
            <text:p>0.4</text:p>
          </table:table-cell>
          <table:table-cell office:value-type="float" office:value="0.40447417">
            <text:p>0.40447417</text:p>
          </table:table-cell>
          <table:table-cell/>
          <table:table-cell table:formula="of:=([.D392]-[.E392])-([.D391]-[.E391])" office:value-type="float" office:value="-0.00183017000000002">
            <text:p>-0.00183017</text:p>
          </table:table-cell>
        </table:table-row>
        <table:table-row table:style-name="ro2">
          <table:table-cell office:value-type="float" office:value="3920">
            <text:p>3920</text:p>
          </table:table-cell>
          <table:table-cell office:value-type="float" office:value="0.4">
            <text:p>0.4</text:p>
          </table:table-cell>
          <table:table-cell office:value-type="float" office:value="0.34773803">
            <text:p>0.34773803</text:p>
          </table:table-cell>
          <table:table-cell office:value-type="float" office:value="0.4">
            <text:p>0.4</text:p>
          </table:table-cell>
          <table:table-cell office:value-type="float" office:value="0.4044742">
            <text:p>0.4044742</text:p>
          </table:table-cell>
          <table:table-cell/>
          <table:table-cell table:formula="of:=([.D393]-[.E393])-([.D392]-[.E392])" office:value-type="float" office:value="-0.0000000299999999842093">
            <text:p>-0.00000003</text:p>
          </table:table-cell>
        </table:table-row>
        <table:table-row table:style-name="ro2">
          <table:table-cell office:value-type="float" office:value="3930">
            <text:p>393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0.4">
            <text:p>0.4</text:p>
          </table:table-cell>
          <table:table-cell office:value-type="float" office:value="0.40447417">
            <text:p>0.40447417</text:p>
          </table:table-cell>
          <table:table-cell/>
          <table:table-cell table:formula="of:=([.D394]-[.E394])-([.D393]-[.E393])" office:value-type="float" office:value="0.0000000299999999842093">
            <text:p>0.00000003</text:p>
          </table:table-cell>
        </table:table-row>
        <table:table-row table:style-name="ro2">
          <table:table-cell office:value-type="float" office:value="3940">
            <text:p>3940</text:p>
          </table:table-cell>
          <table:table-cell office:value-type="float" office:value="0.4">
            <text:p>0.4</text:p>
          </table:table-cell>
          <table:table-cell office:value-type="float" office:value="0.34773803">
            <text:p>0.34773803</text:p>
          </table:table-cell>
          <table:table-cell office:value-type="float" office:value="0.4">
            <text:p>0.4</text:p>
          </table:table-cell>
          <table:table-cell office:value-type="float" office:value="0.3971534">
            <text:p>0.3971534</text:p>
          </table:table-cell>
          <table:table-cell/>
          <table:table-cell table:formula="of:=([.D395]-[.E395])-([.D394]-[.E394])" office:value-type="float" office:value="0.00732077000000003">
            <text:p>0.00732077</text:p>
          </table:table-cell>
        </table:table-row>
        <table:table-row table:style-name="ro2">
          <table:table-cell office:value-type="float" office:value="3950">
            <text:p>3950</text:p>
          </table:table-cell>
          <table:table-cell office:value-type="float" office:value="0.4">
            <text:p>0.4</text:p>
          </table:table-cell>
          <table:table-cell office:value-type="float" office:value="0.34407762">
            <text:p>0.34407762</text:p>
          </table:table-cell>
          <table:table-cell office:value-type="float" office:value="0.4">
            <text:p>0.4</text:p>
          </table:table-cell>
          <table:table-cell office:value-type="float" office:value="0.40447423">
            <text:p>0.40447423</text:p>
          </table:table-cell>
          <table:table-cell/>
          <table:table-cell table:formula="of:=([.D396]-[.E396])-([.D395]-[.E395])" office:value-type="float" office:value="-0.00732083">
            <text:p>-0.00732083</text:p>
          </table:table-cell>
        </table:table-row>
        <table:table-row table:style-name="ro2">
          <table:table-cell office:value-type="float" office:value="3960">
            <text:p>3960</text:p>
          </table:table-cell>
          <table:table-cell office:value-type="float" office:value="0.4">
            <text:p>0.4</text:p>
          </table:table-cell>
          <table:table-cell office:value-type="float" office:value="0.3459078">
            <text:p>0.3459078</text:p>
          </table:table-cell>
          <table:table-cell office:value-type="float" office:value="0.4">
            <text:p>0.4</text:p>
          </table:table-cell>
          <table:table-cell office:value-type="float" office:value="0.40630442">
            <text:p>0.40630442</text:p>
          </table:table-cell>
          <table:table-cell/>
          <table:table-cell table:formula="of:=([.D397]-[.E397])-([.D396]-[.E396])" office:value-type="float" office:value="-0.00183019000000001">
            <text:p>-0.00183019</text:p>
          </table:table-cell>
        </table:table-row>
        <table:table-row table:style-name="ro2">
          <table:table-cell office:value-type="float" office:value="3970">
            <text:p>397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office:value-type="float" office:value="0.4">
            <text:p>0.4</text:p>
          </table:table-cell>
          <table:table-cell office:value-type="float" office:value="0.40813464">
            <text:p>0.40813464</text:p>
          </table:table-cell>
          <table:table-cell/>
          <table:table-cell table:formula="of:=([.D398]-[.E398])-([.D397]-[.E397])" office:value-type="float" office:value="-0.00183021999999999">
            <text:p>-0.00183022</text:p>
          </table:table-cell>
        </table:table-row>
        <table:table-row table:style-name="ro2">
          <table:table-cell office:value-type="float" office:value="3980">
            <text:p>3980</text:p>
          </table:table-cell>
          <table:table-cell office:value-type="float" office:value="0.4">
            <text:p>0.4</text:p>
          </table:table-cell>
          <table:table-cell office:value-type="float" office:value="0.35688904">
            <text:p>0.35688904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/>
          <table:table-cell table:formula="of:=([.D399]-[.E399])-([.D398]-[.E398])" office:value-type="float" office:value="0.02562282">
            <text:p>0.02562282</text:p>
          </table:table-cell>
        </table:table-row>
        <table:table-row table:style-name="ro2">
          <table:table-cell office:value-type="float" office:value="3990">
            <text:p>3990</text:p>
          </table:table-cell>
          <table:table-cell office:value-type="float" office:value="0.4">
            <text:p>0.4</text:p>
          </table:table-cell>
          <table:table-cell office:value-type="float" office:value="0.3367568">
            <text:p>0.3367568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/>
          <table:table-cell table:formula="of:=([.D400]-[.E400])-([.D399]-[.E399])" office:value-type="float" office:value="-0.00732080000000002">
            <text:p>-0.0073208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0.4">
            <text:p>0.4</text:p>
          </table:table-cell>
          <table:table-cell office:value-type="float" office:value="0.33858702">
            <text:p>0.33858702</text:p>
          </table:table-cell>
          <table:table-cell office:value-type="float" office:value="0.4">
            <text:p>0.4</text:p>
          </table:table-cell>
          <table:table-cell office:value-type="float" office:value="0.39349306">
            <text:p>0.39349306</text:p>
          </table:table-cell>
          <table:table-cell/>
          <table:table-cell table:formula="of:=([.D401]-[.E401])-([.D400]-[.E400])" office:value-type="float" office:value="-0.00366043999999999">
            <text:p>-0.00366044</text:p>
          </table:table-cell>
        </table:table-row>
        <table:table-row table:style-name="ro2" table:number-rows-repeated="104817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u Pizenberg</meta:initial-creator>
    <meta:creation-date>2014-04-10T15:32:49</meta:creation-date>
    <dc:date>2014-04-10T17:31:42</dc:date>
    <dc:creator>Matthieu Pizenberg</dc:creator>
    <meta:editing-duration>PT1H57M1S</meta:editing-duration>
    <meta:editing-cycles>11</meta:editing-cycles>
    <meta:generator>LibreOffice/4.0.2.2$Linux_X86_64 LibreOffice_project/400m0$Build-2</meta:generator>
    <meta:document-statistic meta:table-count="1" meta:cell-count="24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4.138cm" svg:height="18.966cm" xlink:href=".." xlink:type="simple" chart:class="chart:scatter" chart:style-name="ch1">
        <chart:legend chart:legend-position="end" svg:x="41.445cm" svg:y="8.686cm" style:legend-expansion="high" chart:style-name="ch2"/>
        <chart:plot-area chart:style-name="ch3" table:cell-range-address="Sheet1.A1:Sheet1.A401 Sheet1.D1:Sheet1.E401 Sheet1.G1:Sheet1.G401" chart:data-source-has-labels="row" svg:x="1.332cm" svg:y="1.651cm" svg:width="38.349cm" svg:height="16.516cm">
          <chartooo:coordinate-region svg:x="2.35cm" svg:y="1.85cm" svg:width="36.959cm" svg:height="16.1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401" chart:label-cell-address="Sheet1.D1:Sheet1.D1" chart:class="chart:scatter">
            <chart:domain table:cell-range-address="Sheet1.A2:Sheet1.A401"/>
            <chart:data-point chart:repeated="400"/>
          </chart:series>
          <chart:series chart:style-name="ch7" chart:values-cell-range-address="Sheet1.E2:Sheet1.E401" chart:label-cell-address="Sheet1.E1:Sheet1.E1" chart:class="chart:scatter">
            <chart:data-point chart:repeated="400"/>
          </chart:series>
          <chart:series chart:style-name="ch8" chart:values-cell-range-address="Sheet1.G2:Sheet1.G401" chart:label-cell-address="Sheet1.G1:Sheet1.G1" chart:class="chart:scatter">
            <chart:data-point chart:repeated="4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s_vd</text:p>
                <draw:g>
                  <svg:desc>Sheet1.D1:Sheet1.D1</svg:desc>
                </draw:g>
              </table:table-cell>
              <table:table-cell office:value-type="string">
                <text:p>vd</text:p>
                <draw:g>
                  <svg:desc>Sheet1.E1:Sheet1.E1</svg:desc>
                </draw:g>
              </table:table-cell>
              <table:table-cell office:value-type="string">
                <text:p>deriveeD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401</svg:desc>
                </draw:g>
              </table:table-cell>
              <table:table-cell office:value-type="float" office:value="0.3">
                <text:p>0.3</text:p>
                <draw:g>
                  <svg:desc>Sheet1.D2:Sheet1.D401</svg:desc>
                </draw:g>
              </table:table-cell>
              <table:table-cell office:value-type="float" office:value="0.3074736">
                <text:p>0.3074736</text:p>
                <draw:g>
                  <svg:desc>Sheet1.E2:Sheet1.E401</svg:desc>
                </draw:g>
              </table:table-cell>
              <table:table-cell office:value-type="float" office:value="0">
                <text:p>0</text:p>
                <draw:g>
                  <svg:desc>Sheet1.G2:Sheet1.G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0.0018302">
                <text:p>0.00183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3">
                <text:p>0.3</text:p>
              </table:table-cell>
              <table:table-cell office:value-type="float" office:value="0.3129642">
                <text:p>0.3129642</text:p>
              </table:table-cell>
              <table:table-cell office:value-type="float" office:value="-0.00732079999999996">
                <text:p>-0.007320799999999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0.00732079999999996">
                <text:p>0.00732079999999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-0.00183022999999999">
                <text:p>-0.00183022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3">
                <text:p>0.3</text:p>
              </table:table-cell>
              <table:table-cell office:value-type="float" office:value="0.311134">
                <text:p>0.311134</text:p>
              </table:table-cell>
              <table:table-cell office:value-type="float" office:value="-0.00366036999999997">
                <text:p>-0.00366036999999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3">
                <text:p>0.3</text:p>
              </table:table-cell>
              <table:table-cell office:value-type="float" office:value="0.2964924">
                <text:p>0.2964924</text:p>
              </table:table-cell>
              <table:table-cell office:value-type="float" office:value="0.0146416">
                <text:p>0.0146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0.00366037999999996">
                <text:p>0.00366037999999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3">
                <text:p>0.3</text:p>
              </table:table-cell>
              <table:table-cell office:value-type="float" office:value="0.29100183">
                <text:p>0.29100183</text:p>
              </table:table-cell>
              <table:table-cell office:value-type="float" office:value="0.00183019000000001">
                <text:p>0.00183019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3">
                <text:p>0.3</text:p>
              </table:table-cell>
              <table:table-cell office:value-type="float" office:value="0.301983">
                <text:p>0.301983</text:p>
              </table:table-cell>
              <table:table-cell office:value-type="float" office:value="-0.01098117">
                <text:p>-0.01098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0.00366038000000002">
                <text:p>0.00366038000000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3">
                <text:p>0.3</text:p>
              </table:table-cell>
              <table:table-cell office:value-type="float" office:value="0.2964924">
                <text:p>0.2964924</text:p>
              </table:table-cell>
              <table:table-cell office:value-type="float" office:value="0.00183021999999999">
                <text:p>0.00183021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-0.00732082000000001">
                <text:p>-0.00732082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-0.00183018000000001">
                <text:p>-0.00183018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0.00732078000000003">
                <text:p>0.007320780000000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3">
                <text:p>0.3</text:p>
              </table:table-cell>
              <table:table-cell office:value-type="float" office:value="0.2983226">
                <text:p>0.2983226</text:p>
              </table:table-cell>
              <table:table-cell office:value-type="float" office:value="0.0000000199999999894729">
                <text:p>0.00000001999999998947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-0.0000000199999999894729">
                <text:p>-0.00000001999999998947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0.00549059999999996">
                <text:p>0.005490599999999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3">
                <text:p>0.3</text:p>
              </table:table-cell>
              <table:table-cell office:value-type="float" office:value="0.30198303">
                <text:p>0.30198303</text:p>
              </table:table-cell>
              <table:table-cell office:value-type="float" office:value="-0.00915100999999996">
                <text:p>-0.009151009999999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0.01098123">
                <text:p>0.01098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.3">
                <text:p>0.3</text:p>
              </table:table-cell>
              <table:table-cell office:value-type="float" office:value="0.2873414">
                <text:p>0.2873414</text:p>
              </table:table-cell>
              <table:table-cell office:value-type="float" office:value="0.00366040000000001">
                <text:p>0.00366040000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.3">
                <text:p>0.3</text:p>
              </table:table-cell>
              <table:table-cell office:value-type="float" office:value="0.2855112">
                <text:p>0.2855112</text:p>
              </table:table-cell>
              <table:table-cell office:value-type="float" office:value="0.0018302">
                <text:p>0.00183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.3">
                <text:p>0.3</text:p>
              </table:table-cell>
              <table:table-cell office:value-type="float" office:value="0.283681">
                <text:p>0.283681</text:p>
              </table:table-cell>
              <table:table-cell office:value-type="float" office:value="0.0018302">
                <text:p>0.00183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0.3">
                <text:p>0.3</text:p>
              </table:table-cell>
              <table:table-cell office:value-type="float" office:value="0.2891716">
                <text:p>0.2891716</text:p>
              </table:table-cell>
              <table:table-cell office:value-type="float" office:value="-0.00549060000000001">
                <text:p>-0.005490600000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0.3">
                <text:p>0.3</text:p>
              </table:table-cell>
              <table:table-cell office:value-type="float" office:value="0.29100183">
                <text:p>0.29100183</text:p>
              </table:table-cell>
              <table:table-cell office:value-type="float" office:value="-0.00183023000000004">
                <text:p>-0.001830230000000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0.0000000300000000397205">
                <text:p>0.00000003000000003972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0.3">
                <text:p>0.3</text:p>
              </table:table-cell>
              <table:table-cell office:value-type="float" office:value="0.2946622">
                <text:p>0.2946622</text:p>
              </table:table-cell>
              <table:table-cell office:value-type="float" office:value="-0.00366040000000001">
                <text:p>-0.0036604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.3">
                <text:p>0.3</text:p>
              </table:table-cell>
              <table:table-cell office:value-type="float" office:value="0.2818508">
                <text:p>0.2818508</text:p>
              </table:table-cell>
              <table:table-cell office:value-type="float" office:value="0.0128114">
                <text:p>0.01281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0.3">
                <text:p>0.3</text:p>
              </table:table-cell>
              <table:table-cell office:value-type="float" office:value="0.28551123">
                <text:p>0.28551123</text:p>
              </table:table-cell>
              <table:table-cell office:value-type="float" office:value="-0.00366042999999999">
                <text:p>-0.00366042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0.3">
                <text:p>0.3</text:p>
              </table:table-cell>
              <table:table-cell office:value-type="float" office:value="0.2818508">
                <text:p>0.2818508</text:p>
              </table:table-cell>
              <table:table-cell office:value-type="float" office:value="0.00366042999999999">
                <text:p>0.00366042999999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0.3">
                <text:p>0.3</text:p>
              </table:table-cell>
              <table:table-cell office:value-type="float" office:value="0.2818508">
                <text:p>0.2818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0.3">
                <text:p>0.3</text:p>
              </table:table-cell>
              <table:table-cell office:value-type="float" office:value="0.283681">
                <text:p>0.283681</text:p>
              </table:table-cell>
              <table:table-cell office:value-type="float" office:value="-0.00183019999999995">
                <text:p>-0.001830199999999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0.3">
                <text:p>0.3</text:p>
              </table:table-cell>
              <table:table-cell office:value-type="float" office:value="0.283681">
                <text:p>0.283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-0.00732080000000002">
                <text:p>-0.00732080000000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0.3">
                <text:p>0.3</text:p>
              </table:table-cell>
              <table:table-cell office:value-type="float" office:value="0.29466218">
                <text:p>0.29466218</text:p>
              </table:table-cell>
              <table:table-cell office:value-type="float" office:value="-0.00366038000000002">
                <text:p>-0.0036603800000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0.00183015999999997">
                <text:p>0.001830159999999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-0.00366041">
                <text:p>-0.003660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3">
                <text:p>0.3</text:p>
              </table:table-cell>
              <table:table-cell office:value-type="float" office:value="0.2891716">
                <text:p>0.2891716</text:p>
              </table:table-cell>
              <table:table-cell office:value-type="float" office:value="0.00732083000000006">
                <text:p>0.007320830000000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-0.00366042000000005">
                <text:p>-0.00366042000000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0.3">
                <text:p>0.3</text:p>
              </table:table-cell>
              <table:table-cell office:value-type="float" office:value="0.29466218">
                <text:p>0.29466218</text:p>
              </table:table-cell>
              <table:table-cell office:value-type="float" office:value="-0.00183015999999997">
                <text:p>-0.001830159999999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0.00366038000000002">
                <text:p>0.0036603800000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0.3">
                <text:p>0.3</text:p>
              </table:table-cell>
              <table:table-cell office:value-type="float" office:value="0.2983226">
                <text:p>0.2983226</text:p>
              </table:table-cell>
              <table:table-cell office:value-type="float" office:value="-0.00732080000000002">
                <text:p>-0.00732080000000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-0.0000000199999999894729">
                <text:p>-0.00000001999999998947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0.3">
                <text:p>0.3</text:p>
              </table:table-cell>
              <table:table-cell office:value-type="float" office:value="0.2983226">
                <text:p>0.2983226</text:p>
              </table:table-cell>
              <table:table-cell office:value-type="float" office:value="0.0000000199999999894729">
                <text:p>0.00000001999999998947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0.3">
                <text:p>0.3</text:p>
              </table:table-cell>
              <table:table-cell office:value-type="float" office:value="0.30930382">
                <text:p>0.30930382</text:p>
              </table:table-cell>
              <table:table-cell office:value-type="float" office:value="-0.01098122">
                <text:p>-0.010981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0.00915102000000001">
                <text:p>0.00915102000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0.3">
                <text:p>0.3</text:p>
              </table:table-cell>
              <table:table-cell office:value-type="float" office:value="0.30015284">
                <text:p>0.30015284</text:p>
              </table:table-cell>
              <table:table-cell office:value-type="float" office:value="-0.0000000400000000344569">
                <text:p>-0.00000004000000003445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0.3">
                <text:p>0.3</text:p>
              </table:table-cell>
              <table:table-cell office:value-type="float" office:value="0.2946622">
                <text:p>0.2946622</text:p>
              </table:table-cell>
              <table:table-cell office:value-type="float" office:value="0.00549064000000005">
                <text:p>0.00549064000000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-0.00366042">
                <text:p>-0.003660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-0.00183018000000001">
                <text:p>-0.00183018000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-0.00366042">
                <text:p>-0.003660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0.4">
                <text:p>0.4</text:p>
              </table:table-cell>
              <table:table-cell office:value-type="float" office:value="0.3056434">
                <text:p>0.3056434</text:p>
              </table:table-cell>
              <table:table-cell office:value-type="float" office:value="0.09816982">
                <text:p>0.098169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0.4">
                <text:p>0.4</text:p>
              </table:table-cell>
              <table:table-cell office:value-type="float" office:value="0.31662458">
                <text:p>0.31662458</text:p>
              </table:table-cell>
              <table:table-cell office:value-type="float" office:value="-0.01098118">
                <text:p>-0.010981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0.4">
                <text:p>0.4</text:p>
              </table:table-cell>
              <table:table-cell office:value-type="float" office:value="0.32577562">
                <text:p>0.32577562</text:p>
              </table:table-cell>
              <table:table-cell office:value-type="float" office:value="-0.00915104">
                <text:p>-0.009151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0.4">
                <text:p>0.4</text:p>
              </table:table-cell>
              <table:table-cell office:value-type="float" office:value="0.33858702">
                <text:p>0.33858702</text:p>
              </table:table-cell>
              <table:table-cell office:value-type="float" office:value="-0.0128114">
                <text:p>-0.01281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0.4">
                <text:p>0.4</text:p>
              </table:table-cell>
              <table:table-cell office:value-type="float" office:value="0.3513984">
                <text:p>0.3513984</text:p>
              </table:table-cell>
              <table:table-cell office:value-type="float" office:value="-0.01281138">
                <text:p>-0.012811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0.4">
                <text:p>0.4</text:p>
              </table:table-cell>
              <table:table-cell office:value-type="float" office:value="0.3513984">
                <text:p>0.3513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0.4">
                <text:p>0.4</text:p>
              </table:table-cell>
              <table:table-cell office:value-type="float" office:value="0.34407762">
                <text:p>0.34407762</text:p>
              </table:table-cell>
              <table:table-cell office:value-type="float" office:value="0.00732077999999997">
                <text:p>0.00732077999999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0.4">
                <text:p>0.4</text:p>
              </table:table-cell>
              <table:table-cell office:value-type="float" office:value="0.34773803">
                <text:p>0.34773803</text:p>
              </table:table-cell>
              <table:table-cell office:value-type="float" office:value="-0.00366041">
                <text:p>-0.003660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0.4">
                <text:p>0.4</text:p>
              </table:table-cell>
              <table:table-cell office:value-type="float" office:value="0.36054942">
                <text:p>0.36054942</text:p>
              </table:table-cell>
              <table:table-cell office:value-type="float" office:value="-0.01281139">
                <text:p>-0.012811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0.4">
                <text:p>0.4</text:p>
              </table:table-cell>
              <table:table-cell office:value-type="float" office:value="0.3788514">
                <text:p>0.3788514</text:p>
              </table:table-cell>
              <table:table-cell office:value-type="float" office:value="-0.01830198">
                <text:p>-0.018301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0.4">
                <text:p>0.4</text:p>
              </table:table-cell>
              <table:table-cell office:value-type="float" office:value="0.38251182">
                <text:p>0.38251182</text:p>
              </table:table-cell>
              <table:table-cell office:value-type="float" office:value="-0.00366042">
                <text:p>-0.003660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0.4">
                <text:p>0.4</text:p>
              </table:table-cell>
              <table:table-cell office:value-type="float" office:value="0.3788514">
                <text:p>0.3788514</text:p>
              </table:table-cell>
              <table:table-cell office:value-type="float" office:value="0.00366042">
                <text:p>0.003660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0.4">
                <text:p>0.4</text:p>
              </table:table-cell>
              <table:table-cell office:value-type="float" office:value="0.3587192">
                <text:p>0.3587192</text:p>
              </table:table-cell>
              <table:table-cell office:value-type="float" office:value="0.0201322">
                <text:p>0.02013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0.4">
                <text:p>0.4</text:p>
              </table:table-cell>
              <table:table-cell office:value-type="float" office:value="0.3825118">
                <text:p>0.3825118</text:p>
              </table:table-cell>
              <table:table-cell office:value-type="float" office:value="-0.0237926">
                <text:p>-0.02379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0.4">
                <text:p>0.4</text:p>
              </table:table-cell>
              <table:table-cell office:value-type="float" office:value="0.39532322">
                <text:p>0.39532322</text:p>
              </table:table-cell>
              <table:table-cell office:value-type="float" office:value="-0.0128114200000001">
                <text:p>-0.012811420000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0.4">
                <text:p>0.4</text:p>
              </table:table-cell>
              <table:table-cell office:value-type="float" office:value="0.38617224">
                <text:p>0.38617224</text:p>
              </table:table-cell>
              <table:table-cell office:value-type="float" office:value="0.00915098000000003">
                <text:p>0.00915098000000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0.4">
                <text:p>0.4</text:p>
              </table:table-cell>
              <table:table-cell office:value-type="float" office:value="0.38983262">
                <text:p>0.38983262</text:p>
              </table:table-cell>
              <table:table-cell office:value-type="float" office:value="-0.00366038000000002">
                <text:p>-0.003660380000000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0.4">
                <text:p>0.4</text:p>
              </table:table-cell>
              <table:table-cell office:value-type="float" office:value="0.3825118">
                <text:p>0.3825118</text:p>
              </table:table-cell>
              <table:table-cell office:value-type="float" office:value="0.00732082000000006">
                <text:p>0.007320820000000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0.4">
                <text:p>0.4</text:p>
              </table:table-cell>
              <table:table-cell office:value-type="float" office:value="0.39349303">
                <text:p>0.39349303</text:p>
              </table:table-cell>
              <table:table-cell office:value-type="float" office:value="-0.0109812300000001">
                <text:p>-0.01098123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0.4">
                <text:p>0.4</text:p>
              </table:table-cell>
              <table:table-cell office:value-type="float" office:value="0.39898366">
                <text:p>0.39898366</text:p>
              </table:table-cell>
              <table:table-cell office:value-type="float" office:value="-0.00549063">
                <text:p>-0.005490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0.4">
                <text:p>0.4</text:p>
              </table:table-cell>
              <table:table-cell office:value-type="float" office:value="0.39715338">
                <text:p>0.39715338</text:p>
              </table:table-cell>
              <table:table-cell office:value-type="float" office:value="0.00183028000000002">
                <text:p>0.001830280000000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0.4">
                <text:p>0.4</text:p>
              </table:table-cell>
              <table:table-cell office:value-type="float" office:value="0.40081382">
                <text:p>0.40081382</text:p>
              </table:table-cell>
              <table:table-cell office:value-type="float" office:value="-0.00366043999999999">
                <text:p>-0.0036604399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0.4">
                <text:p>0.4</text:p>
              </table:table-cell>
              <table:table-cell office:value-type="float" office:value="0.3916628">
                <text:p>0.3916628</text:p>
              </table:table-cell>
              <table:table-cell office:value-type="float" office:value="0.00915102000000001">
                <text:p>0.0091510200000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0.4">
                <text:p>0.4</text:p>
              </table:table-cell>
              <table:table-cell office:value-type="float" office:value="0.39166284">
                <text:p>0.39166284</text:p>
              </table:table-cell>
              <table:table-cell office:value-type="float" office:value="-0.0000000400000000344569">
                <text:p>-0.00000004000000003445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0.4">
                <text:p>0.4</text:p>
              </table:table-cell>
              <table:table-cell office:value-type="float" office:value="0.38617224">
                <text:p>0.38617224</text:p>
              </table:table-cell>
              <table:table-cell office:value-type="float" office:value="0.00549060000000001">
                <text:p>0.00549060000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0.4">
                <text:p>0.4</text:p>
              </table:table-cell>
              <table:table-cell office:value-type="float" office:value="0.3953232">
                <text:p>0.3953232</text:p>
              </table:table-cell>
              <table:table-cell office:value-type="float" office:value="-0.00915095999999999">
                <text:p>-0.00915095999999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0.4">
                <text:p>0.4</text:p>
              </table:table-cell>
              <table:table-cell office:value-type="float" office:value="0.4044742">
                <text:p>0.4044742</text:p>
              </table:table-cell>
              <table:table-cell office:value-type="float" office:value="-0.00915100000000002">
                <text:p>-0.009151000000000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0.4">
                <text:p>0.4</text:p>
              </table:table-cell>
              <table:table-cell office:value-type="float" office:value="0.4081346">
                <text:p>0.4081346</text:p>
              </table:table-cell>
              <table:table-cell office:value-type="float" office:value="-0.00366039999999995">
                <text:p>-0.003660399999999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0.4">
                <text:p>0.4</text:p>
              </table:table-cell>
              <table:table-cell office:value-type="float" office:value="0.40996483">
                <text:p>0.40996483</text:p>
              </table:table-cell>
              <table:table-cell office:value-type="float" office:value="-0.00183023000000004">
                <text:p>-0.001830230000000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0.4">
                <text:p>0.4</text:p>
              </table:table-cell>
              <table:table-cell office:value-type="float" office:value="0.4099648">
                <text:p>0.4099648</text:p>
              </table:table-cell>
              <table:table-cell office:value-type="float" office:value="0.0000000300000000397205">
                <text:p>0.00000003000000003972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0.4">
                <text:p>0.4</text:p>
              </table:table-cell>
              <table:table-cell office:value-type="float" office:value="0.402644">
                <text:p>0.402644</text:p>
              </table:table-cell>
              <table:table-cell office:value-type="float" office:value="0.00732079999999996">
                <text:p>0.007320799999999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0.4">
                <text:p>0.4</text:p>
              </table:table-cell>
              <table:table-cell office:value-type="float" office:value="0.40264398">
                <text:p>0.40264398</text:p>
              </table:table-cell>
              <table:table-cell office:value-type="float" office:value="0.0000000199999999894729">
                <text:p>0.00000001999999998947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0.4">
                <text:p>0.4</text:p>
              </table:table-cell>
              <table:table-cell office:value-type="float" office:value="0.40081382">
                <text:p>0.40081382</text:p>
              </table:table-cell>
              <table:table-cell office:value-type="float" office:value="0.00183016000000003">
                <text:p>0.001830160000000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0.4">
                <text:p>0.4</text:p>
              </table:table-cell>
              <table:table-cell office:value-type="float" office:value="0.4044742">
                <text:p>0.4044742</text:p>
              </table:table-cell>
              <table:table-cell office:value-type="float" office:value="-0.00366038000000002">
                <text:p>-0.003660380000000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0.4">
                <text:p>0.4</text:p>
              </table:table-cell>
              <table:table-cell office:value-type="float" office:value="0.4099648">
                <text:p>0.4099648</text:p>
              </table:table-cell>
              <table:table-cell office:value-type="float" office:value="-0.00549059999999996">
                <text:p>-0.005490599999999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0.4">
                <text:p>0.4</text:p>
              </table:table-cell>
              <table:table-cell office:value-type="float" office:value="0.41545543">
                <text:p>0.41545543</text:p>
              </table:table-cell>
              <table:table-cell office:value-type="float" office:value="-0.00549063000000005">
                <text:p>-0.005490630000000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0.4">
                <text:p>0.4</text:p>
              </table:table-cell>
              <table:table-cell office:value-type="float" office:value="0.39898363">
                <text:p>0.39898363</text:p>
              </table:table-cell>
              <table:table-cell office:value-type="float" office:value="0.0164718">
                <text:p>0.01647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0.4">
                <text:p>0.4</text:p>
              </table:table-cell>
              <table:table-cell office:value-type="float" office:value="0.3971534">
                <text:p>0.3971534</text:p>
              </table:table-cell>
              <table:table-cell office:value-type="float" office:value="0.00183023000000004">
                <text:p>0.001830230000000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0.4">
                <text:p>0.4</text:p>
              </table:table-cell>
              <table:table-cell office:value-type="float" office:value="0.402644">
                <text:p>0.402644</text:p>
              </table:table-cell>
              <table:table-cell office:value-type="float" office:value="-0.00549060000000001">
                <text:p>-0.0054906000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0.4">
                <text:p>0.4</text:p>
              </table:table-cell>
              <table:table-cell office:value-type="float" office:value="0.39898366">
                <text:p>0.39898366</text:p>
              </table:table-cell>
              <table:table-cell office:value-type="float" office:value="0.00366033999999998">
                <text:p>0.003660339999999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0.4">
                <text:p>0.4</text:p>
              </table:table-cell>
              <table:table-cell office:value-type="float" office:value="0.39898366">
                <text:p>0.39898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0.4">
                <text:p>0.4</text:p>
              </table:table-cell>
              <table:table-cell office:value-type="float" office:value="0.40447417">
                <text:p>0.40447417</text:p>
              </table:table-cell>
              <table:table-cell office:value-type="float" office:value="-0.00549051">
                <text:p>-0.005490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0.4">
                <text:p>0.4</text:p>
              </table:table-cell>
              <table:table-cell office:value-type="float" office:value="0.3971534">
                <text:p>0.3971534</text:p>
              </table:table-cell>
              <table:table-cell office:value-type="float" office:value="0.00732077000000003">
                <text:p>0.007320770000000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0.4">
                <text:p>0.4</text:p>
              </table:table-cell>
              <table:table-cell office:value-type="float" office:value="0.39715338">
                <text:p>0.39715338</text:p>
              </table:table-cell>
              <table:table-cell office:value-type="float" office:value="0.0000000199999999894729">
                <text:p>0.00000001999999998947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0.4">
                <text:p>0.4</text:p>
              </table:table-cell>
              <table:table-cell office:value-type="float" office:value="0.37519097">
                <text:p>0.37519097</text:p>
              </table:table-cell>
              <table:table-cell office:value-type="float" office:value="0.02196241">
                <text:p>0.021962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0.4">
                <text:p>0.4</text:p>
              </table:table-cell>
              <table:table-cell office:value-type="float" office:value="0.37519103">
                <text:p>0.37519103</text:p>
              </table:table-cell>
              <table:table-cell office:value-type="float" office:value="-0.0000000599999999684187">
                <text:p>-0.00000005999999996841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0.4">
                <text:p>0.4</text:p>
              </table:table-cell>
              <table:table-cell office:value-type="float" office:value="0.38251182">
                <text:p>0.38251182</text:p>
              </table:table-cell>
              <table:table-cell office:value-type="float" office:value="-0.00732079000000002">
                <text:p>-0.007320790000000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0.4">
                <text:p>0.4</text:p>
              </table:table-cell>
              <table:table-cell office:value-type="float" office:value="0.38800243">
                <text:p>0.38800243</text:p>
              </table:table-cell>
              <table:table-cell office:value-type="float" office:value="-0.00549061000000001">
                <text:p>-0.00549061000000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0.4">
                <text:p>0.4</text:p>
              </table:table-cell>
              <table:table-cell office:value-type="float" office:value="0.384342">
                <text:p>0.384342</text:p>
              </table:table-cell>
              <table:table-cell office:value-type="float" office:value="0.00366043000000005">
                <text:p>0.003660430000000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0.4">
                <text:p>0.4</text:p>
              </table:table-cell>
              <table:table-cell office:value-type="float" office:value="0.38800243">
                <text:p>0.38800243</text:p>
              </table:table-cell>
              <table:table-cell office:value-type="float" office:value="-0.00366043000000005">
                <text:p>-0.003660430000000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0.4">
                <text:p>0.4</text:p>
              </table:table-cell>
              <table:table-cell office:value-type="float" office:value="0.3880024">
                <text:p>0.3880024</text:p>
              </table:table-cell>
              <table:table-cell office:value-type="float" office:value="0.0000000300000000397205">
                <text:p>0.00000003000000003972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0.4">
                <text:p>0.4</text:p>
              </table:table-cell>
              <table:table-cell office:value-type="float" office:value="0.384342">
                <text:p>0.384342</text:p>
              </table:table-cell>
              <table:table-cell office:value-type="float" office:value="0.00366040000000001">
                <text:p>0.003660400000000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0.4">
                <text:p>0.4</text:p>
              </table:table-cell>
              <table:table-cell office:value-type="float" office:value="0.38983262">
                <text:p>0.38983262</text:p>
              </table:table-cell>
              <table:table-cell office:value-type="float" office:value="-0.00549062000000006">
                <text:p>-0.005490620000000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0.4">
                <text:p>0.4</text:p>
              </table:table-cell>
              <table:table-cell office:value-type="float" office:value="0.3971534">
                <text:p>0.3971534</text:p>
              </table:table-cell>
              <table:table-cell office:value-type="float" office:value="-0.00732077999999997">
                <text:p>-0.007320779999999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0.4">
                <text:p>0.4</text:p>
              </table:table-cell>
              <table:table-cell office:value-type="float" office:value="0.39166284">
                <text:p>0.39166284</text:p>
              </table:table-cell>
              <table:table-cell office:value-type="float" office:value="0.00549055999999998">
                <text:p>0.005490559999999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0.4">
                <text:p>0.4</text:p>
              </table:table-cell>
              <table:table-cell office:value-type="float" office:value="0.38434198">
                <text:p>0.38434198</text:p>
              </table:table-cell>
              <table:table-cell office:value-type="float" office:value="0.00732085999999998">
                <text:p>0.007320859999999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0.4">
                <text:p>0.4</text:p>
              </table:table-cell>
              <table:table-cell office:value-type="float" office:value="0.3880024">
                <text:p>0.3880024</text:p>
              </table:table-cell>
              <table:table-cell office:value-type="float" office:value="-0.00366041999999994">
                <text:p>-0.003660419999999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0.4">
                <text:p>0.4</text:p>
              </table:table-cell>
              <table:table-cell office:value-type="float" office:value="0.39349306">
                <text:p>0.39349306</text:p>
              </table:table-cell>
              <table:table-cell office:value-type="float" office:value="-0.00549066000000004">
                <text:p>-0.005490660000000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0.4">
                <text:p>0.4</text:p>
              </table:table-cell>
              <table:table-cell office:value-type="float" office:value="0.40081385">
                <text:p>0.40081385</text:p>
              </table:table-cell>
              <table:table-cell office:value-type="float" office:value="-0.00732079000000002">
                <text:p>-0.007320790000000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0.4">
                <text:p>0.4</text:p>
              </table:table-cell>
              <table:table-cell office:value-type="float" office:value="0.39898363">
                <text:p>0.39898363</text:p>
              </table:table-cell>
              <table:table-cell office:value-type="float" office:value="0.00183021999999999">
                <text:p>0.001830219999999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0.4">
                <text:p>0.4</text:p>
              </table:table-cell>
              <table:table-cell office:value-type="float" office:value="0.39532322">
                <text:p>0.39532322</text:p>
              </table:table-cell>
              <table:table-cell office:value-type="float" office:value="0.00366041">
                <text:p>0.003660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0.4">
                <text:p>0.4</text:p>
              </table:table-cell>
              <table:table-cell office:value-type="float" office:value="0.393493">
                <text:p>0.393493</text:p>
              </table:table-cell>
              <table:table-cell office:value-type="float" office:value="0.00183022000000005">
                <text:p>0.001830220000000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0.4">
                <text:p>0.4</text:p>
              </table:table-cell>
              <table:table-cell office:value-type="float" office:value="0.39166284">
                <text:p>0.39166284</text:p>
              </table:table-cell>
              <table:table-cell office:value-type="float" office:value="0.00183015999999997">
                <text:p>0.001830159999999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0.4">
                <text:p>0.4</text:p>
              </table:table-cell>
              <table:table-cell office:value-type="float" office:value="0.39349303">
                <text:p>0.39349303</text:p>
              </table:table-cell>
              <table:table-cell office:value-type="float" office:value="-0.00183019000000001">
                <text:p>-0.00183019000000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0.4">
                <text:p>0.4</text:p>
              </table:table-cell>
              <table:table-cell office:value-type="float" office:value="0.39349303">
                <text:p>0.39349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0.4">
                <text:p>0.4</text:p>
              </table:table-cell>
              <table:table-cell office:value-type="float" office:value="0.40447423">
                <text:p>0.40447423</text:p>
              </table:table-cell>
              <table:table-cell office:value-type="float" office:value="-0.0109812">
                <text:p>-0.01098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0.4">
                <text:p>0.4</text:p>
              </table:table-cell>
              <table:table-cell office:value-type="float" office:value="0.40630445">
                <text:p>0.40630445</text:p>
              </table:table-cell>
              <table:table-cell office:value-type="float" office:value="-0.00183021999999999">
                <text:p>-0.001830219999999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0.4">
                <text:p>0.4</text:p>
              </table:table-cell>
              <table:table-cell office:value-type="float" office:value="0.40630445">
                <text:p>0.40630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0.4">
                <text:p>0.4</text:p>
              </table:table-cell>
              <table:table-cell office:value-type="float" office:value="0.40630442">
                <text:p>0.40630442</text:p>
              </table:table-cell>
              <table:table-cell office:value-type="float" office:value="0.0000000299999999842093">
                <text:p>0.00000002999999998420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0.4">
                <text:p>0.4</text:p>
              </table:table-cell>
              <table:table-cell office:value-type="float" office:value="0.40630445">
                <text:p>0.40630445</text:p>
              </table:table-cell>
              <table:table-cell office:value-type="float" office:value="-0.0000000299999999842093">
                <text:p>-0.00000002999999998420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0.4">
                <text:p>0.4</text:p>
              </table:table-cell>
              <table:table-cell office:value-type="float" office:value="0.40447423">
                <text:p>0.40447423</text:p>
              </table:table-cell>
              <table:table-cell office:value-type="float" office:value="0.00183021999999999">
                <text:p>0.001830219999999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0.4">
                <text:p>0.4</text:p>
              </table:table-cell>
              <table:table-cell office:value-type="float" office:value="0.4044742">
                <text:p>0.4044742</text:p>
              </table:table-cell>
              <table:table-cell office:value-type="float" office:value="0.0000000299999999842093">
                <text:p>0.00000002999999998420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0.4">
                <text:p>0.4</text:p>
              </table:table-cell>
              <table:table-cell office:value-type="float" office:value="0.4136252">
                <text:p>0.4136252</text:p>
              </table:table-cell>
              <table:table-cell office:value-type="float" office:value="-0.00915099999999996">
                <text:p>-0.009150999999999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0.4">
                <text:p>0.4</text:p>
              </table:table-cell>
              <table:table-cell office:value-type="float" office:value="0.41179502">
                <text:p>0.41179502</text:p>
              </table:table-cell>
              <table:table-cell office:value-type="float" office:value="0.00183017999999996">
                <text:p>0.001830179999999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0.4">
                <text:p>0.4</text:p>
              </table:table-cell>
              <table:table-cell office:value-type="float" office:value="0.40630442">
                <text:p>0.40630442</text:p>
              </table:table-cell>
              <table:table-cell office:value-type="float" office:value="0.00549060000000001">
                <text:p>0.00549060000000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0.4">
                <text:p>0.4</text:p>
              </table:table-cell>
              <table:table-cell office:value-type="float" office:value="0.39532322">
                <text:p>0.39532322</text:p>
              </table:table-cell>
              <table:table-cell office:value-type="float" office:value="0.0109812">
                <text:p>0.01098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0.4">
                <text:p>0.4</text:p>
              </table:table-cell>
              <table:table-cell office:value-type="float" office:value="0.39349303">
                <text:p>0.39349303</text:p>
              </table:table-cell>
              <table:table-cell office:value-type="float" office:value="0.00183019000000001">
                <text:p>0.001830190000000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0.4">
                <text:p>0.4</text:p>
              </table:table-cell>
              <table:table-cell office:value-type="float" office:value="0.39715338">
                <text:p>0.39715338</text:p>
              </table:table-cell>
              <table:table-cell office:value-type="float" office:value="-0.00366034999999998">
                <text:p>-0.003660349999999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0.4">
                <text:p>0.4</text:p>
              </table:table-cell>
              <table:table-cell office:value-type="float" office:value="0.402644">
                <text:p>0.402644</text:p>
              </table:table-cell>
              <table:table-cell office:value-type="float" office:value="-0.00549062">
                <text:p>-0.005490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0.4">
                <text:p>0.4</text:p>
              </table:table-cell>
              <table:table-cell office:value-type="float" office:value="0.4191158">
                <text:p>0.4191158</text:p>
              </table:table-cell>
              <table:table-cell office:value-type="float" office:value="-0.0164718">
                <text:p>-0.01647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0.4">
                <text:p>0.4</text:p>
              </table:table-cell>
              <table:table-cell office:value-type="float" office:value="0.41728562">
                <text:p>0.41728562</text:p>
              </table:table-cell>
              <table:table-cell office:value-type="float" office:value="0.00183017999999996">
                <text:p>0.001830179999999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0.4">
                <text:p>0.4</text:p>
              </table:table-cell>
              <table:table-cell office:value-type="float" office:value="0.41728562">
                <text:p>0.41728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0.4">
                <text:p>0.4</text:p>
              </table:table-cell>
              <table:table-cell office:value-type="float" office:value="0.39715338">
                <text:p>0.39715338</text:p>
              </table:table-cell>
              <table:table-cell office:value-type="float" office:value="0.02013224">
                <text:p>0.020132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0.4">
                <text:p>0.4</text:p>
              </table:table-cell>
              <table:table-cell office:value-type="float" office:value="0.40081382">
                <text:p>0.40081382</text:p>
              </table:table-cell>
              <table:table-cell office:value-type="float" office:value="-0.00366043999999999">
                <text:p>-0.003660439999999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0.4">
                <text:p>0.4</text:p>
              </table:table-cell>
              <table:table-cell office:value-type="float" office:value="0.4099648">
                <text:p>0.4099648</text:p>
              </table:table-cell>
              <table:table-cell office:value-type="float" office:value="-0.00915097999999998">
                <text:p>-0.009150979999999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0.4">
                <text:p>0.4</text:p>
              </table:table-cell>
              <table:table-cell office:value-type="float" office:value="0.40630442">
                <text:p>0.40630442</text:p>
              </table:table-cell>
              <table:table-cell office:value-type="float" office:value="0.00366037999999996">
                <text:p>0.003660379999999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0.4">
                <text:p>0.4</text:p>
              </table:table-cell>
              <table:table-cell office:value-type="float" office:value="0.4172856">
                <text:p>0.4172856</text:p>
              </table:table-cell>
              <table:table-cell office:value-type="float" office:value="-0.01098118">
                <text:p>-0.010981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0.4">
                <text:p>0.4</text:p>
              </table:table-cell>
              <table:table-cell office:value-type="float" office:value="0.42094603">
                <text:p>0.42094603</text:p>
              </table:table-cell>
              <table:table-cell office:value-type="float" office:value="-0.00366043000000005">
                <text:p>-0.003660430000000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0.4">
                <text:p>0.4</text:p>
              </table:table-cell>
              <table:table-cell office:value-type="float" office:value="0.4154554">
                <text:p>0.4154554</text:p>
              </table:table-cell>
              <table:table-cell office:value-type="float" office:value="0.00549063000000005">
                <text:p>0.005490630000000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0.4">
                <text:p>0.4</text:p>
              </table:table-cell>
              <table:table-cell office:value-type="float" office:value="0.4081346">
                <text:p>0.4081346</text:p>
              </table:table-cell>
              <table:table-cell office:value-type="float" office:value="0.00732080000000002">
                <text:p>0.007320800000000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0.4">
                <text:p>0.4</text:p>
              </table:table-cell>
              <table:table-cell office:value-type="float" office:value="0.40996483">
                <text:p>0.40996483</text:p>
              </table:table-cell>
              <table:table-cell office:value-type="float" office:value="-0.00183023000000004">
                <text:p>-0.001830230000000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0.4">
                <text:p>0.4</text:p>
              </table:table-cell>
              <table:table-cell office:value-type="float" office:value="0.41545543">
                <text:p>0.41545543</text:p>
              </table:table-cell>
              <table:table-cell office:value-type="float" office:value="-0.00549060000000001">
                <text:p>-0.00549060000000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0.4">
                <text:p>0.4</text:p>
              </table:table-cell>
              <table:table-cell office:value-type="float" office:value="0.40996483">
                <text:p>0.40996483</text:p>
              </table:table-cell>
              <table:table-cell office:value-type="float" office:value="0.00549060000000001">
                <text:p>0.005490600000000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0.4">
                <text:p>0.4</text:p>
              </table:table-cell>
              <table:table-cell office:value-type="float" office:value="0.39898363">
                <text:p>0.39898363</text:p>
              </table:table-cell>
              <table:table-cell office:value-type="float" office:value="0.0109812">
                <text:p>0.01098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0.4">
                <text:p>0.4</text:p>
              </table:table-cell>
              <table:table-cell office:value-type="float" office:value="0.3989836">
                <text:p>0.3989836</text:p>
              </table:table-cell>
              <table:table-cell office:value-type="float" office:value="0.0000000300000000397205">
                <text:p>0.00000003000000003972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0.4">
                <text:p>0.4</text:p>
              </table:table-cell>
              <table:table-cell office:value-type="float" office:value="0.40630442">
                <text:p>0.40630442</text:p>
              </table:table-cell>
              <table:table-cell office:value-type="float" office:value="-0.00732082000000001">
                <text:p>-0.00732082000000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0.4">
                <text:p>0.4</text:p>
              </table:table-cell>
              <table:table-cell office:value-type="float" office:value="0.402644">
                <text:p>0.402644</text:p>
              </table:table-cell>
              <table:table-cell office:value-type="float" office:value="0.00366042">
                <text:p>0.003660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0.4">
                <text:p>0.4</text:p>
              </table:table-cell>
              <table:table-cell office:value-type="float" office:value="0.393493">
                <text:p>0.393493</text:p>
              </table:table-cell>
              <table:table-cell office:value-type="float" office:value="0.00915100000000002">
                <text:p>0.009151000000000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0.4">
                <text:p>0.4</text:p>
              </table:table-cell>
              <table:table-cell office:value-type="float" office:value="0.3971534">
                <text:p>0.3971534</text:p>
              </table:table-cell>
              <table:table-cell office:value-type="float" office:value="-0.00366040000000001">
                <text:p>-0.003660400000000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0.4">
                <text:p>0.4</text:p>
              </table:table-cell>
              <table:table-cell office:value-type="float" office:value="0.39166287">
                <text:p>0.39166287</text:p>
              </table:table-cell>
              <table:table-cell office:value-type="float" office:value="0.00549052999999999">
                <text:p>0.005490529999999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0.4">
                <text:p>0.4</text:p>
              </table:table-cell>
              <table:table-cell office:value-type="float" office:value="0.38983262">
                <text:p>0.38983262</text:p>
              </table:table-cell>
              <table:table-cell office:value-type="float" office:value="0.00183024999999998">
                <text:p>0.001830249999999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0.4">
                <text:p>0.4</text:p>
              </table:table-cell>
              <table:table-cell office:value-type="float" office:value="0.39349303">
                <text:p>0.39349303</text:p>
              </table:table-cell>
              <table:table-cell office:value-type="float" office:value="-0.00366041">
                <text:p>-0.003660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0.4">
                <text:p>0.4</text:p>
              </table:table-cell>
              <table:table-cell office:value-type="float" office:value="0.3971534">
                <text:p>0.3971534</text:p>
              </table:table-cell>
              <table:table-cell office:value-type="float" office:value="-0.00366036999999997">
                <text:p>-0.003660369999999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0.4">
                <text:p>0.4</text:p>
              </table:table-cell>
              <table:table-cell office:value-type="float" office:value="0.39715338">
                <text:p>0.39715338</text:p>
              </table:table-cell>
              <table:table-cell office:value-type="float" office:value="0.0000000199999999894729">
                <text:p>0.00000001999999998947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0.4">
                <text:p>0.4</text:p>
              </table:table-cell>
              <table:table-cell office:value-type="float" office:value="0.38983262">
                <text:p>0.38983262</text:p>
              </table:table-cell>
              <table:table-cell office:value-type="float" office:value="0.00732075999999998">
                <text:p>0.007320759999999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0.4">
                <text:p>0.4</text:p>
              </table:table-cell>
              <table:table-cell office:value-type="float" office:value="0.384342">
                <text:p>0.384342</text:p>
              </table:table-cell>
              <table:table-cell office:value-type="float" office:value="0.00549062000000006">
                <text:p>0.005490620000000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0.4">
                <text:p>0.4</text:p>
              </table:table-cell>
              <table:table-cell office:value-type="float" office:value="0.3825118">
                <text:p>0.3825118</text:p>
              </table:table-cell>
              <table:table-cell office:value-type="float" office:value="0.0018302">
                <text:p>0.00183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0.4">
                <text:p>0.4</text:p>
              </table:table-cell>
              <table:table-cell office:value-type="float" office:value="0.3788514">
                <text:p>0.3788514</text:p>
              </table:table-cell>
              <table:table-cell office:value-type="float" office:value="0.00366039999999995">
                <text:p>0.003660399999999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0.4">
                <text:p>0.4</text:p>
              </table:table-cell>
              <table:table-cell office:value-type="float" office:value="0.3825118">
                <text:p>0.3825118</text:p>
              </table:table-cell>
              <table:table-cell office:value-type="float" office:value="-0.00366039999999995">
                <text:p>-0.003660399999999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0.4">
                <text:p>0.4</text:p>
              </table:table-cell>
              <table:table-cell office:value-type="float" office:value="0.393493">
                <text:p>0.393493</text:p>
              </table:table-cell>
              <table:table-cell office:value-type="float" office:value="-0.0109812">
                <text:p>-0.01098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0.4">
                <text:p>0.4</text:p>
              </table:table-cell>
              <table:table-cell office:value-type="float" office:value="0.38800237">
                <text:p>0.38800237</text:p>
              </table:table-cell>
              <table:table-cell office:value-type="float" office:value="0.00549063">
                <text:p>0.005490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0.4">
                <text:p>0.4</text:p>
              </table:table-cell>
              <table:table-cell office:value-type="float" office:value="0.38434198">
                <text:p>0.38434198</text:p>
              </table:table-cell>
              <table:table-cell office:value-type="float" office:value="0.00366038999999996">
                <text:p>0.003660389999999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0.4">
                <text:p>0.4</text:p>
              </table:table-cell>
              <table:table-cell office:value-type="float" office:value="0.37885144">
                <text:p>0.37885144</text:p>
              </table:table-cell>
              <table:table-cell office:value-type="float" office:value="0.00549054000000004">
                <text:p>0.005490540000000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0.4">
                <text:p>0.4</text:p>
              </table:table-cell>
              <table:table-cell office:value-type="float" office:value="0.38434198">
                <text:p>0.38434198</text:p>
              </table:table-cell>
              <table:table-cell office:value-type="float" office:value="-0.00549054000000004">
                <text:p>-0.005490540000000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0.4">
                <text:p>0.4</text:p>
              </table:table-cell>
              <table:table-cell office:value-type="float" office:value="0.3971534">
                <text:p>0.3971534</text:p>
              </table:table-cell>
              <table:table-cell office:value-type="float" office:value="-0.01281142">
                <text:p>-0.012811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0.4">
                <text:p>0.4</text:p>
              </table:table-cell>
              <table:table-cell office:value-type="float" office:value="0.3971534">
                <text:p>0.3971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0.4">
                <text:p>0.4</text:p>
              </table:table-cell>
              <table:table-cell office:value-type="float" office:value="0.39349297">
                <text:p>0.39349297</text:p>
              </table:table-cell>
              <table:table-cell office:value-type="float" office:value="0.00366042999999999">
                <text:p>0.003660429999999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0.4">
                <text:p>0.4</text:p>
              </table:table-cell>
              <table:table-cell office:value-type="float" office:value="0.4008138">
                <text:p>0.4008138</text:p>
              </table:table-cell>
              <table:table-cell office:value-type="float" office:value="-0.00732083">
                <text:p>-0.007320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0.4">
                <text:p>0.4</text:p>
              </table:table-cell>
              <table:table-cell office:value-type="float" office:value="0.40264398">
                <text:p>0.40264398</text:p>
              </table:table-cell>
              <table:table-cell office:value-type="float" office:value="-0.00183018000000001">
                <text:p>-0.00183018000000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0.4">
                <text:p>0.4</text:p>
              </table:table-cell>
              <table:table-cell office:value-type="float" office:value="0.3916628">
                <text:p>0.3916628</text:p>
              </table:table-cell>
              <table:table-cell office:value-type="float" office:value="0.01098118">
                <text:p>0.010981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0.4">
                <text:p>0.4</text:p>
              </table:table-cell>
              <table:table-cell office:value-type="float" office:value="0.38251182">
                <text:p>0.38251182</text:p>
              </table:table-cell>
              <table:table-cell office:value-type="float" office:value="0.00915097999999998">
                <text:p>0.009150979999999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0.4">
                <text:p>0.4</text:p>
              </table:table-cell>
              <table:table-cell office:value-type="float" office:value="0.39532322">
                <text:p>0.39532322</text:p>
              </table:table-cell>
              <table:table-cell office:value-type="float" office:value="-0.0128114">
                <text:p>-0.01281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0.4">
                <text:p>0.4</text:p>
              </table:table-cell>
              <table:table-cell office:value-type="float" office:value="0.4044742">
                <text:p>0.4044742</text:p>
              </table:table-cell>
              <table:table-cell office:value-type="float" office:value="-0.00915097999999998">
                <text:p>-0.009150979999999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0.4">
                <text:p>0.4</text:p>
              </table:table-cell>
              <table:table-cell office:value-type="float" office:value="0.4081346">
                <text:p>0.4081346</text:p>
              </table:table-cell>
              <table:table-cell office:value-type="float" office:value="-0.00366039999999995">
                <text:p>-0.003660399999999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0.4">
                <text:p>0.4</text:p>
              </table:table-cell>
              <table:table-cell office:value-type="float" office:value="0.41179502">
                <text:p>0.41179502</text:p>
              </table:table-cell>
              <table:table-cell office:value-type="float" office:value="-0.00366042000000005">
                <text:p>-0.003660420000000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0.4">
                <text:p>0.4</text:p>
              </table:table-cell>
              <table:table-cell office:value-type="float" office:value="0.40813458">
                <text:p>0.40813458</text:p>
              </table:table-cell>
              <table:table-cell office:value-type="float" office:value="0.00366043999999999">
                <text:p>0.003660439999999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0.4">
                <text:p>0.4</text:p>
              </table:table-cell>
              <table:table-cell office:value-type="float" office:value="0.40447417">
                <text:p>0.40447417</text:p>
              </table:table-cell>
              <table:table-cell office:value-type="float" office:value="0.00366041">
                <text:p>0.003660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0.4">
                <text:p>0.4</text:p>
              </table:table-cell>
              <table:table-cell office:value-type="float" office:value="0.402644">
                <text:p>0.402644</text:p>
              </table:table-cell>
              <table:table-cell office:value-type="float" office:value="0.00183017000000002">
                <text:p>0.001830170000000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0.4">
                <text:p>0.4</text:p>
              </table:table-cell>
              <table:table-cell office:value-type="float" office:value="0.4081346">
                <text:p>0.4081346</text:p>
              </table:table-cell>
              <table:table-cell office:value-type="float" office:value="-0.00549059999999996">
                <text:p>-0.005490599999999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0.4">
                <text:p>0.4</text:p>
              </table:table-cell>
              <table:table-cell office:value-type="float" office:value="0.40813464">
                <text:p>0.40813464</text:p>
              </table:table-cell>
              <table:table-cell office:value-type="float" office:value="-0.0000000400000000344569">
                <text:p>-0.00000004000000003445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0.4">
                <text:p>0.4</text:p>
              </table:table-cell>
              <table:table-cell office:value-type="float" office:value="0.40264404">
                <text:p>0.40264404</text:p>
              </table:table-cell>
              <table:table-cell office:value-type="float" office:value="0.00549060000000001">
                <text:p>0.005490600000000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0.4">
                <text:p>0.4</text:p>
              </table:table-cell>
              <table:table-cell office:value-type="float" office:value="0.40081382">
                <text:p>0.40081382</text:p>
              </table:table-cell>
              <table:table-cell office:value-type="float" office:value="0.00183021999999999">
                <text:p>0.001830219999999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0.4">
                <text:p>0.4</text:p>
              </table:table-cell>
              <table:table-cell office:value-type="float" office:value="0.4044742">
                <text:p>0.4044742</text:p>
              </table:table-cell>
              <table:table-cell office:value-type="float" office:value="-0.00366038000000002">
                <text:p>-0.003660380000000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0.4">
                <text:p>0.4</text:p>
              </table:table-cell>
              <table:table-cell office:value-type="float" office:value="0.4099648">
                <text:p>0.4099648</text:p>
              </table:table-cell>
              <table:table-cell office:value-type="float" office:value="-0.00549059999999996">
                <text:p>-0.005490599999999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0.4">
                <text:p>0.4</text:p>
              </table:table-cell>
              <table:table-cell office:value-type="float" office:value="0.402644">
                <text:p>0.402644</text:p>
              </table:table-cell>
              <table:table-cell office:value-type="float" office:value="0.00732079999999996">
                <text:p>0.007320799999999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0.4">
                <text:p>0.4</text:p>
              </table:table-cell>
              <table:table-cell office:value-type="float" office:value="0.40081382">
                <text:p>0.40081382</text:p>
              </table:table-cell>
              <table:table-cell office:value-type="float" office:value="0.00183018000000001">
                <text:p>0.001830180000000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0.4">
                <text:p>0.4</text:p>
              </table:table-cell>
              <table:table-cell office:value-type="float" office:value="0.39898366">
                <text:p>0.39898366</text:p>
              </table:table-cell>
              <table:table-cell office:value-type="float" office:value="0.00183015999999997">
                <text:p>0.001830159999999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0.4">
                <text:p>0.4</text:p>
              </table:table-cell>
              <table:table-cell office:value-type="float" office:value="0.39166284">
                <text:p>0.39166284</text:p>
              </table:table-cell>
              <table:table-cell office:value-type="float" office:value="0.00732082000000001">
                <text:p>0.007320820000000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0.4">
                <text:p>0.4</text:p>
              </table:table-cell>
              <table:table-cell office:value-type="float" office:value="0.3880024">
                <text:p>0.3880024</text:p>
              </table:table-cell>
              <table:table-cell office:value-type="float" office:value="0.00366044000000004">
                <text:p>0.003660440000000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0.4">
                <text:p>0.4</text:p>
              </table:table-cell>
              <table:table-cell office:value-type="float" office:value="0.3788514">
                <text:p>0.3788514</text:p>
              </table:table-cell>
              <table:table-cell office:value-type="float" office:value="0.00915099999999996">
                <text:p>0.009150999999999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0.4">
                <text:p>0.4</text:p>
              </table:table-cell>
              <table:table-cell office:value-type="float" office:value="0.39349306">
                <text:p>0.39349306</text:p>
              </table:table-cell>
              <table:table-cell office:value-type="float" office:value="-0.01464166">
                <text:p>-0.014641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0.4">
                <text:p>0.4</text:p>
              </table:table-cell>
              <table:table-cell office:value-type="float" office:value="0.41545543">
                <text:p>0.41545543</text:p>
              </table:table-cell>
              <table:table-cell office:value-type="float" office:value="-0.02196237">
                <text:p>-0.021962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0.4">
                <text:p>0.4</text:p>
              </table:table-cell>
              <table:table-cell office:value-type="float" office:value="0.41728562">
                <text:p>0.41728562</text:p>
              </table:table-cell>
              <table:table-cell office:value-type="float" office:value="-0.00183019000000001">
                <text:p>-0.001830190000000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0.4">
                <text:p>0.4</text:p>
              </table:table-cell>
              <table:table-cell office:value-type="float" office:value="0.41545543">
                <text:p>0.41545543</text:p>
              </table:table-cell>
              <table:table-cell office:value-type="float" office:value="0.00183019000000001">
                <text:p>0.001830190000000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0.4">
                <text:p>0.4</text:p>
              </table:table-cell>
              <table:table-cell office:value-type="float" office:value="0.411795">
                <text:p>0.411795</text:p>
              </table:table-cell>
              <table:table-cell office:value-type="float" office:value="0.00366043000000005">
                <text:p>0.003660430000000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0.4">
                <text:p>0.4</text:p>
              </table:table-cell>
              <table:table-cell office:value-type="float" office:value="0.40996483">
                <text:p>0.40996483</text:p>
              </table:table-cell>
              <table:table-cell office:value-type="float" office:value="0.00183016999999996">
                <text:p>0.001830169999999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0.4">
                <text:p>0.4</text:p>
              </table:table-cell>
              <table:table-cell office:value-type="float" office:value="0.411795">
                <text:p>0.411795</text:p>
              </table:table-cell>
              <table:table-cell office:value-type="float" office:value="-0.00183016999999996">
                <text:p>-0.001830169999999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0.4">
                <text:p>0.4</text:p>
              </table:table-cell>
              <table:table-cell office:value-type="float" office:value="0.4081346">
                <text:p>0.4081346</text:p>
              </table:table-cell>
              <table:table-cell office:value-type="float" office:value="0.00366040000000001">
                <text:p>0.003660400000000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0.4">
                <text:p>0.4</text:p>
              </table:table-cell>
              <table:table-cell office:value-type="float" office:value="0.4172856">
                <text:p>0.4172856</text:p>
              </table:table-cell>
              <table:table-cell office:value-type="float" office:value="-0.00915100000000002">
                <text:p>-0.009151000000000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0.4">
                <text:p>0.4</text:p>
              </table:table-cell>
              <table:table-cell office:value-type="float" office:value="0.4154554">
                <text:p>0.4154554</text:p>
              </table:table-cell>
              <table:table-cell office:value-type="float" office:value="0.0018302">
                <text:p>0.00183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0.4">
                <text:p>0.4</text:p>
              </table:table-cell>
              <table:table-cell office:value-type="float" office:value="0.4154554">
                <text:p>0.4154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0.4">
                <text:p>0.4</text:p>
              </table:table-cell>
              <table:table-cell office:value-type="float" office:value="0.411795">
                <text:p>0.411795</text:p>
              </table:table-cell>
              <table:table-cell office:value-type="float" office:value="0.00366040000000001">
                <text:p>0.003660400000000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0.4">
                <text:p>0.4</text:p>
              </table:table-cell>
              <table:table-cell office:value-type="float" office:value="0.4081346">
                <text:p>0.4081346</text:p>
              </table:table-cell>
              <table:table-cell office:value-type="float" office:value="0.00366040000000001">
                <text:p>0.003660400000000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0.4">
                <text:p>0.4</text:p>
              </table:table-cell>
              <table:table-cell office:value-type="float" office:value="0.40630442">
                <text:p>0.40630442</text:p>
              </table:table-cell>
              <table:table-cell office:value-type="float" office:value="0.00183017999999996">
                <text:p>0.001830179999999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0.4">
                <text:p>0.4</text:p>
              </table:table-cell>
              <table:table-cell office:value-type="float" office:value="0.41179496">
                <text:p>0.41179496</text:p>
              </table:table-cell>
              <table:table-cell office:value-type="float" office:value="-0.00549053999999999">
                <text:p>-0.005490539999999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0.4">
                <text:p>0.4</text:p>
              </table:table-cell>
              <table:table-cell office:value-type="float" office:value="0.40996483">
                <text:p>0.40996483</text:p>
              </table:table-cell>
              <table:table-cell office:value-type="float" office:value="0.00183012999999999">
                <text:p>0.001830129999999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0.4">
                <text:p>0.4</text:p>
              </table:table-cell>
              <table:table-cell office:value-type="float" office:value="0.3971534">
                <text:p>0.3971534</text:p>
              </table:table-cell>
              <table:table-cell office:value-type="float" office:value="0.01281143">
                <text:p>0.012811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0.4">
                <text:p>0.4</text:p>
              </table:table-cell>
              <table:table-cell office:value-type="float" office:value="0.38617218">
                <text:p>0.38617218</text:p>
              </table:table-cell>
              <table:table-cell office:value-type="float" office:value="0.01098122">
                <text:p>0.010981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0.4">
                <text:p>0.4</text:p>
              </table:table-cell>
              <table:table-cell office:value-type="float" office:value="0.3916628">
                <text:p>0.3916628</text:p>
              </table:table-cell>
              <table:table-cell office:value-type="float" office:value="-0.00549061999999995">
                <text:p>-0.005490619999999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0.4">
                <text:p>0.4</text:p>
              </table:table-cell>
              <table:table-cell office:value-type="float" office:value="0.39532322">
                <text:p>0.39532322</text:p>
              </table:table-cell>
              <table:table-cell office:value-type="float" office:value="-0.00366042000000005">
                <text:p>-0.003660420000000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0.4">
                <text:p>0.4</text:p>
              </table:table-cell>
              <table:table-cell office:value-type="float" office:value="0.39532322">
                <text:p>0.39532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0.4">
                <text:p>0.4</text:p>
              </table:table-cell>
              <table:table-cell office:value-type="float" office:value="0.40081382">
                <text:p>0.40081382</text:p>
              </table:table-cell>
              <table:table-cell office:value-type="float" office:value="-0.00549059999999996">
                <text:p>-0.005490599999999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0.4">
                <text:p>0.4</text:p>
              </table:table-cell>
              <table:table-cell office:value-type="float" office:value="0.39898363">
                <text:p>0.39898363</text:p>
              </table:table-cell>
              <table:table-cell office:value-type="float" office:value="0.00183018999999995">
                <text:p>0.001830189999999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0.4">
                <text:p>0.4</text:p>
              </table:table-cell>
              <table:table-cell office:value-type="float" office:value="0.39715338">
                <text:p>0.39715338</text:p>
              </table:table-cell>
              <table:table-cell office:value-type="float" office:value="0.00183025000000003">
                <text:p>0.001830250000000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0.4">
                <text:p>0.4</text:p>
              </table:table-cell>
              <table:table-cell office:value-type="float" office:value="0.3953232">
                <text:p>0.3953232</text:p>
              </table:table-cell>
              <table:table-cell office:value-type="float" office:value="0.00183018000000001">
                <text:p>0.001830180000000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0.4">
                <text:p>0.4</text:p>
              </table:table-cell>
              <table:table-cell office:value-type="float" office:value="0.3971534">
                <text:p>0.3971534</text:p>
              </table:table-cell>
              <table:table-cell office:value-type="float" office:value="-0.0018302">
                <text:p>-0.00183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0.4">
                <text:p>0.4</text:p>
              </table:table-cell>
              <table:table-cell office:value-type="float" office:value="0.393493">
                <text:p>0.393493</text:p>
              </table:table-cell>
              <table:table-cell office:value-type="float" office:value="0.00366040000000001">
                <text:p>0.003660400000000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0.4">
                <text:p>0.4</text:p>
              </table:table-cell>
              <table:table-cell office:value-type="float" office:value="0.38251182">
                <text:p>0.38251182</text:p>
              </table:table-cell>
              <table:table-cell office:value-type="float" office:value="0.01098118">
                <text:p>0.010981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0.4">
                <text:p>0.4</text:p>
              </table:table-cell>
              <table:table-cell office:value-type="float" office:value="0.37702122">
                <text:p>0.37702122</text:p>
              </table:table-cell>
              <table:table-cell office:value-type="float" office:value="0.00549060000000001">
                <text:p>0.005490600000000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0.4">
                <text:p>0.4</text:p>
              </table:table-cell>
              <table:table-cell office:value-type="float" office:value="0.3861722">
                <text:p>0.3861722</text:p>
              </table:table-cell>
              <table:table-cell office:value-type="float" office:value="-0.00915097999999998">
                <text:p>-0.009150979999999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0.4">
                <text:p>0.4</text:p>
              </table:table-cell>
              <table:table-cell office:value-type="float" office:value="0.38800243">
                <text:p>0.38800243</text:p>
              </table:table-cell>
              <table:table-cell office:value-type="float" office:value="-0.00183023000000004">
                <text:p>-0.001830230000000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0.4">
                <text:p>0.4</text:p>
              </table:table-cell>
              <table:table-cell office:value-type="float" office:value="0.3971534">
                <text:p>0.3971534</text:p>
              </table:table-cell>
              <table:table-cell office:value-type="float" office:value="-0.00915096999999998">
                <text:p>-0.009150969999999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0.4">
                <text:p>0.4</text:p>
              </table:table-cell>
              <table:table-cell office:value-type="float" office:value="0.38251182">
                <text:p>0.38251182</text:p>
              </table:table-cell>
              <table:table-cell office:value-type="float" office:value="0.01464158">
                <text:p>0.014641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0.4">
                <text:p>0.4</text:p>
              </table:table-cell>
              <table:table-cell office:value-type="float" office:value="0.3806816">
                <text:p>0.3806816</text:p>
              </table:table-cell>
              <table:table-cell office:value-type="float" office:value="0.00183021999999999">
                <text:p>0.001830219999999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0.4">
                <text:p>0.4</text:p>
              </table:table-cell>
              <table:table-cell office:value-type="float" office:value="0.38251182">
                <text:p>0.38251182</text:p>
              </table:table-cell>
              <table:table-cell office:value-type="float" office:value="-0.00183021999999999">
                <text:p>-0.001830219999999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0.4">
                <text:p>0.4</text:p>
              </table:table-cell>
              <table:table-cell office:value-type="float" office:value="0.38068157">
                <text:p>0.38068157</text:p>
              </table:table-cell>
              <table:table-cell office:value-type="float" office:value="0.00183024999999998">
                <text:p>0.001830249999999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0.4">
                <text:p>0.4</text:p>
              </table:table-cell>
              <table:table-cell office:value-type="float" office:value="0.39166284">
                <text:p>0.39166284</text:p>
              </table:table-cell>
              <table:table-cell office:value-type="float" office:value="-0.01098127">
                <text:p>-0.010981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0.4">
                <text:p>0.4</text:p>
              </table:table-cell>
              <table:table-cell office:value-type="float" office:value="0.39898366">
                <text:p>0.39898366</text:p>
              </table:table-cell>
              <table:table-cell office:value-type="float" office:value="-0.00732082000000001">
                <text:p>-0.007320820000000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0.4">
                <text:p>0.4</text:p>
              </table:table-cell>
              <table:table-cell office:value-type="float" office:value="0.40630442">
                <text:p>0.40630442</text:p>
              </table:table-cell>
              <table:table-cell office:value-type="float" office:value="-0.00732075999999998">
                <text:p>-0.007320759999999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0.4">
                <text:p>0.4</text:p>
              </table:table-cell>
              <table:table-cell office:value-type="float" office:value="0.4044742">
                <text:p>0.4044742</text:p>
              </table:table-cell>
              <table:table-cell office:value-type="float" office:value="0.00183021999999999">
                <text:p>0.0018302199999999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0.4">
                <text:p>0.4</text:p>
              </table:table-cell>
              <table:table-cell office:value-type="float" office:value="0.40630442">
                <text:p>0.40630442</text:p>
              </table:table-cell>
              <table:table-cell office:value-type="float" office:value="-0.00183021999999999">
                <text:p>-0.0018302199999999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0.4">
                <text:p>0.4</text:p>
              </table:table-cell>
              <table:table-cell office:value-type="float" office:value="0.40264404">
                <text:p>0.40264404</text:p>
              </table:table-cell>
              <table:table-cell office:value-type="float" office:value="0.00366038000000002">
                <text:p>0.003660380000000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0.4">
                <text:p>0.4</text:p>
              </table:table-cell>
              <table:table-cell office:value-type="float" office:value="0.40264398">
                <text:p>0.40264398</text:p>
              </table:table-cell>
              <table:table-cell office:value-type="float" office:value="0.0000000599999999684187">
                <text:p>0.000000059999999968418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0.4">
                <text:p>0.4</text:p>
              </table:table-cell>
              <table:table-cell office:value-type="float" office:value="0.40630442">
                <text:p>0.40630442</text:p>
              </table:table-cell>
              <table:table-cell office:value-type="float" office:value="-0.00366043999999999">
                <text:p>-0.003660439999999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0.4">
                <text:p>0.4</text:p>
              </table:table-cell>
              <table:table-cell office:value-type="float" office:value="0.41545546">
                <text:p>0.41545546</text:p>
              </table:table-cell>
              <table:table-cell office:value-type="float" office:value="-0.00915104">
                <text:p>-0.009151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0.4">
                <text:p>0.4</text:p>
              </table:table-cell>
              <table:table-cell office:value-type="float" office:value="0.41728562">
                <text:p>0.41728562</text:p>
              </table:table-cell>
              <table:table-cell office:value-type="float" office:value="-0.00183016000000003">
                <text:p>-0.001830160000000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0.4">
                <text:p>0.4</text:p>
              </table:table-cell>
              <table:table-cell office:value-type="float" office:value="0.4099648">
                <text:p>0.4099648</text:p>
              </table:table-cell>
              <table:table-cell office:value-type="float" office:value="0.00732082000000006">
                <text:p>0.007320820000000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0.4">
                <text:p>0.4</text:p>
              </table:table-cell>
              <table:table-cell office:value-type="float" office:value="0.4044742">
                <text:p>0.4044742</text:p>
              </table:table-cell>
              <table:table-cell office:value-type="float" office:value="0.00549059999999996">
                <text:p>0.005490599999999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0.4">
                <text:p>0.4</text:p>
              </table:table-cell>
              <table:table-cell office:value-type="float" office:value="0.4081346">
                <text:p>0.4081346</text:p>
              </table:table-cell>
              <table:table-cell office:value-type="float" office:value="-0.00366039999999995">
                <text:p>-0.003660399999999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0.4">
                <text:p>0.4</text:p>
              </table:table-cell>
              <table:table-cell office:value-type="float" office:value="0.40630445">
                <text:p>0.40630445</text:p>
              </table:table-cell>
              <table:table-cell office:value-type="float" office:value="0.00183014999999998">
                <text:p>0.001830149999999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0.4">
                <text:p>0.4</text:p>
              </table:table-cell>
              <table:table-cell office:value-type="float" office:value="0.40630442">
                <text:p>0.40630442</text:p>
              </table:table-cell>
              <table:table-cell office:value-type="float" office:value="0.0000000299999999842093">
                <text:p>0.00000002999999998420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0.4">
                <text:p>0.4</text:p>
              </table:table-cell>
              <table:table-cell office:value-type="float" office:value="0.40081382">
                <text:p>0.40081382</text:p>
              </table:table-cell>
              <table:table-cell office:value-type="float" office:value="0.00549060000000001">
                <text:p>0.005490600000000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0.4">
                <text:p>0.4</text:p>
              </table:table-cell>
              <table:table-cell office:value-type="float" office:value="0.4044742">
                <text:p>0.4044742</text:p>
              </table:table-cell>
              <table:table-cell office:value-type="float" office:value="-0.00366038000000002">
                <text:p>-0.003660380000000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0.4">
                <text:p>0.4</text:p>
              </table:table-cell>
              <table:table-cell office:value-type="float" office:value="0.4099648">
                <text:p>0.4099648</text:p>
              </table:table-cell>
              <table:table-cell office:value-type="float" office:value="-0.00549059999999996">
                <text:p>-0.005490599999999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0.4">
                <text:p>0.4</text:p>
              </table:table-cell>
              <table:table-cell office:value-type="float" office:value="0.39715335">
                <text:p>0.39715335</text:p>
              </table:table-cell>
              <table:table-cell office:value-type="float" office:value="0.0128114499999999">
                <text:p>0.01281144999999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0.4">
                <text:p>0.4</text:p>
              </table:table-cell>
              <table:table-cell office:value-type="float" office:value="0.39715338">
                <text:p>0.39715338</text:p>
              </table:table-cell>
              <table:table-cell office:value-type="float" office:value="-0.0000000299999999842093">
                <text:p>-0.00000002999999998420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0.4">
                <text:p>0.4</text:p>
              </table:table-cell>
              <table:table-cell office:value-type="float" office:value="0.402644">
                <text:p>0.402644</text:p>
              </table:table-cell>
              <table:table-cell office:value-type="float" office:value="-0.00549062">
                <text:p>-0.005490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0.4">
                <text:p>0.4</text:p>
              </table:table-cell>
              <table:table-cell office:value-type="float" office:value="0.40996483">
                <text:p>0.40996483</text:p>
              </table:table-cell>
              <table:table-cell office:value-type="float" office:value="-0.00732083">
                <text:p>-0.0073208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0.4">
                <text:p>0.4</text:p>
              </table:table-cell>
              <table:table-cell office:value-type="float" office:value="0.41179502">
                <text:p>0.41179502</text:p>
              </table:table-cell>
              <table:table-cell office:value-type="float" office:value="-0.00183019000000001">
                <text:p>-0.001830190000000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0.4">
                <text:p>0.4</text:p>
              </table:table-cell>
              <table:table-cell office:value-type="float" office:value="0.4154554">
                <text:p>0.4154554</text:p>
              </table:table-cell>
              <table:table-cell office:value-type="float" office:value="-0.00366037999999996">
                <text:p>-0.003660379999999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0.4">
                <text:p>0.4</text:p>
              </table:table-cell>
              <table:table-cell office:value-type="float" office:value="0.40813464">
                <text:p>0.40813464</text:p>
              </table:table-cell>
              <table:table-cell office:value-type="float" office:value="0.00732075999999998">
                <text:p>0.007320759999999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0.4">
                <text:p>0.4</text:p>
              </table:table-cell>
              <table:table-cell office:value-type="float" office:value="0.3953232">
                <text:p>0.3953232</text:p>
              </table:table-cell>
              <table:table-cell office:value-type="float" office:value="0.01281144">
                <text:p>0.012811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0.4">
                <text:p>0.4</text:p>
              </table:table-cell>
              <table:table-cell office:value-type="float" office:value="0.38983262">
                <text:p>0.38983262</text:p>
              </table:table-cell>
              <table:table-cell office:value-type="float" office:value="0.00549057999999997">
                <text:p>0.005490579999999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0.4">
                <text:p>0.4</text:p>
              </table:table-cell>
              <table:table-cell office:value-type="float" office:value="0.40264398">
                <text:p>0.40264398</text:p>
              </table:table-cell>
              <table:table-cell office:value-type="float" office:value="-0.01281136">
                <text:p>-0.012811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0.4">
                <text:p>0.4</text:p>
              </table:table-cell>
              <table:table-cell office:value-type="float" office:value="0.41179502">
                <text:p>0.41179502</text:p>
              </table:table-cell>
              <table:table-cell office:value-type="float" office:value="-0.00915104">
                <text:p>-0.009151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0.4">
                <text:p>0.4</text:p>
              </table:table-cell>
              <table:table-cell office:value-type="float" office:value="0.40630442">
                <text:p>0.40630442</text:p>
              </table:table-cell>
              <table:table-cell office:value-type="float" office:value="0.00549060000000001">
                <text:p>0.005490600000000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0.4">
                <text:p>0.4</text:p>
              </table:table-cell>
              <table:table-cell office:value-type="float" office:value="0.4099648">
                <text:p>0.4099648</text:p>
              </table:table-cell>
              <table:table-cell office:value-type="float" office:value="-0.00366037999999996">
                <text:p>-0.003660379999999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0.4">
                <text:p>0.4</text:p>
              </table:table-cell>
              <table:table-cell office:value-type="float" office:value="0.40813464">
                <text:p>0.40813464</text:p>
              </table:table-cell>
              <table:table-cell office:value-type="float" office:value="0.00183015999999997">
                <text:p>0.0018301599999999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0.4">
                <text:p>0.4</text:p>
              </table:table-cell>
              <table:table-cell office:value-type="float" office:value="0.40081382">
                <text:p>0.40081382</text:p>
              </table:table-cell>
              <table:table-cell office:value-type="float" office:value="0.00732082000000001">
                <text:p>0.007320820000000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0.4">
                <text:p>0.4</text:p>
              </table:table-cell>
              <table:table-cell office:value-type="float" office:value="0.39715338">
                <text:p>0.39715338</text:p>
              </table:table-cell>
              <table:table-cell office:value-type="float" office:value="0.00366043999999999">
                <text:p>0.003660439999999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0.4">
                <text:p>0.4</text:p>
              </table:table-cell>
              <table:table-cell office:value-type="float" office:value="0.39898366">
                <text:p>0.39898366</text:p>
              </table:table-cell>
              <table:table-cell office:value-type="float" office:value="-0.00183028000000002">
                <text:p>-0.001830280000000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0.4">
                <text:p>0.4</text:p>
              </table:table-cell>
              <table:table-cell office:value-type="float" office:value="0.40630442">
                <text:p>0.40630442</text:p>
              </table:table-cell>
              <table:table-cell office:value-type="float" office:value="-0.00732075999999998">
                <text:p>-0.007320759999999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0.4">
                <text:p>0.4</text:p>
              </table:table-cell>
              <table:table-cell office:value-type="float" office:value="0.3971534">
                <text:p>0.3971534</text:p>
              </table:table-cell>
              <table:table-cell office:value-type="float" office:value="0.00915102000000001">
                <text:p>0.009151020000000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0.4">
                <text:p>0.4</text:p>
              </table:table-cell>
              <table:table-cell office:value-type="float" office:value="0.4008138">
                <text:p>0.4008138</text:p>
              </table:table-cell>
              <table:table-cell office:value-type="float" office:value="-0.00366040000000001">
                <text:p>-0.003660400000000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0.4">
                <text:p>0.4</text:p>
              </table:table-cell>
              <table:table-cell office:value-type="float" office:value="0.39715338">
                <text:p>0.39715338</text:p>
              </table:table-cell>
              <table:table-cell office:value-type="float" office:value="0.00366042">
                <text:p>0.003660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0.4">
                <text:p>0.4</text:p>
              </table:table-cell>
              <table:table-cell office:value-type="float" office:value="0.40264398">
                <text:p>0.40264398</text:p>
              </table:table-cell>
              <table:table-cell office:value-type="float" office:value="-0.00549060000000001">
                <text:p>-0.005490600000000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0.4">
                <text:p>0.4</text:p>
              </table:table-cell>
              <table:table-cell office:value-type="float" office:value="0.40081382">
                <text:p>0.40081382</text:p>
              </table:table-cell>
              <table:table-cell office:value-type="float" office:value="0.00183016000000003">
                <text:p>0.001830160000000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0.4">
                <text:p>0.4</text:p>
              </table:table-cell>
              <table:table-cell office:value-type="float" office:value="0.3971534">
                <text:p>0.3971534</text:p>
              </table:table-cell>
              <table:table-cell office:value-type="float" office:value="0.00366042">
                <text:p>0.0036604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0.4">
                <text:p>0.4</text:p>
              </table:table-cell>
              <table:table-cell office:value-type="float" office:value="0.40081382">
                <text:p>0.40081382</text:p>
              </table:table-cell>
              <table:table-cell office:value-type="float" office:value="-0.00366042">
                <text:p>-0.003660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0.4">
                <text:p>0.4</text:p>
              </table:table-cell>
              <table:table-cell office:value-type="float" office:value="0.39532322">
                <text:p>0.39532322</text:p>
              </table:table-cell>
              <table:table-cell office:value-type="float" office:value="0.00549059999999996">
                <text:p>0.005490599999999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0.4">
                <text:p>0.4</text:p>
              </table:table-cell>
              <table:table-cell office:value-type="float" office:value="0.39532325">
                <text:p>0.39532325</text:p>
              </table:table-cell>
              <table:table-cell office:value-type="float" office:value="-0.0000000299999999842093">
                <text:p>-0.00000002999999998420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0.4">
                <text:p>0.4</text:p>
              </table:table-cell>
              <table:table-cell office:value-type="float" office:value="0.40264398">
                <text:p>0.40264398</text:p>
              </table:table-cell>
              <table:table-cell office:value-type="float" office:value="-0.00732073">
                <text:p>-0.0073207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0.4">
                <text:p>0.4</text:p>
              </table:table-cell>
              <table:table-cell office:value-type="float" office:value="0.39898363">
                <text:p>0.39898363</text:p>
              </table:table-cell>
              <table:table-cell office:value-type="float" office:value="0.00366034999999998">
                <text:p>0.003660349999999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0.4">
                <text:p>0.4</text:p>
              </table:table-cell>
              <table:table-cell office:value-type="float" office:value="0.39898363">
                <text:p>0.39898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0.4">
                <text:p>0.4</text:p>
              </table:table-cell>
              <table:table-cell office:value-type="float" office:value="0.38983262">
                <text:p>0.38983262</text:p>
              </table:table-cell>
              <table:table-cell office:value-type="float" office:value="0.00915101000000002">
                <text:p>0.009151010000000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0.4">
                <text:p>0.4</text:p>
              </table:table-cell>
              <table:table-cell office:value-type="float" office:value="0.40081382">
                <text:p>0.40081382</text:p>
              </table:table-cell>
              <table:table-cell office:value-type="float" office:value="-0.0109812">
                <text:p>-0.01098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0.4">
                <text:p>0.4</text:p>
              </table:table-cell>
              <table:table-cell office:value-type="float" office:value="0.40081382">
                <text:p>0.4008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0.4">
                <text:p>0.4</text:p>
              </table:table-cell>
              <table:table-cell office:value-type="float" office:value="0.39898363">
                <text:p>0.39898363</text:p>
              </table:table-cell>
              <table:table-cell office:value-type="float" office:value="0.00183018999999995">
                <text:p>0.001830189999999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0.4">
                <text:p>0.4</text:p>
              </table:table-cell>
              <table:table-cell office:value-type="float" office:value="0.393493">
                <text:p>0.393493</text:p>
              </table:table-cell>
              <table:table-cell office:value-type="float" office:value="0.00549063000000005">
                <text:p>0.005490630000000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0.4">
                <text:p>0.4</text:p>
              </table:table-cell>
              <table:table-cell office:value-type="float" office:value="0.39715338">
                <text:p>0.39715338</text:p>
              </table:table-cell>
              <table:table-cell office:value-type="float" office:value="-0.00366038000000002">
                <text:p>-0.0036603800000000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0.4">
                <text:p>0.4</text:p>
              </table:table-cell>
              <table:table-cell office:value-type="float" office:value="0.39898363">
                <text:p>0.39898363</text:p>
              </table:table-cell>
              <table:table-cell office:value-type="float" office:value="-0.00183025000000003">
                <text:p>-0.001830250000000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0.4">
                <text:p>0.4</text:p>
              </table:table-cell>
              <table:table-cell office:value-type="float" office:value="0.38983262">
                <text:p>0.38983262</text:p>
              </table:table-cell>
              <table:table-cell office:value-type="float" office:value="0.00915101000000002">
                <text:p>0.009151010000000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0.4">
                <text:p>0.4</text:p>
              </table:table-cell>
              <table:table-cell office:value-type="float" office:value="0.3770212">
                <text:p>0.3770212</text:p>
              </table:table-cell>
              <table:table-cell office:value-type="float" office:value="0.01281142">
                <text:p>0.012811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0.4">
                <text:p>0.4</text:p>
              </table:table-cell>
              <table:table-cell office:value-type="float" office:value="0.3806816">
                <text:p>0.3806816</text:p>
              </table:table-cell>
              <table:table-cell office:value-type="float" office:value="-0.00366040000000001">
                <text:p>-0.003660400000000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0.4">
                <text:p>0.4</text:p>
              </table:table-cell>
              <table:table-cell office:value-type="float" office:value="0.393493">
                <text:p>0.393493</text:p>
              </table:table-cell>
              <table:table-cell office:value-type="float" office:value="-0.0128114">
                <text:p>-0.01281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0.4">
                <text:p>0.4</text:p>
              </table:table-cell>
              <table:table-cell office:value-type="float" office:value="0.3971534">
                <text:p>0.3971534</text:p>
              </table:table-cell>
              <table:table-cell office:value-type="float" office:value="-0.00366040000000001">
                <text:p>-0.003660400000000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0.4">
                <text:p>0.4</text:p>
              </table:table-cell>
              <table:table-cell office:value-type="float" office:value="0.40264398">
                <text:p>0.40264398</text:p>
              </table:table-cell>
              <table:table-cell office:value-type="float" office:value="-0.00549058000000002">
                <text:p>-0.005490580000000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0.4">
                <text:p>0.4</text:p>
              </table:table-cell>
              <table:table-cell office:value-type="float" office:value="0.40264404">
                <text:p>0.40264404</text:p>
              </table:table-cell>
              <table:table-cell office:value-type="float" office:value="-0.0000000599999999684187">
                <text:p>-0.00000005999999996841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0.4">
                <text:p>0.4</text:p>
              </table:table-cell>
              <table:table-cell office:value-type="float" office:value="0.4008138">
                <text:p>0.4008138</text:p>
              </table:table-cell>
              <table:table-cell office:value-type="float" office:value="0.00183023999999998">
                <text:p>0.001830239999999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0.4">
                <text:p>0.4</text:p>
              </table:table-cell>
              <table:table-cell office:value-type="float" office:value="0.4044742">
                <text:p>0.4044742</text:p>
              </table:table-cell>
              <table:table-cell office:value-type="float" office:value="-0.00366040000000001">
                <text:p>-0.003660400000000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0.4">
                <text:p>0.4</text:p>
              </table:table-cell>
              <table:table-cell office:value-type="float" office:value="0.4044742">
                <text:p>0.4044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0.4">
                <text:p>0.4</text:p>
              </table:table-cell>
              <table:table-cell office:value-type="float" office:value="0.4136252">
                <text:p>0.4136252</text:p>
              </table:table-cell>
              <table:table-cell office:value-type="float" office:value="-0.00915099999999996">
                <text:p>-0.009150999999999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0.4">
                <text:p>0.4</text:p>
              </table:table-cell>
              <table:table-cell office:value-type="float" office:value="0.39715344">
                <text:p>0.39715344</text:p>
              </table:table-cell>
              <table:table-cell office:value-type="float" office:value="0.0164717599999999">
                <text:p>0.016471759999999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0.4">
                <text:p>0.4</text:p>
              </table:table-cell>
              <table:table-cell office:value-type="float" office:value="0.402644">
                <text:p>0.402644</text:p>
              </table:table-cell>
              <table:table-cell office:value-type="float" office:value="-0.00549055999999998">
                <text:p>-0.005490559999999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0.4">
                <text:p>0.4</text:p>
              </table:table-cell>
              <table:table-cell office:value-type="float" office:value="0.402644">
                <text:p>0.402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0.4">
                <text:p>0.4</text:p>
              </table:table-cell>
              <table:table-cell office:value-type="float" office:value="0.40630442">
                <text:p>0.40630442</text:p>
              </table:table-cell>
              <table:table-cell office:value-type="float" office:value="-0.00366042">
                <text:p>-0.003660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0.4">
                <text:p>0.4</text:p>
              </table:table-cell>
              <table:table-cell office:value-type="float" office:value="0.4136252">
                <text:p>0.4136252</text:p>
              </table:table-cell>
              <table:table-cell office:value-type="float" office:value="-0.00732077999999997">
                <text:p>-0.0073207799999999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0.4">
                <text:p>0.4</text:p>
              </table:table-cell>
              <table:table-cell office:value-type="float" office:value="0.40264398">
                <text:p>0.40264398</text:p>
              </table:table-cell>
              <table:table-cell office:value-type="float" office:value="0.01098122">
                <text:p>0.0109812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0.4">
                <text:p>0.4</text:p>
              </table:table-cell>
              <table:table-cell office:value-type="float" office:value="0.402644">
                <text:p>0.402644</text:p>
              </table:table-cell>
              <table:table-cell office:value-type="float" office:value="-0.0000000199999999894729">
                <text:p>-0.00000001999999998947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0.4">
                <text:p>0.4</text:p>
              </table:table-cell>
              <table:table-cell office:value-type="float" office:value="0.39532322">
                <text:p>0.39532322</text:p>
              </table:table-cell>
              <table:table-cell office:value-type="float" office:value="0.00732077999999997">
                <text:p>0.0073207799999999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0.4">
                <text:p>0.4</text:p>
              </table:table-cell>
              <table:table-cell office:value-type="float" office:value="0.39349303">
                <text:p>0.39349303</text:p>
              </table:table-cell>
              <table:table-cell office:value-type="float" office:value="0.00183019000000001">
                <text:p>0.001830190000000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0.4">
                <text:p>0.4</text:p>
              </table:table-cell>
              <table:table-cell office:value-type="float" office:value="0.3953232">
                <text:p>0.3953232</text:p>
              </table:table-cell>
              <table:table-cell office:value-type="float" office:value="-0.00183016999999996">
                <text:p>-0.001830169999999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0.4">
                <text:p>0.4</text:p>
              </table:table-cell>
              <table:table-cell office:value-type="float" office:value="0.40630445">
                <text:p>0.40630445</text:p>
              </table:table-cell>
              <table:table-cell office:value-type="float" office:value="-0.01098125">
                <text:p>-0.010981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0.4">
                <text:p>0.4</text:p>
              </table:table-cell>
              <table:table-cell office:value-type="float" office:value="0.40630442">
                <text:p>0.40630442</text:p>
              </table:table-cell>
              <table:table-cell office:value-type="float" office:value="0.0000000299999999842093">
                <text:p>0.00000002999999998420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0.4">
                <text:p>0.4</text:p>
              </table:table-cell>
              <table:table-cell office:value-type="float" office:value="0.4044742">
                <text:p>0.4044742</text:p>
              </table:table-cell>
              <table:table-cell office:value-type="float" office:value="0.00183021999999999">
                <text:p>0.0018302199999999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0.4">
                <text:p>0.4</text:p>
              </table:table-cell>
              <table:table-cell office:value-type="float" office:value="0.41179502">
                <text:p>0.41179502</text:p>
              </table:table-cell>
              <table:table-cell office:value-type="float" office:value="-0.00732082000000001">
                <text:p>-0.007320820000000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0.4">
                <text:p>0.4</text:p>
              </table:table-cell>
              <table:table-cell office:value-type="float" office:value="0.4099648">
                <text:p>0.4099648</text:p>
              </table:table-cell>
              <table:table-cell office:value-type="float" office:value="0.00183022000000005">
                <text:p>0.001830220000000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0.4">
                <text:p>0.4</text:p>
              </table:table-cell>
              <table:table-cell office:value-type="float" office:value="0.40630442">
                <text:p>0.40630442</text:p>
              </table:table-cell>
              <table:table-cell office:value-type="float" office:value="0.00366037999999996">
                <text:p>0.003660379999999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0.4">
                <text:p>0.4</text:p>
              </table:table-cell>
              <table:table-cell office:value-type="float" office:value="0.40630445">
                <text:p>0.40630445</text:p>
              </table:table-cell>
              <table:table-cell office:value-type="float" office:value="-0.0000000299999999842093">
                <text:p>-0.00000002999999998420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0.4">
                <text:p>0.4</text:p>
              </table:table-cell>
              <table:table-cell office:value-type="float" office:value="0.41362524">
                <text:p>0.41362524</text:p>
              </table:table-cell>
              <table:table-cell office:value-type="float" office:value="-0.00732079000000002">
                <text:p>-0.0073207900000000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0.4">
                <text:p>0.4</text:p>
              </table:table-cell>
              <table:table-cell office:value-type="float" office:value="0.411795">
                <text:p>0.411795</text:p>
              </table:table-cell>
              <table:table-cell office:value-type="float" office:value="0.00183024000000004">
                <text:p>0.001830240000000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0.4">
                <text:p>0.4</text:p>
              </table:table-cell>
              <table:table-cell office:value-type="float" office:value="0.40630442">
                <text:p>0.40630442</text:p>
              </table:table-cell>
              <table:table-cell office:value-type="float" office:value="0.00549057999999997">
                <text:p>0.005490579999999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0.4">
                <text:p>0.4</text:p>
              </table:table-cell>
              <table:table-cell office:value-type="float" office:value="0.40813458">
                <text:p>0.40813458</text:p>
              </table:table-cell>
              <table:table-cell office:value-type="float" office:value="-0.00183016000000003">
                <text:p>-0.0018301600000000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0.4">
                <text:p>0.4</text:p>
              </table:table-cell>
              <table:table-cell office:value-type="float" office:value="0.4044742">
                <text:p>0.4044742</text:p>
              </table:table-cell>
              <table:table-cell office:value-type="float" office:value="0.00366038000000002">
                <text:p>0.003660380000000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0.4">
                <text:p>0.4</text:p>
              </table:table-cell>
              <table:table-cell office:value-type="float" office:value="0.38617224">
                <text:p>0.38617224</text:p>
              </table:table-cell>
              <table:table-cell office:value-type="float" office:value="0.01830196">
                <text:p>0.0183019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0.4">
                <text:p>0.4</text:p>
              </table:table-cell>
              <table:table-cell office:value-type="float" office:value="0.39715338">
                <text:p>0.39715338</text:p>
              </table:table-cell>
              <table:table-cell office:value-type="float" office:value="-0.01098114">
                <text:p>-0.010981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0.4">
                <text:p>0.4</text:p>
              </table:table-cell>
              <table:table-cell office:value-type="float" office:value="0.4081346">
                <text:p>0.4081346</text:p>
              </table:table-cell>
              <table:table-cell office:value-type="float" office:value="-0.01098122">
                <text:p>-0.0109812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0.4">
                <text:p>0.4</text:p>
              </table:table-cell>
              <table:table-cell office:value-type="float" office:value="0.4044742">
                <text:p>0.4044742</text:p>
              </table:table-cell>
              <table:table-cell office:value-type="float" office:value="0.00366039999999995">
                <text:p>0.0036603999999999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0.4">
                <text:p>0.4</text:p>
              </table:table-cell>
              <table:table-cell office:value-type="float" office:value="0.40630442">
                <text:p>0.40630442</text:p>
              </table:table-cell>
              <table:table-cell office:value-type="float" office:value="-0.00183021999999999">
                <text:p>-0.001830219999999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0.4">
                <text:p>0.4</text:p>
              </table:table-cell>
              <table:table-cell office:value-type="float" office:value="0.38800243">
                <text:p>0.38800243</text:p>
              </table:table-cell>
              <table:table-cell office:value-type="float" office:value="0.01830199">
                <text:p>0.0183019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0.4">
                <text:p>0.4</text:p>
              </table:table-cell>
              <table:table-cell office:value-type="float" office:value="0.38983262">
                <text:p>0.38983262</text:p>
              </table:table-cell>
              <table:table-cell office:value-type="float" office:value="-0.00183019000000001">
                <text:p>-0.001830190000000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0.4">
                <text:p>0.4</text:p>
              </table:table-cell>
              <table:table-cell office:value-type="float" office:value="0.39166287">
                <text:p>0.39166287</text:p>
              </table:table-cell>
              <table:table-cell office:value-type="float" office:value="-0.00183024999999998">
                <text:p>-0.001830249999999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0.4">
                <text:p>0.4</text:p>
              </table:table-cell>
              <table:table-cell office:value-type="float" office:value="0.3953232">
                <text:p>0.3953232</text:p>
              </table:table-cell>
              <table:table-cell office:value-type="float" office:value="-0.00366032999999999">
                <text:p>-0.0036603299999999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0.4">
                <text:p>0.4</text:p>
              </table:table-cell>
              <table:table-cell office:value-type="float" office:value="0.40264398">
                <text:p>0.40264398</text:p>
              </table:table-cell>
              <table:table-cell office:value-type="float" office:value="-0.00732078000000003">
                <text:p>-0.0073207800000000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0.4">
                <text:p>0.4</text:p>
              </table:table-cell>
              <table:table-cell office:value-type="float" office:value="0.411795">
                <text:p>0.411795</text:p>
              </table:table-cell>
              <table:table-cell office:value-type="float" office:value="-0.00915101999999995">
                <text:p>-0.009151019999999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0.4">
                <text:p>0.4</text:p>
              </table:table-cell>
              <table:table-cell office:value-type="float" office:value="0.4044742">
                <text:p>0.4044742</text:p>
              </table:table-cell>
              <table:table-cell office:value-type="float" office:value="0.00732079999999996">
                <text:p>0.007320799999999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0.4">
                <text:p>0.4</text:p>
              </table:table-cell>
              <table:table-cell office:value-type="float" office:value="0.40264398">
                <text:p>0.40264398</text:p>
              </table:table-cell>
              <table:table-cell office:value-type="float" office:value="0.00183021999999999">
                <text:p>0.001830219999999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0.4">
                <text:p>0.4</text:p>
              </table:table-cell>
              <table:table-cell office:value-type="float" office:value="0.39349303">
                <text:p>0.39349303</text:p>
              </table:table-cell>
              <table:table-cell office:value-type="float" office:value="0.00915094999999999">
                <text:p>0.009150949999999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0.4">
                <text:p>0.4</text:p>
              </table:table-cell>
              <table:table-cell office:value-type="float" office:value="0.3989836">
                <text:p>0.3989836</text:p>
              </table:table-cell>
              <table:table-cell office:value-type="float" office:value="-0.00549056999999997">
                <text:p>-0.005490569999999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0.4">
                <text:p>0.4</text:p>
              </table:table-cell>
              <table:table-cell office:value-type="float" office:value="0.39349303">
                <text:p>0.39349303</text:p>
              </table:table-cell>
              <table:table-cell office:value-type="float" office:value="0.00549056999999997">
                <text:p>0.0054905699999999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0.4">
                <text:p>0.4</text:p>
              </table:table-cell>
              <table:table-cell office:value-type="float" office:value="0.393493">
                <text:p>0.393493</text:p>
              </table:table-cell>
              <table:table-cell office:value-type="float" office:value="0.0000000300000000397205">
                <text:p>0.00000003000000003972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0.4">
                <text:p>0.4</text:p>
              </table:table-cell>
              <table:table-cell office:value-type="float" office:value="0.39166284">
                <text:p>0.39166284</text:p>
              </table:table-cell>
              <table:table-cell office:value-type="float" office:value="0.00183015999999997">
                <text:p>0.001830159999999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0.4">
                <text:p>0.4</text:p>
              </table:table-cell>
              <table:table-cell office:value-type="float" office:value="0.39898363">
                <text:p>0.39898363</text:p>
              </table:table-cell>
              <table:table-cell office:value-type="float" office:value="-0.00732079000000002">
                <text:p>-0.007320790000000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0.4">
                <text:p>0.4</text:p>
              </table:table-cell>
              <table:table-cell office:value-type="float" office:value="0.39898366">
                <text:p>0.39898366</text:p>
              </table:table-cell>
              <table:table-cell office:value-type="float" office:value="-0.0000000299999999842093">
                <text:p>-0.000000029999999984209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0.4">
                <text:p>0.4</text:p>
              </table:table-cell>
              <table:table-cell office:value-type="float" office:value="0.38800237">
                <text:p>0.38800237</text:p>
              </table:table-cell>
              <table:table-cell office:value-type="float" office:value="0.01098129">
                <text:p>0.010981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0.4">
                <text:p>0.4</text:p>
              </table:table-cell>
              <table:table-cell office:value-type="float" office:value="0.3898326">
                <text:p>0.3898326</text:p>
              </table:table-cell>
              <table:table-cell office:value-type="float" office:value="-0.00183022999999999">
                <text:p>-0.001830229999999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0.4">
                <text:p>0.4</text:p>
              </table:table-cell>
              <table:table-cell office:value-type="float" office:value="0.39166284">
                <text:p>0.39166284</text:p>
              </table:table-cell>
              <table:table-cell office:value-type="float" office:value="-0.00183024000000004">
                <text:p>-0.001830240000000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0.4">
                <text:p>0.4</text:p>
              </table:table-cell>
              <table:table-cell office:value-type="float" office:value="0.393493">
                <text:p>0.393493</text:p>
              </table:table-cell>
              <table:table-cell office:value-type="float" office:value="-0.00183015999999997">
                <text:p>-0.0018301599999999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0.4">
                <text:p>0.4</text:p>
              </table:table-cell>
              <table:table-cell office:value-type="float" office:value="0.3953232">
                <text:p>0.3953232</text:p>
              </table:table-cell>
              <table:table-cell office:value-type="float" office:value="-0.0018302">
                <text:p>-0.00183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0.4">
                <text:p>0.4</text:p>
              </table:table-cell>
              <table:table-cell office:value-type="float" office:value="0.3971534">
                <text:p>0.3971534</text:p>
              </table:table-cell>
              <table:table-cell office:value-type="float" office:value="-0.0018302">
                <text:p>-0.00183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0.4">
                <text:p>0.4</text:p>
              </table:table-cell>
              <table:table-cell office:value-type="float" office:value="0.40447423">
                <text:p>0.40447423</text:p>
              </table:table-cell>
              <table:table-cell office:value-type="float" office:value="-0.00732083">
                <text:p>-0.0073208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0.4">
                <text:p>0.4</text:p>
              </table:table-cell>
              <table:table-cell office:value-type="float" office:value="0.402644">
                <text:p>0.402644</text:p>
              </table:table-cell>
              <table:table-cell office:value-type="float" office:value="0.00183022999999999">
                <text:p>0.001830229999999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0.4">
                <text:p>0.4</text:p>
              </table:table-cell>
              <table:table-cell office:value-type="float" office:value="0.40264404">
                <text:p>0.40264404</text:p>
              </table:table-cell>
              <table:table-cell office:value-type="float" office:value="-0.0000000399999999789458">
                <text:p>-0.00000003999999997894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0.4">
                <text:p>0.4</text:p>
              </table:table-cell>
              <table:table-cell office:value-type="float" office:value="0.39898363">
                <text:p>0.39898363</text:p>
              </table:table-cell>
              <table:table-cell office:value-type="float" office:value="0.00366040999999995">
                <text:p>0.0036604099999999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0.4">
                <text:p>0.4</text:p>
              </table:table-cell>
              <table:table-cell office:value-type="float" office:value="0.3989836">
                <text:p>0.3989836</text:p>
              </table:table-cell>
              <table:table-cell office:value-type="float" office:value="0.0000000300000000397205">
                <text:p>0.000000030000000039720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0.4">
                <text:p>0.4</text:p>
              </table:table-cell>
              <table:table-cell office:value-type="float" office:value="0.39532322">
                <text:p>0.39532322</text:p>
              </table:table-cell>
              <table:table-cell office:value-type="float" office:value="0.00366037999999996">
                <text:p>0.0036603799999999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0.4">
                <text:p>0.4</text:p>
              </table:table-cell>
              <table:table-cell office:value-type="float" office:value="0.4081346">
                <text:p>0.4081346</text:p>
              </table:table-cell>
              <table:table-cell office:value-type="float" office:value="-0.0128113799999999">
                <text:p>-0.012811379999999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0.4">
                <text:p>0.4</text:p>
              </table:table-cell>
              <table:table-cell office:value-type="float" office:value="0.4099648">
                <text:p>0.4099648</text:p>
              </table:table-cell>
              <table:table-cell office:value-type="float" office:value="-0.0018302">
                <text:p>-0.00183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0.4">
                <text:p>0.4</text:p>
              </table:table-cell>
              <table:table-cell office:value-type="float" office:value="0.40813464">
                <text:p>0.40813464</text:p>
              </table:table-cell>
              <table:table-cell office:value-type="float" office:value="0.00183015999999997">
                <text:p>0.0018301599999999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0.4">
                <text:p>0.4</text:p>
              </table:table-cell>
              <table:table-cell office:value-type="float" office:value="0.39898363">
                <text:p>0.39898363</text:p>
              </table:table-cell>
              <table:table-cell office:value-type="float" office:value="0.00915100999999996">
                <text:p>0.009151009999999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0.4">
                <text:p>0.4</text:p>
              </table:table-cell>
              <table:table-cell office:value-type="float" office:value="0.40264398">
                <text:p>0.40264398</text:p>
              </table:table-cell>
              <table:table-cell office:value-type="float" office:value="-0.00366034999999998">
                <text:p>-0.003660349999999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0.4">
                <text:p>0.4</text:p>
              </table:table-cell>
              <table:table-cell office:value-type="float" office:value="0.4081346">
                <text:p>0.4081346</text:p>
              </table:table-cell>
              <table:table-cell office:value-type="float" office:value="-0.00549061999999995">
                <text:p>-0.005490619999999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0.4">
                <text:p>0.4</text:p>
              </table:table-cell>
              <table:table-cell office:value-type="float" office:value="0.41179502">
                <text:p>0.41179502</text:p>
              </table:table-cell>
              <table:table-cell office:value-type="float" office:value="-0.00366042000000005">
                <text:p>-0.003660420000000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0.4">
                <text:p>0.4</text:p>
              </table:table-cell>
              <table:table-cell office:value-type="float" office:value="0.4099648">
                <text:p>0.4099648</text:p>
              </table:table-cell>
              <table:table-cell office:value-type="float" office:value="0.00183022000000005">
                <text:p>0.001830220000000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0.4">
                <text:p>0.4</text:p>
              </table:table-cell>
              <table:table-cell office:value-type="float" office:value="0.4136252">
                <text:p>0.4136252</text:p>
              </table:table-cell>
              <table:table-cell office:value-type="float" office:value="-0.00366040000000001">
                <text:p>-0.0036604000000000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0.4">
                <text:p>0.4</text:p>
              </table:table-cell>
              <table:table-cell office:value-type="float" office:value="0.41179502">
                <text:p>0.41179502</text:p>
              </table:table-cell>
              <table:table-cell office:value-type="float" office:value="0.00183017999999996">
                <text:p>0.001830179999999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0.4">
                <text:p>0.4</text:p>
              </table:table-cell>
              <table:table-cell office:value-type="float" office:value="0.3971534">
                <text:p>0.3971534</text:p>
              </table:table-cell>
              <table:table-cell office:value-type="float" office:value="0.01464162">
                <text:p>0.0146416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0.4">
                <text:p>0.4</text:p>
              </table:table-cell>
              <table:table-cell office:value-type="float" office:value="0.38434198">
                <text:p>0.38434198</text:p>
              </table:table-cell>
              <table:table-cell office:value-type="float" office:value="0.01281142">
                <text:p>0.012811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0.4">
                <text:p>0.4</text:p>
              </table:table-cell>
              <table:table-cell office:value-type="float" office:value="0.3916628">
                <text:p>0.3916628</text:p>
              </table:table-cell>
              <table:table-cell office:value-type="float" office:value="-0.00732081999999995">
                <text:p>-0.0073208199999999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0.4">
                <text:p>0.4</text:p>
              </table:table-cell>
              <table:table-cell office:value-type="float" office:value="0.4044742">
                <text:p>0.4044742</text:p>
              </table:table-cell>
              <table:table-cell office:value-type="float" office:value="-0.0128114">
                <text:p>-0.01281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0.4">
                <text:p>0.4</text:p>
              </table:table-cell>
              <table:table-cell office:value-type="float" office:value="0.4099648">
                <text:p>0.4099648</text:p>
              </table:table-cell>
              <table:table-cell office:value-type="float" office:value="-0.00549059999999996">
                <text:p>-0.0054905999999999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0.4">
                <text:p>0.4</text:p>
              </table:table-cell>
              <table:table-cell office:value-type="float" office:value="0.4154554">
                <text:p>0.4154554</text:p>
              </table:table-cell>
              <table:table-cell office:value-type="float" office:value="-0.00549060000000001">
                <text:p>-0.005490600000000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0.4">
                <text:p>0.4</text:p>
              </table:table-cell>
              <table:table-cell office:value-type="float" office:value="0.41179502">
                <text:p>0.41179502</text:p>
              </table:table-cell>
              <table:table-cell office:value-type="float" office:value="0.00366037999999996">
                <text:p>0.003660379999999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0.4">
                <text:p>0.4</text:p>
              </table:table-cell>
              <table:table-cell office:value-type="float" office:value="0.4044742">
                <text:p>0.4044742</text:p>
              </table:table-cell>
              <table:table-cell office:value-type="float" office:value="0.00732082000000001">
                <text:p>0.007320820000000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0.4">
                <text:p>0.4</text:p>
              </table:table-cell>
              <table:table-cell office:value-type="float" office:value="0.4081346">
                <text:p>0.4081346</text:p>
              </table:table-cell>
              <table:table-cell office:value-type="float" office:value="-0.00366039999999995">
                <text:p>-0.003660399999999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0.4">
                <text:p>0.4</text:p>
              </table:table-cell>
              <table:table-cell office:value-type="float" office:value="0.40264398">
                <text:p>0.40264398</text:p>
              </table:table-cell>
              <table:table-cell office:value-type="float" office:value="0.00549061999999995">
                <text:p>0.0054906199999999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0.4">
                <text:p>0.4</text:p>
              </table:table-cell>
              <table:table-cell office:value-type="float" office:value="0.39898366">
                <text:p>0.39898366</text:p>
              </table:table-cell>
              <table:table-cell office:value-type="float" office:value="0.00366031999999999">
                <text:p>0.003660319999999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0.4">
                <text:p>0.4</text:p>
              </table:table-cell>
              <table:table-cell office:value-type="float" office:value="0.39532322">
                <text:p>0.39532322</text:p>
              </table:table-cell>
              <table:table-cell office:value-type="float" office:value="0.00366043999999999">
                <text:p>0.0036604399999999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0.4">
                <text:p>0.4</text:p>
              </table:table-cell>
              <table:table-cell office:value-type="float" office:value="0.39898363">
                <text:p>0.39898363</text:p>
              </table:table-cell>
              <table:table-cell office:value-type="float" office:value="-0.00366041">
                <text:p>-0.0036604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0.4">
                <text:p>0.4</text:p>
              </table:table-cell>
              <table:table-cell office:value-type="float" office:value="0.39898363">
                <text:p>0.39898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0.4">
                <text:p>0.4</text:p>
              </table:table-cell>
              <table:table-cell office:value-type="float" office:value="0.4044742">
                <text:p>0.4044742</text:p>
              </table:table-cell>
              <table:table-cell office:value-type="float" office:value="-0.00549056999999997">
                <text:p>-0.0054905699999999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0.4">
                <text:p>0.4</text:p>
              </table:table-cell>
              <table:table-cell office:value-type="float" office:value="0.402644">
                <text:p>0.402644</text:p>
              </table:table-cell>
              <table:table-cell office:value-type="float" office:value="0.0018302">
                <text:p>0.001830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0.4">
                <text:p>0.4</text:p>
              </table:table-cell>
              <table:table-cell office:value-type="float" office:value="0.39715338">
                <text:p>0.39715338</text:p>
              </table:table-cell>
              <table:table-cell office:value-type="float" office:value="0.00549062">
                <text:p>0.0054906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0.4">
                <text:p>0.4</text:p>
              </table:table-cell>
              <table:table-cell office:value-type="float" office:value="0.39898366">
                <text:p>0.39898366</text:p>
              </table:table-cell>
              <table:table-cell office:value-type="float" office:value="-0.00183028000000002">
                <text:p>-0.0018302800000000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0.4">
                <text:p>0.4</text:p>
              </table:table-cell>
              <table:table-cell office:value-type="float" office:value="0.39349303">
                <text:p>0.39349303</text:p>
              </table:table-cell>
              <table:table-cell office:value-type="float" office:value="0.00549063">
                <text:p>0.005490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0.4">
                <text:p>0.4</text:p>
              </table:table-cell>
              <table:table-cell office:value-type="float" office:value="0.39166284">
                <text:p>0.39166284</text:p>
              </table:table-cell>
              <table:table-cell office:value-type="float" office:value="0.00183019000000001">
                <text:p>0.001830190000000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0.4">
                <text:p>0.4</text:p>
              </table:table-cell>
              <table:table-cell office:value-type="float" office:value="0.37519103">
                <text:p>0.37519103</text:p>
              </table:table-cell>
              <table:table-cell office:value-type="float" office:value="0.01647181">
                <text:p>0.0164718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0.4">
                <text:p>0.4</text:p>
              </table:table-cell>
              <table:table-cell office:value-type="float" office:value="0.38251182">
                <text:p>0.38251182</text:p>
              </table:table-cell>
              <table:table-cell office:value-type="float" office:value="-0.00732079000000002">
                <text:p>-0.007320790000000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0.4">
                <text:p>0.4</text:p>
              </table:table-cell>
              <table:table-cell office:value-type="float" office:value="0.4044742">
                <text:p>0.4044742</text:p>
              </table:table-cell>
              <table:table-cell office:value-type="float" office:value="-0.02196238">
                <text:p>-0.0219623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0.4">
                <text:p>0.4</text:p>
              </table:table-cell>
              <table:table-cell office:value-type="float" office:value="0.384342">
                <text:p>0.384342</text:p>
              </table:table-cell>
              <table:table-cell office:value-type="float" office:value="0.0201322">
                <text:p>0.020132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0.4">
                <text:p>0.4</text:p>
              </table:table-cell>
              <table:table-cell office:value-type="float" office:value="0.402644">
                <text:p>0.402644</text:p>
              </table:table-cell>
              <table:table-cell office:value-type="float" office:value="-0.018302">
                <text:p>-0.0183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0.4">
                <text:p>0.4</text:p>
              </table:table-cell>
              <table:table-cell office:value-type="float" office:value="0.40081382">
                <text:p>0.40081382</text:p>
              </table:table-cell>
              <table:table-cell office:value-type="float" office:value="0.00183018000000001">
                <text:p>0.0018301800000000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0.4">
                <text:p>0.4</text:p>
              </table:table-cell>
              <table:table-cell office:value-type="float" office:value="0.402644">
                <text:p>0.402644</text:p>
              </table:table-cell>
              <table:table-cell office:value-type="float" office:value="-0.00183018000000001">
                <text:p>-0.001830180000000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0.4">
                <text:p>0.4</text:p>
              </table:table-cell>
              <table:table-cell office:value-type="float" office:value="0.3971534">
                <text:p>0.3971534</text:p>
              </table:table-cell>
              <table:table-cell office:value-type="float" office:value="0.00549060000000001">
                <text:p>0.005490600000000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0.4">
                <text:p>0.4</text:p>
              </table:table-cell>
              <table:table-cell office:value-type="float" office:value="0.3989836">
                <text:p>0.3989836</text:p>
              </table:table-cell>
              <table:table-cell office:value-type="float" office:value="-0.0018302">
                <text:p>-0.00183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0.4">
                <text:p>0.4</text:p>
              </table:table-cell>
              <table:table-cell office:value-type="float" office:value="0.40813464">
                <text:p>0.40813464</text:p>
              </table:table-cell>
              <table:table-cell office:value-type="float" office:value="-0.00915104">
                <text:p>-0.009151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0.4">
                <text:p>0.4</text:p>
              </table:table-cell>
              <table:table-cell office:value-type="float" office:value="0.402644">
                <text:p>0.402644</text:p>
              </table:table-cell>
              <table:table-cell office:value-type="float" office:value="0.00549063999999999">
                <text:p>0.005490639999999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0.4">
                <text:p>0.4</text:p>
              </table:table-cell>
              <table:table-cell office:value-type="float" office:value="0.40447417">
                <text:p>0.40447417</text:p>
              </table:table-cell>
              <table:table-cell office:value-type="float" office:value="-0.00183017000000002">
                <text:p>-0.001830170000000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0.4">
                <text:p>0.4</text:p>
              </table:table-cell>
              <table:table-cell office:value-type="float" office:value="0.4044742">
                <text:p>0.4044742</text:p>
              </table:table-cell>
              <table:table-cell office:value-type="float" office:value="-0.0000000299999999842093">
                <text:p>-0.000000029999999984209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0.4">
                <text:p>0.4</text:p>
              </table:table-cell>
              <table:table-cell office:value-type="float" office:value="0.40447417">
                <text:p>0.40447417</text:p>
              </table:table-cell>
              <table:table-cell office:value-type="float" office:value="0.0000000299999999842093">
                <text:p>0.000000029999999984209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0.4">
                <text:p>0.4</text:p>
              </table:table-cell>
              <table:table-cell office:value-type="float" office:value="0.3971534">
                <text:p>0.3971534</text:p>
              </table:table-cell>
              <table:table-cell office:value-type="float" office:value="0.00732077000000003">
                <text:p>0.007320770000000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0.4">
                <text:p>0.4</text:p>
              </table:table-cell>
              <table:table-cell office:value-type="float" office:value="0.40447423">
                <text:p>0.40447423</text:p>
              </table:table-cell>
              <table:table-cell office:value-type="float" office:value="-0.00732083">
                <text:p>-0.0073208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0.4">
                <text:p>0.4</text:p>
              </table:table-cell>
              <table:table-cell office:value-type="float" office:value="0.40630442">
                <text:p>0.40630442</text:p>
              </table:table-cell>
              <table:table-cell office:value-type="float" office:value="-0.00183019000000001">
                <text:p>-0.001830190000000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0.4">
                <text:p>0.4</text:p>
              </table:table-cell>
              <table:table-cell office:value-type="float" office:value="0.40813464">
                <text:p>0.40813464</text:p>
              </table:table-cell>
              <table:table-cell office:value-type="float" office:value="-0.00183021999999999">
                <text:p>-0.0018302199999999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0.4">
                <text:p>0.4</text:p>
              </table:table-cell>
              <table:table-cell office:value-type="float" office:value="0.38251182">
                <text:p>0.38251182</text:p>
              </table:table-cell>
              <table:table-cell office:value-type="float" office:value="0.02562282">
                <text:p>0.0256228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0.4">
                <text:p>0.4</text:p>
              </table:table-cell>
              <table:table-cell office:value-type="float" office:value="0.38983262">
                <text:p>0.38983262</text:p>
              </table:table-cell>
              <table:table-cell office:value-type="float" office:value="-0.00732080000000002">
                <text:p>-0.0073208000000000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0.4">
                <text:p>0.4</text:p>
              </table:table-cell>
              <table:table-cell office:value-type="float" office:value="0.39349306">
                <text:p>0.39349306</text:p>
              </table:table-cell>
              <table:table-cell office:value-type="float" office:value="-0.00366043999999999">
                <text:p>-0.00366043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